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73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24.6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5.72mm"/>
    </style:style>
    <style:style style:name="co14" style:family="table-column">
      <style:table-column-properties fo:break-before="auto" style:column-width="18.82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4.45mm"/>
    </style:style>
    <style:style style:name="co17" style:family="table-column">
      <style:table-column-properties fo:break-before="auto" style:column-width="26.39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9.74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72mm" fo:break-before="auto" style:use-optimal-row-height="false"/>
    </style:style>
    <style:style style:name="ro6" style:family="table-row">
      <style:table-row-properties style:row-height="5.98mm" fo:break-before="auto" style:use-optimal-row-height="fals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11.6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14.08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9.58mm" fo:break-before="auto" style:use-optimal-row-height="false"/>
    </style:style>
    <style:style style:name="ro17" style:family="table-row">
      <style:table-row-properties style:row-height="6.14mm" fo:break-before="auto" style:use-optimal-row-height="false"/>
    </style:style>
    <style:style style:name="ro18" style:family="table-row">
      <style:table-row-properties style:row-height="6.03mm" fo:break-before="auto" style:use-optimal-row-height="false"/>
    </style:style>
    <style:style style:name="ro19" style:family="table-row">
      <style:table-row-properties style:row-height="7.09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8.2mm" fo:break-before="auto" style:use-optimal-row-height="false"/>
    </style:style>
    <style:style style:name="ro22" style:family="table-row">
      <style:table-row-properties style:row-height="4.76mm" fo:break-before="auto" style:use-optimal-row-height="false"/>
    </style:style>
    <style:style style:name="ro23" style:family="table-row">
      <style:table-row-properties style:row-height="2.91mm" fo:break-before="auto" style:use-optimal-row-height="false"/>
    </style:style>
    <style:style style:name="ro24" style:family="table-row">
      <style:table-row-properties style:row-height="8.78mm" fo:break-before="auto" style:use-optimal-row-height="false"/>
    </style:style>
    <style:style style:name="ro25" style:family="table-row">
      <style:table-row-properties style:row-height="1.3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千分位_5b_0_5d__5f_年月別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6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7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9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0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1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3" style:family="table-cell" style:parent-style-name="一般_5f_新表七_2b_表九-公式990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一般_5f_新表七_2b_表九-公式9908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2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9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3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39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5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7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8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18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42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8 月 戶 口 統 計 速 報 表</text:p>
          </table:table-cell>
          <table:covered-table-cell table:number-columns-repeated="15" table:style-name="ce14"/>
          <table:table-cell table:number-columns-repeated="1008"/>
        </table:table-row>
        <table:table-row table:style-name="ro3">
          <table:table-cell table:style-name="ce3"/>
          <table:table-cell table:style-name="ce15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2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2" office:value-type="string" calcext:value-type="string" table:number-columns-spanned="2" table:number-rows-spanned="1">
            <text:p>自　然　增　加</text:p>
          </table:table-cell>
          <table:covered-table-cell table:style-name="ce49"/>
          <table:table-cell table:style-name="ce42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49"/>
          <table:table-cell table:style-name="ce42" office:value-type="string" calcext:value-type="string" table:number-columns-spanned="2" table:number-rows-spanned="1">
            <text:p>離　 <text:s text:c="3"/>　婚</text:p>
          </table:table-cell>
          <table:covered-table-cell table:style-name="ce49"/>
          <table:table-cell table:style-name="ce51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33" office:value-type="string" calcext:value-type="string">
            <text:p>折合年</text:p>
          </table:table-cell>
          <table:table-cell table:style-name="ce28"/>
          <table:table-cell table:style-name="ce33" office:value-type="string" calcext:value-type="string">
            <text:p>折合年</text:p>
          </table:table-cell>
          <table:table-cell table:style-name="ce28" office:value-type="string" calcext:value-type="string">
            <text:p><text:s/></text:p>
          </table:table-cell>
          <table:table-cell table:style-name="ce50" office:value-type="string" calcext:value-type="string">
            <text:p>折合年自</text:p>
          </table:table-cell>
          <table:table-cell table:style-name="ce28" office:value-type="string" calcext:value-type="string">
            <text:p><text:s/></text:p>
          </table:table-cell>
          <table:table-cell table:style-name="ce33" office:value-type="string" calcext:value-type="string">
            <text:p>折合年</text:p>
          </table:table-cell>
          <table:table-cell table:style-name="ce28"/>
          <table:table-cell table:style-name="ce33" office:value-type="string" calcext:value-type="string">
            <text:p>折合年</text:p>
          </table:table-cell>
          <table:covered-table-cell table:style-name="ce52"/>
          <table:table-cell table:number-columns-repeated="1008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50" office:value-type="string" calcext:value-type="string">
            <text:p>然增加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離婚率</text:p>
          </table:table-cell>
          <table:covered-table-cell table:style-name="ce52"/>
          <table:table-cell table:number-columns-repeated="1008"/>
        </table:table-row>
        <table:table-row table:style-name="ro4">
          <table:table-cell table:style-name="ce6"/>
          <table:table-cell table:style-name="ce18"/>
          <table:table-cell table:style-name="ce29"/>
          <table:table-cell table:style-name="ce30" table:number-columns-repeated="3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covered-table-cell table:style-name="ce53"/>
          <table:table-cell table:number-columns-repeated="1008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9" office:value-type="float" office:value="6369768" calcext:value-type="float">
            <text:p>6,369,768</text:p>
          </table:table-cell>
          <table:table-cell table:style-name="ce19" office:value-type="float" office:value="21928591" calcext:value-type="float">
            <text:p>21,928,591</text:p>
          </table:table-cell>
          <table:table-cell table:style-name="ce19" office:value-type="float" office:value="11243408" calcext:value-type="float">
            <text:p>11,243,408</text:p>
          </table:table-cell>
          <table:table-cell table:style-name="ce19" office:value-type="float" office:value="10685183" calcext:value-type="float">
            <text:p>10,685,183</text:p>
          </table:table-cell>
          <table:table-cell table:style-name="ce19" office:value-type="float" office:value="271450" calcext:value-type="float">
            <text:p>271,450</text:p>
          </table:table-cell>
          <table:table-cell table:style-name="ce36" office:value-type="float" office:value="12.43" calcext:value-type="float">
            <text:p>12.43</text:p>
          </table:table-cell>
          <table:table-cell table:style-name="ce19" office:value-type="float" office:value="123180" calcext:value-type="float">
            <text:p>123,180</text:p>
          </table:table-cell>
          <table:table-cell table:style-name="ce36" office:value-type="float" office:value="5.64" calcext:value-type="float">
            <text:p>5.64</text:p>
          </table:table-cell>
          <table:table-cell table:style-name="ce43" office:value-type="float" office:value="148270" calcext:value-type="float">
            <text:p>148,270</text:p>
          </table:table-cell>
          <table:table-cell table:style-name="ce36" office:value-type="float" office:value="6.79" calcext:value-type="float">
            <text:p>6.79</text:p>
          </table:table-cell>
          <table:table-cell table:style-name="ce19" office:value-type="float" office:value="145976" calcext:value-type="float">
            <text:p>145,976</text:p>
          </table:table-cell>
          <table:table-cell table:style-name="ce36" office:value-type="float" office:value="6.69" calcext:value-type="float">
            <text:p>6.69</text:p>
          </table:table-cell>
          <table:table-cell table:style-name="ce19" office:value-type="float" office:value="43603" calcext:value-type="float">
            <text:p>43,603</text:p>
          </table:table-cell>
          <table:table-cell table:style-name="ce36" office:value-type="float" office:value="2" calcext:value-type="float">
            <text:p>2.00</text:p>
          </table:table-cell>
          <table:table-cell table:style-name="ce54" office:value-type="float" office:value="396094" calcext:value-type="float">
            <text:p>396,094</text:p>
          </table:table-cell>
          <table:table-cell table:style-name="ce61" table:number-columns-repeated="1008"/>
        </table:table-row>
        <table:table-row table:style-name="ro6">
          <table:table-cell table:style-name="ce8" office:value-type="string" calcext:value-type="string">
            <text:p>88 年</text:p>
          </table:table-cell>
          <table:table-cell table:style-name="ce20" office:value-type="float" office:value="6532466" calcext:value-type="float">
            <text:p>6,532,466</text:p>
          </table:table-cell>
          <table:table-cell table:style-name="ce20" office:value-type="float" office:value="22092387" calcext:value-type="float">
            <text:p>22,092,387</text:p>
          </table:table-cell>
          <table:table-cell table:style-name="ce20" office:value-type="float" office:value="11312728" calcext:value-type="float">
            <text:p>11,312,728</text:p>
          </table:table-cell>
          <table:table-cell table:style-name="ce20" office:value-type="float" office:value="10779659" calcext:value-type="float">
            <text:p>10,779,659</text:p>
          </table:table-cell>
          <table:table-cell table:style-name="ce20" office:value-type="float" office:value="283661" calcext:value-type="float">
            <text:p>283,661</text:p>
          </table:table-cell>
          <table:table-cell table:style-name="ce37" office:value-type="float" office:value="12.89" calcext:value-type="float">
            <text:p>12.89</text:p>
          </table:table-cell>
          <table:table-cell table:style-name="ce20" office:value-type="float" office:value="126113" calcext:value-type="float">
            <text:p>126,113</text:p>
          </table:table-cell>
          <table:table-cell table:style-name="ce37" office:value-type="float" office:value="5.73" calcext:value-type="float">
            <text:p>5.73</text:p>
          </table:table-cell>
          <table:table-cell table:style-name="ce44" office:value-type="float" office:value="157548" calcext:value-type="float">
            <text:p>157,548</text:p>
          </table:table-cell>
          <table:table-cell table:style-name="ce37" office:value-type="float" office:value="7.16" calcext:value-type="float">
            <text:p>7.16</text:p>
          </table:table-cell>
          <table:table-cell table:style-name="ce20" office:value-type="float" office:value="173209" calcext:value-type="float">
            <text:p>173,209</text:p>
          </table:table-cell>
          <table:table-cell table:style-name="ce37" office:value-type="float" office:value="7.86" calcext:value-type="float">
            <text:p>7.86</text:p>
          </table:table-cell>
          <table:table-cell table:style-name="ce20" office:value-type="float" office:value="49003" calcext:value-type="float">
            <text:p>49,003</text:p>
          </table:table-cell>
          <table:table-cell table:style-name="ce37" office:value-type="float" office:value="2.23" calcext:value-type="float">
            <text:p>2.23</text:p>
          </table:table-cell>
          <table:table-cell table:style-name="ce55" office:value-type="float" office:value="401989" calcext:value-type="float">
            <text:p>401,9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89 年</text:p>
          </table:table-cell>
          <table:table-cell table:style-name="ce20" office:value-type="float" office:value="6681685" calcext:value-type="float">
            <text:p>6,681,685</text:p>
          </table:table-cell>
          <table:table-cell table:style-name="ce20" office:value-type="float" office:value="22276672" calcext:value-type="float">
            <text:p>22,276,672</text:p>
          </table:table-cell>
          <table:table-cell table:style-name="ce20" office:value-type="float" office:value="11392050" calcext:value-type="float">
            <text:p>11,392,050</text:p>
          </table:table-cell>
          <table:table-cell table:style-name="ce20" office:value-type="float" office:value="10884622" calcext:value-type="float">
            <text:p>10,884,622</text:p>
          </table:table-cell>
          <table:table-cell table:style-name="ce20" office:value-type="float" office:value="305312" calcext:value-type="float">
            <text:p>305,312</text:p>
          </table:table-cell>
          <table:table-cell table:style-name="ce37" office:value-type="float" office:value="13.76" calcext:value-type="float">
            <text:p>13.76</text:p>
          </table:table-cell>
          <table:table-cell table:style-name="ce20" office:value-type="float" office:value="125958" calcext:value-type="float">
            <text:p>125,958</text:p>
          </table:table-cell>
          <table:table-cell table:style-name="ce37" office:value-type="float" office:value="5.68" calcext:value-type="float">
            <text:p>5.68</text:p>
          </table:table-cell>
          <table:table-cell table:style-name="ce44" office:value-type="float" office:value="179354" calcext:value-type="float">
            <text:p>179,354</text:p>
          </table:table-cell>
          <table:table-cell table:style-name="ce37" office:value-type="float" office:value="8.08" calcext:value-type="float">
            <text:p>8.08</text:p>
          </table:table-cell>
          <table:table-cell table:style-name="ce20" office:value-type="float" office:value="181642" calcext:value-type="float">
            <text:p>181,642</text:p>
          </table:table-cell>
          <table:table-cell table:style-name="ce37" office:value-type="float" office:value="8.19" calcext:value-type="float">
            <text:p>8.19</text:p>
          </table:table-cell>
          <table:table-cell table:style-name="ce20" office:value-type="float" office:value="52670" calcext:value-type="float">
            <text:p>52,670</text:p>
          </table:table-cell>
          <table:table-cell table:style-name="ce37" office:value-type="float" office:value="2.37" calcext:value-type="float">
            <text:p>2.37</text:p>
          </table:table-cell>
          <table:table-cell table:style-name="ce55" office:value-type="float" office:value="408030" calcext:value-type="float">
            <text:p>408,03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0 年</text:p>
          </table:table-cell>
          <table:table-cell table:style-name="ce20" office:value-type="float" office:value="6802281" calcext:value-type="float">
            <text:p>6,802,281</text:p>
          </table:table-cell>
          <table:table-cell table:style-name="ce20" office:value-type="float" office:value="22405568" calcext:value-type="float">
            <text:p>22,405,568</text:p>
          </table:table-cell>
          <table:table-cell table:style-name="ce20" office:value-type="float" office:value="11441651" calcext:value-type="float">
            <text:p>11,441,651</text:p>
          </table:table-cell>
          <table:table-cell table:style-name="ce20" office:value-type="float" office:value="10963917" calcext:value-type="float">
            <text:p>10,963,917</text:p>
          </table:table-cell>
          <table:table-cell table:style-name="ce20" office:value-type="float" office:value="260354" calcext:value-type="float">
            <text:p>260,354</text:p>
          </table:table-cell>
          <table:table-cell table:style-name="ce37" office:value-type="float" office:value="11.65" calcext:value-type="float">
            <text:p>11.65</text:p>
          </table:table-cell>
          <table:table-cell table:style-name="ce20" office:value-type="float" office:value="127647" calcext:value-type="float">
            <text:p>127,647</text:p>
          </table:table-cell>
          <table:table-cell table:style-name="ce37" office:value-type="float" office:value="5.71" calcext:value-type="float">
            <text:p>5.71</text:p>
          </table:table-cell>
          <table:table-cell table:style-name="ce44" office:value-type="float" office:value="132707" calcext:value-type="float">
            <text:p>132,707</text:p>
          </table:table-cell>
          <table:table-cell table:style-name="ce37" office:value-type="float" office:value="5.94" calcext:value-type="float">
            <text:p>5.94</text:p>
          </table:table-cell>
          <table:table-cell table:style-name="ce20" office:value-type="float" office:value="170515" calcext:value-type="float">
            <text:p>170,515</text:p>
          </table:table-cell>
          <table:table-cell table:style-name="ce37" office:value-type="float" office:value="7.63" calcext:value-type="float">
            <text:p>7.63</text:p>
          </table:table-cell>
          <table:table-cell table:style-name="ce20" office:value-type="float" office:value="56538" calcext:value-type="float">
            <text:p>56,538</text:p>
          </table:table-cell>
          <table:table-cell table:style-name="ce37" office:value-type="float" office:value="2.53" calcext:value-type="float">
            <text:p>2.53</text:p>
          </table:table-cell>
          <table:table-cell table:style-name="ce55" office:value-type="float" office:value="420892" calcext:value-type="float">
            <text:p>420,89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1 年</text:p>
          </table:table-cell>
          <table:table-cell table:style-name="ce20" office:value-type="float" office:value="6925019" calcext:value-type="float">
            <text:p>6,925,019</text:p>
          </table:table-cell>
          <table:table-cell table:style-name="ce20" office:value-type="float" office:value="22520776" calcext:value-type="float">
            <text:p>22,520,776</text:p>
          </table:table-cell>
          <table:table-cell table:style-name="ce20" office:value-type="float" office:value="11485409" calcext:value-type="float">
            <text:p>11,485,409</text:p>
          </table:table-cell>
          <table:table-cell table:style-name="ce20" office:value-type="float" office:value="11035367" calcext:value-type="float">
            <text:p>11,035,367</text:p>
          </table:table-cell>
          <table:table-cell table:style-name="ce20" office:value-type="float" office:value="247530" calcext:value-type="float">
            <text:p>247,530</text:p>
          </table:table-cell>
          <table:table-cell table:style-name="ce37" office:value-type="float" office:value="11.02" calcext:value-type="float">
            <text:p>11.02</text:p>
          </table:table-cell>
          <table:table-cell table:style-name="ce20" office:value-type="float" office:value="128636" calcext:value-type="float">
            <text:p>128,636</text:p>
          </table:table-cell>
          <table:table-cell table:style-name="ce37" office:value-type="float" office:value="5.73" calcext:value-type="float">
            <text:p>5.73</text:p>
          </table:table-cell>
          <table:table-cell table:style-name="ce44" office:value-type="float" office:value="118894" calcext:value-type="float">
            <text:p>118,894</text:p>
          </table:table-cell>
          <table:table-cell table:style-name="ce37" office:value-type="float" office:value="5.29" calcext:value-type="float">
            <text:p>5.29</text:p>
          </table:table-cell>
          <table:table-cell table:style-name="ce20" office:value-type="float" office:value="172655" calcext:value-type="float">
            <text:p>172,655</text:p>
          </table:table-cell>
          <table:table-cell table:style-name="ce37" office:value-type="float" office:value="7.69" calcext:value-type="float">
            <text:p>7.69</text:p>
          </table:table-cell>
          <table:table-cell table:style-name="ce20" office:value-type="float" office:value="61213" calcext:value-type="float">
            <text:p>61,213</text:p>
          </table:table-cell>
          <table:table-cell table:style-name="ce37" office:value-type="float" office:value="2.73" calcext:value-type="float">
            <text:p>2.73</text:p>
          </table:table-cell>
          <table:table-cell table:style-name="ce55" office:value-type="float" office:value="433689" calcext:value-type="float">
            <text:p>433,6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2 年</text:p>
          </table:table-cell>
          <table:table-cell table:style-name="ce20" office:value-type="float" office:value="7047168" calcext:value-type="float">
            <text:p>7,047,168</text:p>
          </table:table-cell>
          <table:table-cell table:style-name="ce20" office:value-type="float" office:value="22604550" calcext:value-type="float">
            <text:p>22,604,550</text:p>
          </table:table-cell>
          <table:table-cell table:style-name="ce20" office:value-type="float" office:value="11515062" calcext:value-type="float">
            <text:p>11,515,062</text:p>
          </table:table-cell>
          <table:table-cell table:style-name="ce20" office:value-type="float" office:value="11089488" calcext:value-type="float">
            <text:p>11,089,488</text:p>
          </table:table-cell>
          <table:table-cell table:style-name="ce20" office:value-type="float" office:value="227070" calcext:value-type="float">
            <text:p>227,070</text:p>
          </table:table-cell>
          <table:table-cell table:style-name="ce37" office:value-type="float" office:value="10.06" calcext:value-type="float">
            <text:p>10.06</text:p>
          </table:table-cell>
          <table:table-cell table:style-name="ce20" office:value-type="float" office:value="130801" calcext:value-type="float">
            <text:p>130,801</text:p>
          </table:table-cell>
          <table:table-cell table:style-name="ce37" office:value-type="float" office:value="5.8" calcext:value-type="float">
            <text:p>5.80</text:p>
          </table:table-cell>
          <table:table-cell table:style-name="ce44" office:value-type="float" office:value="96269" calcext:value-type="float">
            <text:p>96,269</text:p>
          </table:table-cell>
          <table:table-cell table:style-name="ce37" office:value-type="float" office:value="4.27" calcext:value-type="float">
            <text:p>4.27</text:p>
          </table:table-cell>
          <table:table-cell table:style-name="ce20" office:value-type="float" office:value="171483" calcext:value-type="float">
            <text:p>171,483</text:p>
          </table:table-cell>
          <table:table-cell table:style-name="ce37" office:value-type="float" office:value="7.6" calcext:value-type="float">
            <text:p>7.60</text:p>
          </table:table-cell>
          <table:table-cell table:style-name="ce20" office:value-type="float" office:value="64866" calcext:value-type="float">
            <text:p>64,866</text:p>
          </table:table-cell>
          <table:table-cell table:style-name="ce37" office:value-type="float" office:value="2.87" calcext:value-type="float">
            <text:p>2.87</text:p>
          </table:table-cell>
          <table:table-cell table:style-name="ce55" office:value-type="float" office:value="444823" calcext:value-type="float">
            <text:p>444,823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93 年</text:p>
          </table:table-cell>
          <table:table-cell table:style-name="ce20" office:value-type="float" office:value="7179943" calcext:value-type="float">
            <text:p>7,179,943</text:p>
          </table:table-cell>
          <table:table-cell table:style-name="ce20" office:value-type="float" office:value="22689122" calcext:value-type="float">
            <text:p>22,689,122</text:p>
          </table:table-cell>
          <table:table-cell table:style-name="ce20" office:value-type="float" office:value="11541585" calcext:value-type="float">
            <text:p>11,541,585</text:p>
          </table:table-cell>
          <table:table-cell table:style-name="ce20" office:value-type="float" office:value="11147537" calcext:value-type="float">
            <text:p>11,147,537</text:p>
          </table:table-cell>
          <table:table-cell table:style-name="ce20" office:value-type="float" office:value="216419" calcext:value-type="float">
            <text:p>216,419</text:p>
          </table:table-cell>
          <table:table-cell table:style-name="ce37" office:value-type="float" office:value="9.56" calcext:value-type="float">
            <text:p>9.56</text:p>
          </table:table-cell>
          <table:table-cell table:style-name="ce20" office:value-type="float" office:value="135092" calcext:value-type="float">
            <text:p>135,092</text:p>
          </table:table-cell>
          <table:table-cell table:style-name="ce37" office:value-type="float" office:value="5.97" calcext:value-type="float">
            <text:p>5.97</text:p>
          </table:table-cell>
          <table:table-cell table:style-name="ce44" office:value-type="float" office:value="81327" calcext:value-type="float">
            <text:p>81,327</text:p>
          </table:table-cell>
          <table:table-cell table:style-name="ce37" office:value-type="float" office:value="3.59" calcext:value-type="float">
            <text:p>3.59</text:p>
          </table:table-cell>
          <table:table-cell table:style-name="ce20" office:value-type="float" office:value="131453" calcext:value-type="float">
            <text:p>131,453</text:p>
          </table:table-cell>
          <table:table-cell table:style-name="ce37" office:value-type="float" office:value="5.81" calcext:value-type="float">
            <text:p>5.81</text:p>
          </table:table-cell>
          <table:table-cell table:style-name="ce20" office:value-type="float" office:value="62796" calcext:value-type="float">
            <text:p>62,796</text:p>
          </table:table-cell>
          <table:table-cell table:style-name="ce37" office:value-type="float" office:value="2.77" calcext:value-type="float">
            <text:p>2.77</text:p>
          </table:table-cell>
          <table:table-cell table:style-name="ce55" office:value-type="float" office:value="454951" calcext:value-type="float">
            <text:p>454,951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94 年</text:p>
          </table:table-cell>
          <table:table-cell table:style-name="ce20" office:value-type="float" office:value="7292879" calcext:value-type="float">
            <text:p>7,292,879</text:p>
          </table:table-cell>
          <table:table-cell table:style-name="ce20" office:value-type="float" office:value="22770383" calcext:value-type="float">
            <text:p>22,770,383</text:p>
          </table:table-cell>
          <table:table-cell table:style-name="ce20" office:value-type="float" office:value="11562440" calcext:value-type="float">
            <text:p>11,562,440</text:p>
          </table:table-cell>
          <table:table-cell table:style-name="ce20" office:value-type="float" office:value="11207943" calcext:value-type="float">
            <text:p>11,207,943</text:p>
          </table:table-cell>
          <table:table-cell table:style-name="ce20" office:value-type="float" office:value="205854" calcext:value-type="float">
            <text:p>205,854</text:p>
          </table:table-cell>
          <table:table-cell table:style-name="ce37" office:value-type="float" office:value="9.06" calcext:value-type="float">
            <text:p>9.06</text:p>
          </table:table-cell>
          <table:table-cell table:style-name="ce20" office:value-type="float" office:value="139398" calcext:value-type="float">
            <text:p>139,398</text:p>
          </table:table-cell>
          <table:table-cell table:style-name="ce37" office:value-type="float" office:value="6.13" calcext:value-type="float">
            <text:p>6.13</text:p>
          </table:table-cell>
          <table:table-cell table:style-name="ce44" office:value-type="float" office:value="66456" calcext:value-type="float">
            <text:p>66,456</text:p>
          </table:table-cell>
          <table:table-cell table:style-name="ce37" office:value-type="float" office:value="2.92" calcext:value-type="float">
            <text:p>2.92</text:p>
          </table:table-cell>
          <table:table-cell table:style-name="ce20" office:value-type="float" office:value="141140" calcext:value-type="float">
            <text:p>141,140</text:p>
          </table:table-cell>
          <table:table-cell table:style-name="ce37" office:value-type="float" office:value="6.21" calcext:value-type="float">
            <text:p>6.21</text:p>
          </table:table-cell>
          <table:table-cell table:style-name="ce20" office:value-type="float" office:value="62571" calcext:value-type="float">
            <text:p>62,571</text:p>
          </table:table-cell>
          <table:table-cell table:style-name="ce37" office:value-type="float" office:value="2.75" calcext:value-type="float">
            <text:p>2.75</text:p>
          </table:table-cell>
          <table:table-cell table:style-name="ce55" office:value-type="float" office:value="464961" calcext:value-type="float">
            <text:p>464,961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95 年</text:p>
          </table:table-cell>
          <table:table-cell table:style-name="ce20" office:value-type="float" office:value="7394758" calcext:value-type="float">
            <text:p>7,394,758</text:p>
          </table:table-cell>
          <table:table-cell table:style-name="ce20" office:value-type="float" office:value="22876527" calcext:value-type="float">
            <text:p>22,876,527</text:p>
          </table:table-cell>
          <table:table-cell table:style-name="ce20" office:value-type="float" office:value="11591707" calcext:value-type="float">
            <text:p>11,591,707</text:p>
          </table:table-cell>
          <table:table-cell table:style-name="ce20" office:value-type="float" office:value="11284820" calcext:value-type="float">
            <text:p>11,284,820</text:p>
          </table:table-cell>
          <table:table-cell table:style-name="ce20" office:value-type="float" office:value="204459" calcext:value-type="float">
            <text:p>204,459</text:p>
          </table:table-cell>
          <table:table-cell table:style-name="ce37" office:value-type="float" office:value="8.96" calcext:value-type="float">
            <text:p>8.96</text:p>
          </table:table-cell>
          <table:table-cell table:style-name="ce20" office:value-type="float" office:value="135839" calcext:value-type="float">
            <text:p>135,839</text:p>
          </table:table-cell>
          <table:table-cell table:style-name="ce37" office:value-type="float" office:value="5.95" calcext:value-type="float">
            <text:p>5.95</text:p>
          </table:table-cell>
          <table:table-cell table:style-name="ce44" office:value-type="float" office:value="68620" calcext:value-type="float">
            <text:p>68,620</text:p>
          </table:table-cell>
          <table:table-cell table:style-name="ce37" office:value-type="float" office:value="3.01" calcext:value-type="float">
            <text:p>3.01</text:p>
          </table:table-cell>
          <table:table-cell table:style-name="ce20" office:value-type="float" office:value="142669" calcext:value-type="float">
            <text:p>142,669</text:p>
          </table:table-cell>
          <table:table-cell table:style-name="ce37" office:value-type="float" office:value="6.25" calcext:value-type="float">
            <text:p>6.25</text:p>
          </table:table-cell>
          <table:table-cell table:style-name="ce20" office:value-type="float" office:value="64540" calcext:value-type="float">
            <text:p>64,540</text:p>
          </table:table-cell>
          <table:table-cell table:style-name="ce37" office:value-type="float" office:value="2.83" calcext:value-type="float">
            <text:p>2.83</text:p>
          </table:table-cell>
          <table:table-cell table:style-name="ce55" office:value-type="float" office:value="474919" calcext:value-type="float">
            <text:p>474,919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96 年</text:p>
          </table:table-cell>
          <table:table-cell table:style-name="ce21" office:value-type="float" office:value="7512449" calcext:value-type="float">
            <text:p>7,512,449</text:p>
          </table:table-cell>
          <table:table-cell table:style-name="ce21" office:value-type="float" office:value="22958360" calcext:value-type="float">
            <text:p>22,958,360</text:p>
          </table:table-cell>
          <table:table-cell table:style-name="ce21" office:value-type="float" office:value="11608767" calcext:value-type="float">
            <text:p>11,608,767</text:p>
          </table:table-cell>
          <table:table-cell table:style-name="ce21" office:value-type="float" office:value="11349593" calcext:value-type="float">
            <text:p>11,349,593</text:p>
          </table:table-cell>
          <table:table-cell table:style-name="ce21" office:value-type="float" office:value="204414" calcext:value-type="float">
            <text:p>204,414</text:p>
          </table:table-cell>
          <table:table-cell table:style-name="ce38" office:value-type="float" office:value="8.93" calcext:value-type="float">
            <text:p>8.93</text:p>
          </table:table-cell>
          <table:table-cell table:style-name="ce21" office:value-type="float" office:value="141111" calcext:value-type="float">
            <text:p>141,111</text:p>
          </table:table-cell>
          <table:table-cell table:style-name="ce38" office:value-type="float" office:value="6.16" calcext:value-type="float">
            <text:p>6.16</text:p>
          </table:table-cell>
          <table:table-cell table:style-name="ce45" office:value-type="float" office:value="63303" calcext:value-type="float">
            <text:p>63,303</text:p>
          </table:table-cell>
          <table:table-cell table:style-name="ce38" office:value-type="float" office:value="2.76" calcext:value-type="float">
            <text:p>2.76</text:p>
          </table:table-cell>
          <table:table-cell table:style-name="ce21" office:value-type="float" office:value="135041" calcext:value-type="float">
            <text:p>135,041</text:p>
          </table:table-cell>
          <table:table-cell table:style-name="ce38" office:value-type="float" office:value="5.9" calcext:value-type="float">
            <text:p>5.90</text:p>
          </table:table-cell>
          <table:table-cell table:style-name="ce21" office:value-type="float" office:value="58518" calcext:value-type="float">
            <text:p>58,518</text:p>
          </table:table-cell>
          <table:table-cell table:style-name="ce38" office:value-type="float" office:value="2.56" calcext:value-type="float">
            <text:p>2.56</text:p>
          </table:table-cell>
          <table:table-cell table:style-name="ce56" office:value-type="float" office:value="484174" calcext:value-type="float">
            <text:p>484,174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97 年</text:p>
          </table:table-cell>
          <table:table-cell table:style-name="ce20" office:value-type="float" office:value="7655772" calcext:value-type="float">
            <text:p>7,655,772</text:p>
          </table:table-cell>
          <table:table-cell table:style-name="ce20" office:value-type="float" office:value="23037031" calcext:value-type="float">
            <text:p>23,037,031</text:p>
          </table:table-cell>
          <table:table-cell table:style-name="ce20" office:value-type="float" office:value="11626351" calcext:value-type="float">
            <text:p>11,626,351</text:p>
          </table:table-cell>
          <table:table-cell table:style-name="ce20" office:value-type="float" office:value="11410680" calcext:value-type="float">
            <text:p>11,410,680</text:p>
          </table:table-cell>
          <table:table-cell table:style-name="ce20" office:value-type="float" office:value="198733" calcext:value-type="float">
            <text:p>198,733</text:p>
          </table:table-cell>
          <table:table-cell table:style-name="ce38" office:value-type="float" office:value="8.64" calcext:value-type="float">
            <text:p>8.64</text:p>
          </table:table-cell>
          <table:table-cell table:style-name="ce21" office:value-type="float" office:value="143624" calcext:value-type="float">
            <text:p>143,624</text:p>
          </table:table-cell>
          <table:table-cell table:style-name="ce38" office:value-type="float" office:value="6.25" calcext:value-type="float">
            <text:p>6.25</text:p>
          </table:table-cell>
          <table:table-cell table:style-name="ce45" office:value-type="float" office:value="55109" calcext:value-type="float">
            <text:p>55,109</text:p>
          </table:table-cell>
          <table:table-cell table:style-name="ce38" office:value-type="float" office:value="2.4" calcext:value-type="float">
            <text:p>2.40</text:p>
          </table:table-cell>
          <table:table-cell table:style-name="ce21" office:value-type="float" office:value="154866" calcext:value-type="float">
            <text:p>154,866</text:p>
          </table:table-cell>
          <table:table-cell table:style-name="ce38" office:value-type="float" office:value="6.73" calcext:value-type="float">
            <text:p>6.73</text:p>
          </table:table-cell>
          <table:table-cell table:style-name="ce21" office:value-type="float" office:value="55995" calcext:value-type="float">
            <text:p>55,995</text:p>
          </table:table-cell>
          <table:table-cell table:style-name="ce38" office:value-type="float" office:value="2.44" calcext:value-type="float">
            <text:p>2.44</text:p>
          </table:table-cell>
          <table:table-cell table:style-name="ce56" office:value-type="float" office:value="494107" calcext:value-type="float">
            <text:p>494,107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98 年</text:p>
          </table:table-cell>
          <table:table-cell table:style-name="ce20" office:value-type="float" office:value="7805834" calcext:value-type="float">
            <text:p>7,805,834</text:p>
          </table:table-cell>
          <table:table-cell table:style-name="ce20" office:value-type="float" office:value="23119772" calcext:value-type="float">
            <text:p>23,119,772</text:p>
          </table:table-cell>
          <table:table-cell table:style-name="ce20" office:value-type="float" office:value="11636734" calcext:value-type="float">
            <text:p>11,636,734</text:p>
          </table:table-cell>
          <table:table-cell table:style-name="ce20" office:value-type="float" office:value="11483038" calcext:value-type="float">
            <text:p>11,483,038</text:p>
          </table:table-cell>
          <table:table-cell table:style-name="ce20" office:value-type="float" office:value="191310" calcext:value-type="float">
            <text:p>191,310</text:p>
          </table:table-cell>
          <table:table-cell table:style-name="ce37" office:value-type="float" office:value="8.29" calcext:value-type="float">
            <text:p>8.29</text:p>
          </table:table-cell>
          <table:table-cell table:style-name="ce20" office:value-type="float" office:value="143582" calcext:value-type="float">
            <text:p>143,582</text:p>
          </table:table-cell>
          <table:table-cell table:style-name="ce37" office:value-type="float" office:value="6.22" calcext:value-type="float">
            <text:p>6.22</text:p>
          </table:table-cell>
          <table:table-cell table:style-name="ce44" office:value-type="float" office:value="47728" calcext:value-type="float">
            <text:p>47,728</text:p>
          </table:table-cell>
          <table:table-cell table:style-name="ce37" office:value-type="float" office:value="2.07" calcext:value-type="float">
            <text:p>2.07</text:p>
          </table:table-cell>
          <table:table-cell table:style-name="ce20" office:value-type="float" office:value="117099" calcext:value-type="float">
            <text:p>117,099</text:p>
          </table:table-cell>
          <table:table-cell table:style-name="ce37" office:value-type="float" office:value="5.08" calcext:value-type="float">
            <text:p>5.08</text:p>
          </table:table-cell>
          <table:table-cell table:style-name="ce20" office:value-type="float" office:value="57223" calcext:value-type="float">
            <text:p>57,223</text:p>
          </table:table-cell>
          <table:table-cell table:style-name="ce37" office:value-type="float" office:value="2.48" calcext:value-type="float">
            <text:p>2.48</text:p>
          </table:table-cell>
          <table:table-cell table:style-name="ce55" office:value-type="float" office:value="504531" calcext:value-type="float">
            <text:p>504,531</text:p>
          </table:table-cell>
          <table:table-cell table:style-name="ce63" table:number-columns-repeated="1008"/>
        </table:table-row>
        <table:table-row table:style-name="ro7">
          <table:table-cell table:style-name="ce9" office:value-type="string" calcext:value-type="string">
            <text:p>1 月</text:p>
          </table:table-cell>
          <table:table-cell table:style-name="ce22" office:value-type="float" office:value="7657870" calcext:value-type="float">
            <text:p>7,657,870</text:p>
          </table:table-cell>
          <table:table-cell table:style-name="ce22" office:value-type="float" office:value="23046177" calcext:value-type="float">
            <text:p>23,046,177</text:p>
          </table:table-cell>
          <table:table-cell table:style-name="ce22" office:value-type="float" office:value="11627353" calcext:value-type="float">
            <text:p>11,627,353</text:p>
          </table:table-cell>
          <table:table-cell table:style-name="ce22" office:value-type="float" office:value="11418824" calcext:value-type="float">
            <text:p>11,418,824</text:p>
          </table:table-cell>
          <table:table-cell table:style-name="ce22" office:value-type="float" office:value="13469" calcext:value-type="float">
            <text:p>13,469</text:p>
          </table:table-cell>
          <table:table-cell table:style-name="ce39" office:value-type="float" office:value="6.88" calcext:value-type="float">
            <text:p>6.88</text:p>
          </table:table-cell>
          <table:table-cell table:style-name="ce22" office:value-type="float" office:value="9689" calcext:value-type="float">
            <text:p>9,689</text:p>
          </table:table-cell>
          <table:table-cell table:style-name="ce39" office:value-type="float" office:value="4.95" calcext:value-type="float">
            <text:p>4.95</text:p>
          </table:table-cell>
          <table:table-cell table:style-name="ce46" office:value-type="float" office:value="3780" calcext:value-type="float">
            <text:p>3,780</text:p>
          </table:table-cell>
          <table:table-cell table:style-name="ce39" office:value-type="float" office:value="1.93" calcext:value-type="float">
            <text:p>1.93</text:p>
          </table:table-cell>
          <table:table-cell table:style-name="ce22" office:value-type="float" office:value="15166" calcext:value-type="float">
            <text:p>15,166</text:p>
          </table:table-cell>
          <table:table-cell table:style-name="ce39" office:value-type="float" office:value="7.75" calcext:value-type="float">
            <text:p>7.75</text:p>
          </table:table-cell>
          <table:table-cell table:style-name="ce22" office:value-type="float" office:value="3064" calcext:value-type="float">
            <text:p>3,064</text:p>
          </table:table-cell>
          <table:table-cell table:style-name="ce39" office:value-type="float" office:value="1.57" calcext:value-type="float">
            <text:p>1.57</text:p>
          </table:table-cell>
          <table:table-cell table:style-name="ce57" office:value-type="float" office:value="494785" calcext:value-type="float">
            <text:p>494,785</text:p>
          </table:table-cell>
          <table:table-cell table:style-name="ce63" table:number-columns-repeated="1008"/>
        </table:table-row>
        <table:table-row table:style-name="ro7">
          <table:table-cell table:style-name="ce9" office:value-type="string" calcext:value-type="string">
            <text:p>2 月</text:p>
          </table:table-cell>
          <table:table-cell table:style-name="ce22" office:value-type="float" office:value="7670092" calcext:value-type="float">
            <text:p>7,670,092</text:p>
          </table:table-cell>
          <table:table-cell table:style-name="ce22" office:value-type="float" office:value="23049407" calcext:value-type="float">
            <text:p>23,049,407</text:p>
          </table:table-cell>
          <table:table-cell table:style-name="ce22" office:value-type="float" office:value="11626061" calcext:value-type="float">
            <text:p>11,626,061</text:p>
          </table:table-cell>
          <table:table-cell table:style-name="ce22" office:value-type="float" office:value="11423346" calcext:value-type="float">
            <text:p>11,423,346</text:p>
          </table:table-cell>
          <table:table-cell table:style-name="ce22" office:value-type="float" office:value="17159" calcext:value-type="float">
            <text:p>17,159</text:p>
          </table:table-cell>
          <table:table-cell table:style-name="ce39" office:value-type="float" office:value="9.71" calcext:value-type="float">
            <text:p>9.71</text:p>
          </table:table-cell>
          <table:table-cell table:style-name="ce22" office:value-type="float" office:value="15877" calcext:value-type="float">
            <text:p>15,877</text:p>
          </table:table-cell>
          <table:table-cell table:style-name="ce39" office:value-type="float" office:value="8.98" calcext:value-type="float">
            <text:p>8.98</text:p>
          </table:table-cell>
          <table:table-cell table:style-name="ce46" office:value-type="float" office:value="1282" calcext:value-type="float">
            <text:p>1,282</text:p>
          </table:table-cell>
          <table:table-cell table:style-name="ce39" office:value-type="float" office:value="0.73" calcext:value-type="float">
            <text:p>0.73</text:p>
          </table:table-cell>
          <table:table-cell table:style-name="ce22" office:value-type="float" office:value="9137" calcext:value-type="float">
            <text:p>9,137</text:p>
          </table:table-cell>
          <table:table-cell table:style-name="ce39" office:value-type="float" office:value="5.17" calcext:value-type="float">
            <text:p>5.17</text:p>
          </table:table-cell>
          <table:table-cell table:style-name="ce22" office:value-type="float" office:value="4967" calcext:value-type="float">
            <text:p>4,967</text:p>
          </table:table-cell>
          <table:table-cell table:style-name="ce39" office:value-type="float" office:value="2.81" calcext:value-type="float">
            <text:p>2.81</text:p>
          </table:table-cell>
          <table:table-cell table:style-name="ce57" office:value-type="float" office:value="496086" calcext:value-type="float">
            <text:p>496,086</text:p>
          </table:table-cell>
          <table:table-cell table:style-name="ce63" table:number-columns-repeated="1008"/>
        </table:table-row>
        <table:table-row table:style-name="ro7">
          <table:table-cell table:style-name="ce9" office:value-type="string" calcext:value-type="string">
            <text:p>3 月</text:p>
          </table:table-cell>
          <table:table-cell table:style-name="ce22" office:value-type="float" office:value="7683813" calcext:value-type="float">
            <text:p>7,683,813</text:p>
          </table:table-cell>
          <table:table-cell table:style-name="ce22" office:value-type="float" office:value="23058550" calcext:value-type="float">
            <text:p>23,058,550</text:p>
          </table:table-cell>
          <table:table-cell table:style-name="ce22" office:value-type="float" office:value="11628661" calcext:value-type="float">
            <text:p>11,628,661</text:p>
          </table:table-cell>
          <table:table-cell table:style-name="ce22" office:value-type="float" office:value="11429889" calcext:value-type="float">
            <text:p>11,429,889</text:p>
          </table:table-cell>
          <table:table-cell table:style-name="ce22" office:value-type="float" office:value="20773" calcext:value-type="float">
            <text:p>20,773</text:p>
          </table:table-cell>
          <table:table-cell table:style-name="ce39" office:value-type="float" office:value="10.61" calcext:value-type="float">
            <text:p>10.61</text:p>
          </table:table-cell>
          <table:table-cell table:style-name="ce22" office:value-type="float" office:value="12635" calcext:value-type="float">
            <text:p>12,635</text:p>
          </table:table-cell>
          <table:table-cell table:style-name="ce39" office:value-type="float" office:value="6.45" calcext:value-type="float">
            <text:p>6.45</text:p>
          </table:table-cell>
          <table:table-cell table:style-name="ce46" office:value-type="float" office:value="8138" calcext:value-type="float">
            <text:p>8,138</text:p>
          </table:table-cell>
          <table:table-cell table:style-name="ce39" office:value-type="float" office:value="4.16" calcext:value-type="float">
            <text:p>4.16</text:p>
          </table:table-cell>
          <table:table-cell table:style-name="ce22" office:value-type="float" office:value="11634" calcext:value-type="float">
            <text:p>11,634</text:p>
          </table:table-cell>
          <table:table-cell table:style-name="ce39" office:value-type="float" office:value="5.94" calcext:value-type="float">
            <text:p>5.94</text:p>
          </table:table-cell>
          <table:table-cell table:style-name="ce22" office:value-type="float" office:value="4944" calcext:value-type="float">
            <text:p>4,944</text:p>
          </table:table-cell>
          <table:table-cell table:style-name="ce39" office:value-type="float" office:value="2.53" calcext:value-type="float">
            <text:p>2.53</text:p>
          </table:table-cell>
          <table:table-cell table:style-name="ce57" office:value-type="float" office:value="497181" calcext:value-type="float">
            <text:p>497,181</text:p>
          </table:table-cell>
          <table:table-cell table:style-name="ce63" table:number-columns-repeated="1008"/>
        </table:table-row>
        <table:table-row table:style-name="ro7">
          <table:table-cell table:style-name="ce9" office:value-type="string" calcext:value-type="string">
            <text:p>4 月</text:p>
          </table:table-cell>
          <table:table-cell table:style-name="ce22" office:value-type="float" office:value="7695146" calcext:value-type="float">
            <text:p>7,695,146</text:p>
          </table:table-cell>
          <table:table-cell table:style-name="ce22" office:value-type="float" office:value="23059339" calcext:value-type="float">
            <text:p>23,059,339</text:p>
          </table:table-cell>
          <table:table-cell table:style-name="ce22" office:value-type="float" office:value="11627066" calcext:value-type="float">
            <text:p>11,627,066</text:p>
          </table:table-cell>
          <table:table-cell table:style-name="ce22" office:value-type="float" office:value="11432273" calcext:value-type="float">
            <text:p>11,432,273</text:p>
          </table:table-cell>
          <table:table-cell table:style-name="ce22" office:value-type="float" office:value="10597" calcext:value-type="float">
            <text:p>10,597</text:p>
          </table:table-cell>
          <table:table-cell table:style-name="ce39" office:value-type="float" office:value="5.59" calcext:value-type="float">
            <text:p>5.59</text:p>
          </table:table-cell>
          <table:table-cell table:style-name="ce22" office:value-type="float" office:value="11953" calcext:value-type="float">
            <text:p>11,953</text:p>
          </table:table-cell>
          <table:table-cell table:style-name="ce39" office:value-type="float" office:value="6.31" calcext:value-type="float">
            <text:p>6.31</text:p>
          </table:table-cell>
          <table:table-cell table:style-name="ce47" office:value-type="float" office:value="-1356" calcext:value-type="float">
            <text:p>－ <text:s/>1,356</text:p>
          </table:table-cell>
          <table:table-cell table:style-name="ce39" office:value-type="float" office:value="-0.72" calcext:value-type="float">
            <text:p>－ <text:s text:c="2"/>0.72</text:p>
          </table:table-cell>
          <table:table-cell table:style-name="ce22" office:value-type="float" office:value="8597" calcext:value-type="float">
            <text:p>8,597</text:p>
          </table:table-cell>
          <table:table-cell table:style-name="ce39" office:value-type="float" office:value="4.54" calcext:value-type="float">
            <text:p>4.54</text:p>
          </table:table-cell>
          <table:table-cell table:style-name="ce22" office:value-type="float" office:value="4814" calcext:value-type="float">
            <text:p>4,814</text:p>
          </table:table-cell>
          <table:table-cell table:style-name="ce39" office:value-type="float" office:value="2.54" calcext:value-type="float">
            <text:p>2.54</text:p>
          </table:table-cell>
          <table:table-cell table:style-name="ce57" office:value-type="float" office:value="497915" calcext:value-type="float">
            <text:p>497,915</text:p>
          </table:table-cell>
          <table:table-cell table:style-name="ce63" table:number-columns-repeated="1008"/>
        </table:table-row>
        <table:table-row table:style-name="ro7">
          <table:table-cell table:style-name="ce9" office:value-type="string" calcext:value-type="string">
            <text:p>5 月</text:p>
          </table:table-cell>
          <table:table-cell table:style-name="ce22" office:value-type="float" office:value="7706202" calcext:value-type="float">
            <text:p>7,706,202</text:p>
          </table:table-cell>
          <table:table-cell table:style-name="ce22" office:value-type="float" office:value="23063027" calcext:value-type="float">
            <text:p>23,063,027</text:p>
          </table:table-cell>
          <table:table-cell table:style-name="ce22" office:value-type="float" office:value="11626940" calcext:value-type="float">
            <text:p>11,626,940</text:p>
          </table:table-cell>
          <table:table-cell table:style-name="ce22" office:value-type="float" office:value="11436087" calcext:value-type="float">
            <text:p>11,436,087</text:p>
          </table:table-cell>
          <table:table-cell table:style-name="ce22" office:value-type="float" office:value="12646" calcext:value-type="float">
            <text:p>12,646</text:p>
          </table:table-cell>
          <table:table-cell table:style-name="ce39" office:value-type="float" office:value="6.46" calcext:value-type="float">
            <text:p>6.46</text:p>
          </table:table-cell>
          <table:table-cell table:style-name="ce22" office:value-type="float" office:value="10327" calcext:value-type="float">
            <text:p>10,327</text:p>
          </table:table-cell>
          <table:table-cell table:style-name="ce39" office:value-type="float" office:value="5.27" calcext:value-type="float">
            <text:p>5.27</text:p>
          </table:table-cell>
          <table:table-cell table:style-name="ce46" office:value-type="float" office:value="2319" calcext:value-type="float">
            <text:p>2,319</text:p>
          </table:table-cell>
          <table:table-cell table:style-name="ce39" office:value-type="float" office:value="1.18" calcext:value-type="float">
            <text:p>1.18</text:p>
          </table:table-cell>
          <table:table-cell table:style-name="ce22" office:value-type="float" office:value="9132" calcext:value-type="float">
            <text:p>9,132</text:p>
          </table:table-cell>
          <table:table-cell table:style-name="ce39" office:value-type="float" office:value="4.66" calcext:value-type="float">
            <text:p>4.66</text:p>
          </table:table-cell>
          <table:table-cell table:style-name="ce22" office:value-type="float" office:value="4233" calcext:value-type="float">
            <text:p>4,233</text:p>
          </table:table-cell>
          <table:table-cell table:style-name="ce39" office:value-type="float" office:value="2.16" calcext:value-type="float">
            <text:p>2.16</text:p>
          </table:table-cell>
          <table:table-cell table:style-name="ce57" office:value-type="float" office:value="498549" calcext:value-type="float">
            <text:p>498,549</text:p>
          </table:table-cell>
          <table:table-cell table:style-name="ce63" table:number-columns-repeated="1008"/>
        </table:table-row>
        <table:table-row table:style-name="ro7">
          <table:table-cell table:style-name="ce9" office:value-type="string" calcext:value-type="string">
            <text:p>6 月</text:p>
          </table:table-cell>
          <table:table-cell table:style-name="ce22" office:value-type="float" office:value="7720938" calcext:value-type="float">
            <text:p>7,720,938</text:p>
          </table:table-cell>
          <table:table-cell table:style-name="ce22" office:value-type="float" office:value="23069345" calcext:value-type="float">
            <text:p>23,069,345</text:p>
          </table:table-cell>
          <table:table-cell table:style-name="ce22" office:value-type="float" office:value="11627923" calcext:value-type="float">
            <text:p>11,627,923</text:p>
          </table:table-cell>
          <table:table-cell table:style-name="ce22" office:value-type="float" office:value="11441422" calcext:value-type="float">
            <text:p>11,441,422</text:p>
          </table:table-cell>
          <table:table-cell table:style-name="ce22" office:value-type="float" office:value="16157" calcext:value-type="float">
            <text:p>16,157</text:p>
          </table:table-cell>
          <table:table-cell table:style-name="ce39" office:value-type="float" office:value="8.52" calcext:value-type="float">
            <text:p>8.52</text:p>
          </table:table-cell>
          <table:table-cell table:style-name="ce22" office:value-type="float" office:value="12422" calcext:value-type="float">
            <text:p>12,422</text:p>
          </table:table-cell>
          <table:table-cell table:style-name="ce39" office:value-type="float" office:value="6.55" calcext:value-type="float">
            <text:p>6.55</text:p>
          </table:table-cell>
          <table:table-cell table:style-name="ce46" office:value-type="float" office:value="3735" calcext:value-type="float">
            <text:p>3,735</text:p>
          </table:table-cell>
          <table:table-cell table:style-name="ce39" office:value-type="float" office:value="1.97" calcext:value-type="float">
            <text:p>1.97</text:p>
          </table:table-cell>
          <table:table-cell table:style-name="ce22" office:value-type="float" office:value="8255" calcext:value-type="float">
            <text:p>8,255</text:p>
          </table:table-cell>
          <table:table-cell table:style-name="ce39" office:value-type="float" office:value="4.35" calcext:value-type="float">
            <text:p>4.35</text:p>
          </table:table-cell>
          <table:table-cell table:style-name="ce22" office:value-type="float" office:value="5445" calcext:value-type="float">
            <text:p>5,445</text:p>
          </table:table-cell>
          <table:table-cell table:style-name="ce39" office:value-type="float" office:value="2.87" calcext:value-type="float">
            <text:p>2.87</text:p>
          </table:table-cell>
          <table:table-cell table:style-name="ce57" office:value-type="float" office:value="499502" calcext:value-type="float">
            <text:p>499,502</text:p>
          </table:table-cell>
          <table:table-cell table:style-name="ce63" table:number-columns-repeated="1008"/>
        </table:table-row>
        <table:table-row table:style-name="ro7">
          <table:table-cell table:style-name="ce9" office:value-type="string" calcext:value-type="string">
            <text:p>7 月</text:p>
          </table:table-cell>
          <table:table-cell table:style-name="ce22" office:value-type="float" office:value="7735374" calcext:value-type="float">
            <text:p>7,735,374</text:p>
          </table:table-cell>
          <table:table-cell table:style-name="ce22" office:value-type="float" office:value="23077191" calcext:value-type="float">
            <text:p>23,077,191</text:p>
          </table:table-cell>
          <table:table-cell table:style-name="ce22" office:value-type="float" office:value="11629938" calcext:value-type="float">
            <text:p>11,629,938</text:p>
          </table:table-cell>
          <table:table-cell table:style-name="ce22" office:value-type="float" office:value="11447253" calcext:value-type="float">
            <text:p>11,447,253</text:p>
          </table:table-cell>
          <table:table-cell table:style-name="ce22" office:value-type="float" office:value="16297" calcext:value-type="float">
            <text:p>16,297</text:p>
          </table:table-cell>
          <table:table-cell table:style-name="ce39" office:value-type="float" office:value="8.32" calcext:value-type="float">
            <text:p>8.32</text:p>
          </table:table-cell>
          <table:table-cell table:style-name="ce22" office:value-type="float" office:value="11609" calcext:value-type="float">
            <text:p>11,609</text:p>
          </table:table-cell>
          <table:table-cell table:style-name="ce39" office:value-type="float" office:value="5.92" calcext:value-type="float">
            <text:p>5.92</text:p>
          </table:table-cell>
          <table:table-cell table:style-name="ce46" office:value-type="float" office:value="4688" calcext:value-type="float">
            <text:p>4,688</text:p>
          </table:table-cell>
          <table:table-cell table:style-name="ce39" office:value-type="float" office:value="2.39" calcext:value-type="float">
            <text:p>2.39</text:p>
          </table:table-cell>
          <table:table-cell table:style-name="ce22" office:value-type="float" office:value="6771" calcext:value-type="float">
            <text:p>6,771</text:p>
          </table:table-cell>
          <table:table-cell table:style-name="ce39" office:value-type="float" office:value="3.46" calcext:value-type="float">
            <text:p>3.46</text:p>
          </table:table-cell>
          <table:table-cell table:style-name="ce22" office:value-type="float" office:value="5322" calcext:value-type="float">
            <text:p>5,322</text:p>
          </table:table-cell>
          <table:table-cell table:style-name="ce39" office:value-type="float" office:value="2.72" calcext:value-type="float">
            <text:p>2.72</text:p>
          </table:table-cell>
          <table:table-cell table:style-name="ce57" office:value-type="float" office:value="500429" calcext:value-type="float">
            <text:p>500,429</text:p>
          </table:table-cell>
          <table:table-cell table:style-name="ce63" table:number-columns-repeated="1008"/>
        </table:table-row>
        <table:table-row table:style-name="ro7">
          <table:table-cell table:style-name="ce9" office:value-type="string" calcext:value-type="string">
            <text:p>8 月</text:p>
          </table:table-cell>
          <table:table-cell table:style-name="ce22" office:value-type="float" office:value="7753876" calcext:value-type="float">
            <text:p>7,753,876</text:p>
          </table:table-cell>
          <table:table-cell table:style-name="ce22" office:value-type="float" office:value="23082125" calcext:value-type="float">
            <text:p>23,082,125</text:p>
          </table:table-cell>
          <table:table-cell table:style-name="ce22" office:value-type="float" office:value="11630342" calcext:value-type="float">
            <text:p>11,630,342</text:p>
          </table:table-cell>
          <table:table-cell table:style-name="ce22" office:value-type="float" office:value="11451783" calcext:value-type="float">
            <text:p>11,451,783</text:p>
          </table:table-cell>
          <table:table-cell table:style-name="ce22" office:value-type="float" office:value="14699" calcext:value-type="float">
            <text:p>14,699</text:p>
          </table:table-cell>
          <table:table-cell table:style-name="ce39" office:value-type="float" office:value="7.5" calcext:value-type="float">
            <text:p>7.50</text:p>
          </table:table-cell>
          <table:table-cell table:style-name="ce22" office:value-type="float" office:value="11824" calcext:value-type="float">
            <text:p>11,824</text:p>
          </table:table-cell>
          <table:table-cell table:style-name="ce39" office:value-type="float" office:value="6.03" calcext:value-type="float">
            <text:p>6.03</text:p>
          </table:table-cell>
          <table:table-cell table:style-name="ce46" office:value-type="float" office:value="2875" calcext:value-type="float">
            <text:p>2,875</text:p>
          </table:table-cell>
          <table:table-cell table:style-name="ce39" office:value-type="float" office:value="1.47" calcext:value-type="float">
            <text:p>1.47</text:p>
          </table:table-cell>
          <table:table-cell table:style-name="ce22" office:value-type="float" office:value="6614" calcext:value-type="float">
            <text:p>6,614</text:p>
          </table:table-cell>
          <table:table-cell table:style-name="ce39" office:value-type="float" office:value="3.37" calcext:value-type="float">
            <text:p>3.37</text:p>
          </table:table-cell>
          <table:table-cell table:style-name="ce22" office:value-type="float" office:value="4658" calcext:value-type="float">
            <text:p>4,658</text:p>
          </table:table-cell>
          <table:table-cell table:style-name="ce39" office:value-type="float" office:value="2.38" calcext:value-type="float">
            <text:p>2.38</text:p>
          </table:table-cell>
          <table:table-cell table:style-name="ce57" office:value-type="float" office:value="501502" calcext:value-type="float">
            <text:p>501,502</text:p>
          </table:table-cell>
          <table:table-cell table:style-name="ce63" table:number-columns-repeated="1008"/>
        </table:table-row>
        <table:table-row table:style-name="ro7">
          <table:table-cell table:style-name="ce9" office:value-type="string" calcext:value-type="string">
            <text:p>9 月</text:p>
          </table:table-cell>
          <table:table-cell table:style-name="ce22" office:value-type="float" office:value="7777527" calcext:value-type="float">
            <text:p>7,777,527</text:p>
          </table:table-cell>
          <table:table-cell table:style-name="ce22" office:value-type="float" office:value="23086441" calcext:value-type="float">
            <text:p>23,086,441</text:p>
          </table:table-cell>
          <table:table-cell table:style-name="ce22" office:value-type="float" office:value="11630216" calcext:value-type="float">
            <text:p>11,630,216</text:p>
          </table:table-cell>
          <table:table-cell table:style-name="ce22" office:value-type="float" office:value="11456225" calcext:value-type="float">
            <text:p>11,456,225</text:p>
          </table:table-cell>
          <table:table-cell table:style-name="ce22" office:value-type="float" office:value="16170" calcext:value-type="float">
            <text:p>16,170</text:p>
          </table:table-cell>
          <table:table-cell table:style-name="ce39" office:value-type="float" office:value="8.52" calcext:value-type="float">
            <text:p>8.52</text:p>
          </table:table-cell>
          <table:table-cell table:style-name="ce22" office:value-type="float" office:value="11610" calcext:value-type="float">
            <text:p>11,610</text:p>
          </table:table-cell>
          <table:table-cell table:style-name="ce39" office:value-type="float" office:value="6.12" calcext:value-type="float">
            <text:p>6.12</text:p>
          </table:table-cell>
          <table:table-cell table:style-name="ce46" office:value-type="float" office:value="4560" calcext:value-type="float">
            <text:p>4,560</text:p>
          </table:table-cell>
          <table:table-cell table:style-name="ce39" office:value-type="float" office:value="2.4" calcext:value-type="float">
            <text:p>2.40</text:p>
          </table:table-cell>
          <table:table-cell table:style-name="ce22" office:value-type="float" office:value="6338" calcext:value-type="float">
            <text:p>6,338</text:p>
          </table:table-cell>
          <table:table-cell table:style-name="ce39" office:value-type="float" office:value="3.34" calcext:value-type="float">
            <text:p>3.34</text:p>
          </table:table-cell>
          <table:table-cell table:style-name="ce22" office:value-type="float" office:value="5248" calcext:value-type="float">
            <text:p>5,248</text:p>
          </table:table-cell>
          <table:table-cell table:style-name="ce39" office:value-type="float" office:value="2.77" calcext:value-type="float">
            <text:p>2.77</text:p>
          </table:table-cell>
          <table:table-cell table:style-name="ce57" office:value-type="float" office:value="502566" calcext:value-type="float">
            <text:p>502,566</text:p>
          </table:table-cell>
          <table:table-cell table:style-name="ce63" table:number-columns-repeated="1008"/>
        </table:table-row>
        <table:table-row table:style-name="ro7">
          <table:table-cell table:style-name="ce9" office:value-type="string" calcext:value-type="string">
            <text:p>10 月</text:p>
          </table:table-cell>
          <table:table-cell table:style-name="ce22" office:value-type="float" office:value="7785035" calcext:value-type="float">
            <text:p>7,785,035</text:p>
          </table:table-cell>
          <table:table-cell table:style-name="ce22" office:value-type="float" office:value="23098049" calcext:value-type="float">
            <text:p>23,098,049</text:p>
          </table:table-cell>
          <table:table-cell table:style-name="ce22" office:value-type="float" office:value="11632252" calcext:value-type="float">
            <text:p>11,632,252</text:p>
          </table:table-cell>
          <table:table-cell table:style-name="ce22" office:value-type="float" office:value="11465797" calcext:value-type="float">
            <text:p>11,465,797</text:p>
          </table:table-cell>
          <table:table-cell table:style-name="ce22" office:value-type="float" office:value="17574" calcext:value-type="float">
            <text:p>17,574</text:p>
          </table:table-cell>
          <table:table-cell table:style-name="ce39" office:value-type="float" office:value="8.96" calcext:value-type="float">
            <text:p>8.96</text:p>
          </table:table-cell>
          <table:table-cell table:style-name="ce22" office:value-type="float" office:value="11476" calcext:value-type="float">
            <text:p>11,476</text:p>
          </table:table-cell>
          <table:table-cell table:style-name="ce39" office:value-type="float" office:value="5.85" calcext:value-type="float">
            <text:p>5.85</text:p>
          </table:table-cell>
          <table:table-cell table:style-name="ce46" office:value-type="float" office:value="6098" calcext:value-type="float">
            <text:p>6,098</text:p>
          </table:table-cell>
          <table:table-cell table:style-name="ce39" office:value-type="float" office:value="3.11" calcext:value-type="float">
            <text:p>3.11</text:p>
          </table:table-cell>
          <table:table-cell table:style-name="ce22" office:value-type="float" office:value="11321" calcext:value-type="float">
            <text:p>11,321</text:p>
          </table:table-cell>
          <table:table-cell table:style-name="ce39" office:value-type="float" office:value="5.77" calcext:value-type="float">
            <text:p>5.77</text:p>
          </table:table-cell>
          <table:table-cell table:style-name="ce22" office:value-type="float" office:value="4805" calcext:value-type="float">
            <text:p>4,805</text:p>
          </table:table-cell>
          <table:table-cell table:style-name="ce39" office:value-type="float" office:value="2.45" calcext:value-type="float">
            <text:p>2.45</text:p>
          </table:table-cell>
          <table:table-cell table:style-name="ce57" office:value-type="float" office:value="503259" calcext:value-type="float">
            <text:p>503,259</text:p>
          </table:table-cell>
          <table:table-cell table:style-name="ce63" table:number-columns-repeated="1008"/>
        </table:table-row>
        <table:table-row table:style-name="ro7">
          <table:table-cell table:style-name="ce9" office:value-type="string" calcext:value-type="string">
            <text:p>11 月</text:p>
          </table:table-cell>
          <table:table-cell table:style-name="ce22" office:value-type="float" office:value="7794786" calcext:value-type="float">
            <text:p>7,794,786</text:p>
          </table:table-cell>
          <table:table-cell table:style-name="ce22" office:value-type="float" office:value="23109141" calcext:value-type="float">
            <text:p>23,109,141</text:p>
          </table:table-cell>
          <table:table-cell table:style-name="ce22" office:value-type="float" office:value="11634622" calcext:value-type="float">
            <text:p>11,634,622</text:p>
          </table:table-cell>
          <table:table-cell table:style-name="ce22" office:value-type="float" office:value="11474519" calcext:value-type="float">
            <text:p>11,474,519</text:p>
          </table:table-cell>
          <table:table-cell table:style-name="ce22" office:value-type="float" office:value="17556" calcext:value-type="float">
            <text:p>17,556</text:p>
          </table:table-cell>
          <table:table-cell table:style-name="ce39" office:value-type="float" office:value="9.25" calcext:value-type="float">
            <text:p>9.25</text:p>
          </table:table-cell>
          <table:table-cell table:style-name="ce22" office:value-type="float" office:value="11450" calcext:value-type="float">
            <text:p>11,450</text:p>
          </table:table-cell>
          <table:table-cell table:style-name="ce39" office:value-type="float" office:value="6.03" calcext:value-type="float">
            <text:p>6.03</text:p>
          </table:table-cell>
          <table:table-cell table:style-name="ce46" office:value-type="float" office:value="6106" calcext:value-type="float">
            <text:p>6,106</text:p>
          </table:table-cell>
          <table:table-cell table:style-name="ce39" office:value-type="float" office:value="3.22" calcext:value-type="float">
            <text:p>3.22</text:p>
          </table:table-cell>
          <table:table-cell table:style-name="ce22" office:value-type="float" office:value="10188" calcext:value-type="float">
            <text:p>10,188</text:p>
          </table:table-cell>
          <table:table-cell table:style-name="ce39" office:value-type="float" office:value="5.37" calcext:value-type="float">
            <text:p>5.37</text:p>
          </table:table-cell>
          <table:table-cell table:style-name="ce22" office:value-type="float" office:value="4701" calcext:value-type="float">
            <text:p>4,701</text:p>
          </table:table-cell>
          <table:table-cell table:style-name="ce39" office:value-type="float" office:value="2.48" calcext:value-type="float">
            <text:p>2.48</text:p>
          </table:table-cell>
          <table:table-cell table:style-name="ce57" office:value-type="float" office:value="503867" calcext:value-type="float">
            <text:p>503,867</text:p>
          </table:table-cell>
          <table:table-cell table:style-name="ce63" table:number-columns-repeated="1008"/>
        </table:table-row>
        <table:table-row table:style-name="ro7">
          <table:table-cell table:style-name="ce9" office:value-type="string" calcext:value-type="string">
            <text:p>12 月</text:p>
          </table:table-cell>
          <table:table-cell table:style-name="ce22" office:value-type="float" office:value="7805834" calcext:value-type="float">
            <text:p>7,805,834</text:p>
          </table:table-cell>
          <table:table-cell table:style-name="ce22" office:value-type="float" office:value="23119772" calcext:value-type="float">
            <text:p>23,119,772</text:p>
          </table:table-cell>
          <table:table-cell table:style-name="ce22" office:value-type="float" office:value="11636734" calcext:value-type="float">
            <text:p>11,636,734</text:p>
          </table:table-cell>
          <table:table-cell table:style-name="ce22" office:value-type="float" office:value="11483038" calcext:value-type="float">
            <text:p>11,483,038</text:p>
          </table:table-cell>
          <table:table-cell table:style-name="ce22" office:value-type="float" office:value="18213" calcext:value-type="float">
            <text:p>18,213</text:p>
          </table:table-cell>
          <table:table-cell table:style-name="ce39" office:value-type="float" office:value="9.28" calcext:value-type="float">
            <text:p>9.28</text:p>
          </table:table-cell>
          <table:table-cell table:style-name="ce22" office:value-type="float" office:value="12710" calcext:value-type="float">
            <text:p>12,710</text:p>
          </table:table-cell>
          <table:table-cell table:style-name="ce39" office:value-type="float" office:value="6.47" calcext:value-type="float">
            <text:p>6.47</text:p>
          </table:table-cell>
          <table:table-cell table:style-name="ce46" office:value-type="float" office:value="5503" calcext:value-type="float">
            <text:p>5,503</text:p>
          </table:table-cell>
          <table:table-cell table:style-name="ce39" office:value-type="float" office:value="2.8" calcext:value-type="float">
            <text:p>2.80</text:p>
          </table:table-cell>
          <table:table-cell table:style-name="ce22" office:value-type="float" office:value="13946" calcext:value-type="float">
            <text:p>13,946</text:p>
          </table:table-cell>
          <table:table-cell table:style-name="ce39" office:value-type="float" office:value="7.1" calcext:value-type="float">
            <text:p>7.10</text:p>
          </table:table-cell>
          <table:table-cell table:style-name="ce22" office:value-type="float" office:value="5022" calcext:value-type="float">
            <text:p>5,022</text:p>
          </table:table-cell>
          <table:table-cell table:style-name="ce39" office:value-type="float" office:value="2.56" calcext:value-type="float">
            <text:p>2.56</text:p>
          </table:table-cell>
          <table:table-cell table:style-name="ce57" office:value-type="float" office:value="504531" calcext:value-type="float">
            <text:p>504,531</text:p>
          </table:table-cell>
          <table:table-cell table:style-name="ce63" table:number-columns-repeated="1008"/>
        </table:table-row>
        <table:table-row table:style-name="ro8">
          <table:table-cell table:style-name="ce10" office:value-type="string" calcext:value-type="string">
            <text:p>99年1~8月</text:p>
          </table:table-cell>
          <table:table-cell table:style-name="ce20" office:value-type="float" office:value="7900989" calcext:value-type="float">
            <text:p>7,900,989</text:p>
          </table:table-cell>
          <table:table-cell table:style-name="ce20" office:value-type="float" office:value="23145020" calcext:value-type="float">
            <text:p>23,145,020</text:p>
          </table:table-cell>
          <table:table-cell table:style-name="ce20" office:value-type="float" office:value="11634150" calcext:value-type="float">
            <text:p>11,634,150</text:p>
          </table:table-cell>
          <table:table-cell table:style-name="ce20" office:value-type="float" office:value="11510870" calcext:value-type="float">
            <text:p>11,510,870</text:p>
          </table:table-cell>
          <table:table-cell table:style-name="ce20" office:value-type="float" office:value="109141" calcext:value-type="float">
            <text:p>109,141</text:p>
          </table:table-cell>
          <table:table-cell table:style-name="ce37" office:value-type="float" office:value="7.09" calcext:value-type="float">
            <text:p>7.09</text:p>
          </table:table-cell>
          <table:table-cell table:style-name="ce20" office:value-type="float" office:value="97250" calcext:value-type="float">
            <text:p>97,250</text:p>
          </table:table-cell>
          <table:table-cell table:style-name="ce37" office:value-type="float" office:value="6.31" calcext:value-type="float">
            <text:p>6.31</text:p>
          </table:table-cell>
          <table:table-cell table:style-name="ce44" office:value-type="float" office:value="11891" calcext:value-type="float">
            <text:p>11,891</text:p>
          </table:table-cell>
          <table:table-cell table:style-name="ce37" office:value-type="float" office:value="0.77" calcext:value-type="float">
            <text:p>0.77</text:p>
          </table:table-cell>
          <table:table-cell table:style-name="ce20" office:value-type="float" office:value="83370" calcext:value-type="float">
            <text:p>83,370</text:p>
          </table:table-cell>
          <table:table-cell table:style-name="ce37" office:value-type="float" office:value="5.41" calcext:value-type="float">
            <text:p>5.41</text:p>
          </table:table-cell>
          <table:table-cell table:style-name="ce20" office:value-type="float" office:value="38674" calcext:value-type="float">
            <text:p>38,674</text:p>
          </table:table-cell>
          <table:table-cell table:style-name="ce37" office:value-type="float" office:value="2.51" calcext:value-type="float">
            <text:p>2.51</text:p>
          </table:table-cell>
          <table:table-cell table:style-name="ce55" office:value-type="float" office:value="510203" calcext:value-type="float">
            <text:p>510,203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1 月</text:p>
          </table:table-cell>
          <table:table-cell table:style-name="ce22" office:value-type="float" office:value="7813696" calcext:value-type="float">
            <text:p>7,813,696</text:p>
          </table:table-cell>
          <table:table-cell table:style-name="ce22" office:value-type="float" office:value="23124514" calcext:value-type="float">
            <text:p>23,124,514</text:p>
          </table:table-cell>
          <table:table-cell table:style-name="ce22" office:value-type="float" office:value="11637227" calcext:value-type="float">
            <text:p>11,637,227</text:p>
          </table:table-cell>
          <table:table-cell table:style-name="ce22" office:value-type="float" office:value="11487287" calcext:value-type="float">
            <text:p>11,487,287</text:p>
          </table:table-cell>
          <table:table-cell table:style-name="ce22" office:value-type="float" office:value="15603" calcext:value-type="float">
            <text:p>15,603</text:p>
          </table:table-cell>
          <table:table-cell table:style-name="ce39" office:value-type="float" office:value="7.95" calcext:value-type="float">
            <text:p>7.95</text:p>
          </table:table-cell>
          <table:table-cell table:style-name="ce22" office:value-type="float" office:value="12496" calcext:value-type="float">
            <text:p>12,496</text:p>
          </table:table-cell>
          <table:table-cell table:style-name="ce39" office:value-type="float" office:value="6.36" calcext:value-type="float">
            <text:p>6.36</text:p>
          </table:table-cell>
          <table:table-cell table:style-name="ce46" office:value-type="float" office:value="3107" calcext:value-type="float">
            <text:p>3,107</text:p>
          </table:table-cell>
          <table:table-cell table:style-name="ce39" office:value-type="float" office:value="1.58" calcext:value-type="float">
            <text:p>1.58</text:p>
          </table:table-cell>
          <table:table-cell table:style-name="ce22" office:value-type="float" office:value="14345" calcext:value-type="float">
            <text:p>14,345</text:p>
          </table:table-cell>
          <table:table-cell table:style-name="ce39" office:value-type="float" office:value="7.3" calcext:value-type="float">
            <text:p>7.30</text:p>
          </table:table-cell>
          <table:table-cell table:style-name="ce22" office:value-type="float" office:value="4320" calcext:value-type="float">
            <text:p>4,320</text:p>
          </table:table-cell>
          <table:table-cell table:style-name="ce39" office:value-type="float" office:value="2.2" calcext:value-type="float">
            <text:p>2.20</text:p>
          </table:table-cell>
          <table:table-cell table:style-name="ce57" office:value-type="float" office:value="505159" calcext:value-type="float">
            <text:p>505,159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2 月</text:p>
          </table:table-cell>
          <table:table-cell table:style-name="ce22" office:value-type="float" office:value="7819420" calcext:value-type="float">
            <text:p>7,819,420</text:p>
          </table:table-cell>
          <table:table-cell table:style-name="ce22" office:value-type="float" office:value="23127845" calcext:value-type="float">
            <text:p>23,127,845</text:p>
          </table:table-cell>
          <table:table-cell table:style-name="ce22" office:value-type="float" office:value="11636930" calcext:value-type="float">
            <text:p>11,636,930</text:p>
          </table:table-cell>
          <table:table-cell table:style-name="ce22" office:value-type="float" office:value="11490915" calcext:value-type="float">
            <text:p>11,490,915</text:p>
          </table:table-cell>
          <table:table-cell table:style-name="ce22" office:value-type="float" office:value="12364" calcext:value-type="float">
            <text:p>12,364</text:p>
          </table:table-cell>
          <table:table-cell table:style-name="ce39" office:value-type="float" office:value="6.97" calcext:value-type="float">
            <text:p>6.97</text:p>
          </table:table-cell>
          <table:table-cell table:style-name="ce22" office:value-type="float" office:value="11150" calcext:value-type="float">
            <text:p>11,150</text:p>
          </table:table-cell>
          <table:table-cell table:style-name="ce39" office:value-type="float" office:value="6.29" calcext:value-type="float">
            <text:p>6.29</text:p>
          </table:table-cell>
          <table:table-cell table:style-name="ce46" office:value-type="float" office:value="1214" calcext:value-type="float">
            <text:p>1,214</text:p>
          </table:table-cell>
          <table:table-cell table:style-name="ce39" office:value-type="float" office:value="0.68" calcext:value-type="float">
            <text:p>0.68</text:p>
          </table:table-cell>
          <table:table-cell table:style-name="ce22" office:value-type="float" office:value="9034" calcext:value-type="float">
            <text:p>9,034</text:p>
          </table:table-cell>
          <table:table-cell table:style-name="ce39" office:value-type="float" office:value="5.09" calcext:value-type="float">
            <text:p>5.09</text:p>
          </table:table-cell>
          <table:table-cell table:style-name="ce22" office:value-type="float" office:value="3521" calcext:value-type="float">
            <text:p>3,521</text:p>
          </table:table-cell>
          <table:table-cell table:style-name="ce39" office:value-type="float" office:value="1.98" calcext:value-type="float">
            <text:p>1.98</text:p>
          </table:table-cell>
          <table:table-cell table:style-name="ce57" office:value-type="float" office:value="505742" calcext:value-type="float">
            <text:p>505,742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3 月</text:p>
          </table:table-cell>
          <table:table-cell table:style-name="ce22" office:value-type="float" office:value="7835375" calcext:value-type="float">
            <text:p>7,835,375</text:p>
          </table:table-cell>
          <table:table-cell table:style-name="ce22" office:value-type="float" office:value="23131093" calcext:value-type="float">
            <text:p>23,131,093</text:p>
          </table:table-cell>
          <table:table-cell table:style-name="ce22" office:value-type="float" office:value="11636573" calcext:value-type="float">
            <text:p>11,636,573</text:p>
          </table:table-cell>
          <table:table-cell table:style-name="ce22" office:value-type="float" office:value="11494520" calcext:value-type="float">
            <text:p>11,494,520</text:p>
          </table:table-cell>
          <table:table-cell table:style-name="ce22" office:value-type="float" office:value="15750" calcext:value-type="float">
            <text:p>15,750</text:p>
          </table:table-cell>
          <table:table-cell table:style-name="ce39" office:value-type="float" office:value="8.02" calcext:value-type="float">
            <text:p>8.02</text:p>
          </table:table-cell>
          <table:table-cell table:style-name="ce22" office:value-type="float" office:value="13943" calcext:value-type="float">
            <text:p>13,943</text:p>
          </table:table-cell>
          <table:table-cell table:style-name="ce39" office:value-type="float" office:value="7.1" calcext:value-type="float">
            <text:p>7.10</text:p>
          </table:table-cell>
          <table:table-cell table:style-name="ce46" office:value-type="float" office:value="1807" calcext:value-type="float">
            <text:p>1,807</text:p>
          </table:table-cell>
          <table:table-cell table:style-name="ce39" office:value-type="float" office:value="0.92" calcext:value-type="float">
            <text:p>0.92</text:p>
          </table:table-cell>
          <table:table-cell table:style-name="ce22" office:value-type="float" office:value="11425" calcext:value-type="float">
            <text:p>11,425</text:p>
          </table:table-cell>
          <table:table-cell table:style-name="ce39" office:value-type="float" office:value="5.82" calcext:value-type="float">
            <text:p>5.82</text:p>
          </table:table-cell>
          <table:table-cell table:style-name="ce22" office:value-type="float" office:value="5565" calcext:value-type="float">
            <text:p>5,565</text:p>
          </table:table-cell>
          <table:table-cell table:style-name="ce39" office:value-type="float" office:value="2.83" calcext:value-type="float">
            <text:p>2.83</text:p>
          </table:table-cell>
          <table:table-cell table:style-name="ce57" office:value-type="float" office:value="506494" calcext:value-type="float">
            <text:p>506,494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4 月</text:p>
          </table:table-cell>
          <table:table-cell table:style-name="ce22" office:value-type="float" office:value="7848068" calcext:value-type="float">
            <text:p>7,848,068</text:p>
          </table:table-cell>
          <table:table-cell table:style-name="ce22" office:value-type="float" office:value="23133074" calcext:value-type="float">
            <text:p>23,133,074</text:p>
          </table:table-cell>
          <table:table-cell table:style-name="ce22" office:value-type="float" office:value="11635562" calcext:value-type="float">
            <text:p>11,635,562</text:p>
          </table:table-cell>
          <table:table-cell table:style-name="ce22" office:value-type="float" office:value="11497512" calcext:value-type="float">
            <text:p>11,497,512</text:p>
          </table:table-cell>
          <table:table-cell table:style-name="ce22" office:value-type="float" office:value="13371" calcext:value-type="float">
            <text:p>13,371</text:p>
          </table:table-cell>
          <table:table-cell table:style-name="ce39" office:value-type="float" office:value="7.03" calcext:value-type="float">
            <text:p>7.03</text:p>
          </table:table-cell>
          <table:table-cell table:style-name="ce22" office:value-type="float" office:value="12125" calcext:value-type="float">
            <text:p>12,125</text:p>
          </table:table-cell>
          <table:table-cell table:style-name="ce39" office:value-type="float" office:value="6.38" calcext:value-type="float">
            <text:p>6.38</text:p>
          </table:table-cell>
          <table:table-cell table:style-name="ce46" office:value-type="float" office:value="1246" calcext:value-type="float">
            <text:p>1,246</text:p>
          </table:table-cell>
          <table:table-cell table:style-name="ce39" office:value-type="float" office:value="0.66" calcext:value-type="float">
            <text:p>0.66</text:p>
          </table:table-cell>
          <table:table-cell table:style-name="ce22" office:value-type="float" office:value="12217" calcext:value-type="float">
            <text:p>12,217</text:p>
          </table:table-cell>
          <table:table-cell table:style-name="ce39" office:value-type="float" office:value="6.43" calcext:value-type="float">
            <text:p>6.43</text:p>
          </table:table-cell>
          <table:table-cell table:style-name="ce22" office:value-type="float" office:value="4882" calcext:value-type="float">
            <text:p>4,882</text:p>
          </table:table-cell>
          <table:table-cell table:style-name="ce39" office:value-type="float" office:value="2.57" calcext:value-type="float">
            <text:p>2.57</text:p>
          </table:table-cell>
          <table:table-cell table:style-name="ce57" office:value-type="float" office:value="507071" calcext:value-type="float">
            <text:p>507,071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5 月</text:p>
          </table:table-cell>
          <table:table-cell table:style-name="ce22" office:value-type="float" office:value="7860131" calcext:value-type="float">
            <text:p>7,860,131</text:p>
          </table:table-cell>
          <table:table-cell table:style-name="ce22" office:value-type="float" office:value="23135715" calcext:value-type="float">
            <text:p>23,135,715</text:p>
          </table:table-cell>
          <table:table-cell table:style-name="ce22" office:value-type="float" office:value="11635040" calcext:value-type="float">
            <text:p>11,635,040</text:p>
          </table:table-cell>
          <table:table-cell table:style-name="ce22" office:value-type="float" office:value="11500675" calcext:value-type="float">
            <text:p>11,500,675</text:p>
          </table:table-cell>
          <table:table-cell table:style-name="ce22" office:value-type="float" office:value="12902" calcext:value-type="float">
            <text:p>12,902</text:p>
          </table:table-cell>
          <table:table-cell table:style-name="ce39" office:value-type="float" office:value="6.57" calcext:value-type="float">
            <text:p>6.57</text:p>
          </table:table-cell>
          <table:table-cell table:style-name="ce22" office:value-type="float" office:value="11379" calcext:value-type="float">
            <text:p>11,379</text:p>
          </table:table-cell>
          <table:table-cell table:style-name="ce39" office:value-type="float" office:value="5.79" calcext:value-type="float">
            <text:p>5.79</text:p>
          </table:table-cell>
          <table:table-cell table:style-name="ce46" office:value-type="float" office:value="1523" calcext:value-type="float">
            <text:p>1,523</text:p>
          </table:table-cell>
          <table:table-cell table:style-name="ce39" office:value-type="float" office:value="0.78" calcext:value-type="float">
            <text:p>0.78</text:p>
          </table:table-cell>
          <table:table-cell table:style-name="ce22" office:value-type="float" office:value="12501" calcext:value-type="float">
            <text:p>12,501</text:p>
          </table:table-cell>
          <table:table-cell table:style-name="ce39" office:value-type="float" office:value="6.36" calcext:value-type="float">
            <text:p>6.36</text:p>
          </table:table-cell>
          <table:table-cell table:style-name="ce22" office:value-type="float" office:value="4992" calcext:value-type="float">
            <text:p>4,992</text:p>
          </table:table-cell>
          <table:table-cell table:style-name="ce39" office:value-type="float" office:value="2.54" calcext:value-type="float">
            <text:p>2.54</text:p>
          </table:table-cell>
          <table:table-cell table:style-name="ce57" office:value-type="float" office:value="507690" calcext:value-type="float">
            <text:p>507,690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6 月</text:p>
          </table:table-cell>
          <table:table-cell table:style-name="ce23" office:value-type="float" office:value="7875068" calcext:value-type="float">
            <text:p>7,875,068</text:p>
          </table:table-cell>
          <table:table-cell table:style-name="ce22" office:value-type="float" office:value="23138381" calcext:value-type="float">
            <text:p>23,138,381</text:p>
          </table:table-cell>
          <table:table-cell table:style-name="ce22" office:value-type="float" office:value="11634792" calcext:value-type="float">
            <text:p>11,634,792</text:p>
          </table:table-cell>
          <table:table-cell table:style-name="ce22" office:value-type="float" office:value="11503589" calcext:value-type="float">
            <text:p>11,503,589</text:p>
          </table:table-cell>
          <table:table-cell table:style-name="ce22" office:value-type="float" office:value="12722" calcext:value-type="float">
            <text:p>12,722</text:p>
          </table:table-cell>
          <table:table-cell table:style-name="ce39" office:value-type="float" office:value="6.69" calcext:value-type="float">
            <text:p>6.69</text:p>
          </table:table-cell>
          <table:table-cell table:style-name="ce22" office:value-type="float" office:value="11714" calcext:value-type="float">
            <text:p>11,714</text:p>
          </table:table-cell>
          <table:table-cell table:style-name="ce39" office:value-type="float" office:value="6.16" calcext:value-type="float">
            <text:p>6.16</text:p>
          </table:table-cell>
          <table:table-cell table:style-name="ce46" office:value-type="float" office:value="1008" calcext:value-type="float">
            <text:p>1,008</text:p>
          </table:table-cell>
          <table:table-cell table:style-name="ce39" office:value-type="float" office:value="0.53" calcext:value-type="float">
            <text:p>0.53</text:p>
          </table:table-cell>
          <table:table-cell table:style-name="ce22" office:value-type="float" office:value="9224" calcext:value-type="float">
            <text:p>9,224</text:p>
          </table:table-cell>
          <table:table-cell table:style-name="ce39" office:value-type="float" office:value="4.85" calcext:value-type="float">
            <text:p>4.85</text:p>
          </table:table-cell>
          <table:table-cell table:style-name="ce22" office:value-type="float" office:value="4892" calcext:value-type="float">
            <text:p>4,892</text:p>
          </table:table-cell>
          <table:table-cell table:style-name="ce39" office:value-type="float" office:value="2.57" calcext:value-type="float">
            <text:p>2.57</text:p>
          </table:table-cell>
          <table:table-cell table:style-name="ce57" office:value-type="float" office:value="508380" calcext:value-type="float">
            <text:p>508,380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7 月</text:p>
          </table:table-cell>
          <table:table-cell table:style-name="ce22" office:value-type="float" office:value="7886689" calcext:value-type="float">
            <text:p>7,886,689</text:p>
          </table:table-cell>
          <table:table-cell table:style-name="ce22" office:value-type="float" office:value="23142460" calcext:value-type="float">
            <text:p>23,142,460</text:p>
          </table:table-cell>
          <table:table-cell table:style-name="ce22" office:value-type="float" office:value="11634623" calcext:value-type="float">
            <text:p>11,634,623</text:p>
          </table:table-cell>
          <table:table-cell table:style-name="ce22" office:value-type="float" office:value="11507837" calcext:value-type="float">
            <text:p>11,507,837</text:p>
          </table:table-cell>
          <table:table-cell table:style-name="ce22" office:value-type="float" office:value="12668" calcext:value-type="float">
            <text:p>12,668</text:p>
          </table:table-cell>
          <table:table-cell table:style-name="ce39" office:value-type="float" office:value="6.45" calcext:value-type="float">
            <text:p>6.45</text:p>
          </table:table-cell>
          <table:table-cell table:style-name="ce22" office:value-type="float" office:value="12259" calcext:value-type="float">
            <text:p>12,259</text:p>
          </table:table-cell>
          <table:table-cell table:style-name="ce39" office:value-type="float" office:value="6.24" calcext:value-type="float">
            <text:p>6.24</text:p>
          </table:table-cell>
          <table:table-cell table:style-name="ce46" office:value-type="float" office:value="409" calcext:value-type="float">
            <text:p>409</text:p>
          </table:table-cell>
          <table:table-cell table:style-name="ce39" office:value-type="float" office:value="0.21" calcext:value-type="float">
            <text:p>0.21</text:p>
          </table:table-cell>
          <table:table-cell table:style-name="ce22" office:value-type="float" office:value="9177" calcext:value-type="float">
            <text:p>9,177</text:p>
          </table:table-cell>
          <table:table-cell table:style-name="ce39" office:value-type="float" office:value="4.67" calcext:value-type="float">
            <text:p>4.67</text:p>
          </table:table-cell>
          <table:table-cell table:style-name="ce22" office:value-type="float" office:value="5163" calcext:value-type="float">
            <text:p>5,163</text:p>
          </table:table-cell>
          <table:table-cell table:style-name="ce39" office:value-type="float" office:value="2.63" calcext:value-type="float">
            <text:p>2.63</text:p>
          </table:table-cell>
          <table:table-cell table:style-name="ce57" office:value-type="float" office:value="509148" calcext:value-type="float">
            <text:p>509,148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8 月</text:p>
          </table:table-cell>
          <table:table-cell table:style-name="ce22" office:value-type="float" office:value="7900989" calcext:value-type="float">
            <text:p>7,900,989</text:p>
          </table:table-cell>
          <table:table-cell table:style-name="ce22" office:value-type="float" office:value="23145020" calcext:value-type="float">
            <text:p>23,145,020</text:p>
          </table:table-cell>
          <table:table-cell table:style-name="ce22" office:value-type="float" office:value="11634150" calcext:value-type="float">
            <text:p>11,634,150</text:p>
          </table:table-cell>
          <table:table-cell table:style-name="ce22" office:value-type="float" office:value="11510870" calcext:value-type="float">
            <text:p>11,510,870</text:p>
          </table:table-cell>
          <table:table-cell table:style-name="ce22" office:value-type="float" office:value="13761" calcext:value-type="float">
            <text:p>13,761</text:p>
          </table:table-cell>
          <table:table-cell table:style-name="ce39" office:value-type="float" office:value="7" calcext:value-type="float">
            <text:p>7.00</text:p>
          </table:table-cell>
          <table:table-cell table:style-name="ce22" office:value-type="float" office:value="12184" calcext:value-type="float">
            <text:p>12,184</text:p>
          </table:table-cell>
          <table:table-cell table:style-name="ce39" office:value-type="float" office:value="6.2" calcext:value-type="float">
            <text:p>6.20</text:p>
          </table:table-cell>
          <table:table-cell table:style-name="ce46" office:value-type="float" office:value="1577" calcext:value-type="float">
            <text:p>1,577</text:p>
          </table:table-cell>
          <table:table-cell table:style-name="ce39" office:value-type="float" office:value="0.8" calcext:value-type="float">
            <text:p>0.80</text:p>
          </table:table-cell>
          <table:table-cell table:style-name="ce22" office:value-type="float" office:value="5447" calcext:value-type="float">
            <text:p>5,447</text:p>
          </table:table-cell>
          <table:table-cell table:style-name="ce39" office:value-type="float" office:value="2.77" calcext:value-type="float">
            <text:p>2.77</text:p>
          </table:table-cell>
          <table:table-cell table:style-name="ce22" office:value-type="float" office:value="5339" calcext:value-type="float">
            <text:p>5,339</text:p>
          </table:table-cell>
          <table:table-cell table:style-name="ce39" office:value-type="float" office:value="2.72" calcext:value-type="float">
            <text:p>2.72</text:p>
          </table:table-cell>
          <table:table-cell table:style-name="ce57" office:value-type="float" office:value="510203" calcext:value-type="float">
            <text:p>510,203</text:p>
          </table:table-cell>
          <table:table-cell table:style-name="ce63" table:number-columns-repeated="1008"/>
        </table:table-row>
        <table:table-row table:style-name="ro9">
          <table:table-cell table:style-name="ce11" office:value-type="string" calcext:value-type="string">
            <text:p>較上年同月</text:p>
            <text:p>増減 (%) △</text:p>
          </table:table-cell>
          <table:table-cell table:style-name="ce24" office:value-type="float" office:value="1.9" calcext:value-type="float">
            <text:p>1.90</text:p>
          </table:table-cell>
          <table:table-cell table:style-name="ce24" office:value-type="float" office:value="0.27" calcext:value-type="float">
            <text:p>0.27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52" calcext:value-type="float">
            <text:p>0.52</text:p>
          </table:table-cell>
          <table:table-cell table:style-name="ce24" office:value-type="float" office:value="-6.38" calcext:value-type="float">
            <text:p>－ <text:s text:c="2"/>6.38</text:p>
          </table:table-cell>
          <table:table-cell table:style-name="ce24" office:value-type="float" office:value="-0.5" calcext:value-type="float">
            <text:p>－ <text:s text:c="2"/>0.50</text:p>
          </table:table-cell>
          <table:table-cell table:style-name="ce24" office:value-type="float" office:value="3.04" calcext:value-type="float">
            <text:p>3.04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-45.15" calcext:value-type="float">
            <text:p>－ <text:s text:c="2"/>45.15</text:p>
          </table:table-cell>
          <table:table-cell table:style-name="ce24" office:value-type="float" office:value="-0.67" calcext:value-type="float">
            <text:p>－ <text:s text:c="2"/>0.67</text:p>
          </table:table-cell>
          <table:table-cell table:style-name="ce24" office:value-type="float" office:value="-17.64" calcext:value-type="float">
            <text:p>－ <text:s text:c="2"/>17.64</text:p>
          </table:table-cell>
          <table:table-cell table:style-name="ce24" office:value-type="float" office:value="-0.6" calcext:value-type="float">
            <text:p>－ <text:s text:c="2"/>0.60</text:p>
          </table:table-cell>
          <table:table-cell table:style-name="ce24" office:value-type="float" office:value="14.62" calcext:value-type="float">
            <text:p>14.62</text:p>
          </table:table-cell>
          <table:table-cell table:style-name="ce24" office:value-type="float" office:value="0.34" calcext:value-type="float">
            <text:p>0.34</text:p>
          </table:table-cell>
          <table:table-cell table:style-name="ce58" office:value-type="float" office:value="1.73" calcext:value-type="float">
            <text:p>1.73</text:p>
          </table:table-cell>
          <table:table-cell table:style-name="ce62" table:number-columns-repeated="1008"/>
        </table:table-row>
        <table:table-row table:style-name="ro9">
          <table:table-cell table:style-name="ce12" office:value-type="string" calcext:value-type="string">
            <text:p>較本年上月</text:p>
            <text:p>増減 (%) △</text:p>
          </table:table-cell>
          <table:table-cell table:style-name="ce25" office:value-type="float" office:value="0.18" calcext:value-type="float">
            <text:p>0.18</text:p>
          </table:table-cell>
          <table:table-cell table:style-name="ce25" office:value-type="float" office:value="0.01" calcext:value-type="float">
            <text:p>0.01</text:p>
          </table:table-cell>
          <table:table-cell table:style-name="ce31" office:value-type="string" calcext:value-type="string">
            <text:p>－ <text:s/>0.00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 office:value-type="float" office:value="8.63" calcext:value-type="float">
            <text:p>8.63</text:p>
          </table:table-cell>
          <table:table-cell table:style-name="ce25" office:value-type="float" office:value="0.55" calcext:value-type="float">
            <text:p>0.55</text:p>
          </table:table-cell>
          <table:table-cell table:style-name="ce25" office:value-type="float" office:value="-0.61" calcext:value-type="float">
            <text:p>－ <text:s text:c="2"/>0.61</text:p>
          </table:table-cell>
          <table:table-cell table:style-name="ce25" office:value-type="float" office:value="0.04" calcext:value-type="float">
            <text:p>0.04</text:p>
          </table:table-cell>
          <table:table-cell table:style-name="ce25" office:value-type="float" office:value="285.57" calcext:value-type="float">
            <text:p>285.57</text:p>
          </table:table-cell>
          <table:table-cell table:style-name="ce25" office:value-type="float" office:value="0.59" calcext:value-type="float">
            <text:p>0.59</text:p>
          </table:table-cell>
          <table:table-cell table:style-name="ce25" office:value-type="float" office:value="-40.65" calcext:value-type="float">
            <text:p>－ <text:s text:c="2"/>40.65</text:p>
          </table:table-cell>
          <table:table-cell table:style-name="ce25" office:value-type="float" office:value="-1.9" calcext:value-type="float">
            <text:p>－ <text:s text:c="2"/>1.90</text:p>
          </table:table-cell>
          <table:table-cell table:style-name="ce25" office:value-type="float" office:value="3.41" calcext:value-type="float">
            <text:p>3.41</text:p>
          </table:table-cell>
          <table:table-cell table:style-name="ce25" office:value-type="float" office:value="0.09" calcext:value-type="float">
            <text:p>0.09</text:p>
          </table:table-cell>
          <table:table-cell table:style-name="ce59" office:value-type="float" office:value="0.21" calcext:value-type="float">
            <text:p>0.21</text:p>
          </table:table-cell>
          <table:table-cell table:style-name="ce62" table:number-columns-repeated="1008"/>
        </table:table-row>
        <table:table-row table:style-name="ro8">
          <table:table-cell table:style-name="ce13" office:value-type="string" calcext:value-type="string">
            <text:p><text:s text:c="2"/>附 註 : △凡計量單位為千分率者，其増減比較數為千分點。表內列有「－」者表示無數值，「0.00」表示未滿百分之0.005。</text:p>
          </table:table-cell>
          <table:table-cell table:style-name="ce26" table:number-columns-repeated="6"/>
          <table:table-cell/>
          <table:table-cell table:style-name="ce41"/>
          <table:table-cell table:style-name="ce48"/>
          <table:table-cell table:number-columns-repeated="2"/>
          <table:table-cell table:style-name="ce41"/>
          <table:table-cell table:style-name="ce48"/>
          <table:table-cell/>
          <table:table-cell table:style-name="ce48"/>
          <table:table-cell table:number-columns-repeated="1008"/>
        </table:table-row>
        <table:table-row table:style-name="ro4">
          <table:table-cell table:style-name="ce13"/>
          <table:table-cell table:number-columns-repeated="1023"/>
        </table:table-row>
        <table:table-row table:style-name="ro10">
          <table:table-cell table:number-columns-repeated="7"/>
          <table:table-cell table:style-name="ce4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5"/>
          <table:table-cell table:style-name="ce60"/>
          <table:table-cell table:number-columns-repeated="100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42" table:range-usable-as="print-range"/>
        </table:named-expressions>
      </table:table>
      <table:table table:name="縣市別" table:style-name="ta2" table:print-ranges="縣市別.A2:縣市別.P36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2">
          <table:table-cell table:number-columns-repeated="13"/>
          <table:table-cell table:style-name="ce87"/>
          <table:table-cell table:number-columns-repeated="1010"/>
        </table:table-row>
        <table:table-row table:style-name="ro13">
          <table:table-cell table:style-name="ce14" office:value-type="string" calcext:value-type="string" table:number-columns-spanned="16" table:number-rows-spanned="1">
            <text:p>民 國 99 年 8 月 戶 口 統 計 速 報 表 (續)</text:p>
          </table:table-cell>
          <table:covered-table-cell table:number-columns-repeated="10" table:style-name="ce14"/>
          <table:covered-table-cell table:style-name="ce85"/>
          <table:covered-table-cell table:style-name="ce14"/>
          <table:covered-table-cell table:style-name="ce62"/>
          <table:covered-table-cell table:style-name="ce14"/>
          <table:covered-table-cell table:style-name="ce62"/>
          <table:table-cell table:number-columns-repeated="1008"/>
        </table:table-row>
        <table:table-row table:style-name="ro14">
          <table:table-cell table:style-name="ce64"/>
          <table:table-cell table:style-name="ce70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2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2" office:value-type="string" calcext:value-type="string" table:number-columns-spanned="2" table:number-rows-spanned="1">
            <text:p>自　然　增　加</text:p>
          </table:table-cell>
          <table:covered-table-cell table:style-name="ce49"/>
          <table:table-cell table:style-name="ce42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6"/>
          <table:table-cell table:style-name="ce42" office:value-type="string" calcext:value-type="string" table:number-columns-spanned="2" table:number-rows-spanned="1">
            <text:p>離　 <text:s text:c="3"/>　婚</text:p>
          </table:table-cell>
          <table:covered-table-cell table:style-name="ce49"/>
          <table:table-cell table:style-name="ce51" office:value-type="string" calcext:value-type="string" table:number-columns-spanned="1" table:number-rows-spanned="4">
            <text:p>原住民</text:p>
            <text:p>人口數</text:p>
          </table:table-cell>
          <table:table-cell table:style-name="ce96"/>
          <table:table-cell table:number-columns-repeated="1007"/>
        </table:table-row>
        <table:table-row table:style-name="ro8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74" table:number-columns-repeated="4"/>
          <table:table-cell table:style-name="ce76" office:value-type="string" calcext:value-type="string">
            <text:p>折合年</text:p>
          </table:table-cell>
          <table:table-cell table:style-name="ce74"/>
          <table:table-cell table:style-name="ce76" office:value-type="string" calcext:value-type="string">
            <text:p>折合年</text:p>
          </table:table-cell>
          <table:table-cell table:style-name="ce79"/>
          <table:table-cell table:style-name="ce79" office:value-type="string" calcext:value-type="string">
            <text:p>折合年自</text:p>
          </table:table-cell>
          <table:table-cell table:style-name="ce79"/>
          <table:table-cell table:style-name="ce76" office:value-type="string" calcext:value-type="string">
            <text:p>折合年</text:p>
          </table:table-cell>
          <table:table-cell table:style-name="ce79"/>
          <table:table-cell table:style-name="ce76" office:value-type="string" calcext:value-type="string">
            <text:p>折合年</text:p>
          </table:table-cell>
          <table:covered-table-cell table:style-name="ce52"/>
          <table:table-cell table:style-name="ce96"/>
          <table:table-cell table:number-columns-repeated="1007"/>
        </table:table-row>
        <table:table-row table:style-name="ro8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83" office:value-type="string" office:string-value="然增加率" calcext:value-type="string">
            <text:p><text:s/>然增加率 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離婚率</text:p>
          </table:table-cell>
          <table:covered-table-cell table:style-name="ce52"/>
          <table:table-cell table:style-name="ce97"/>
          <table:table-cell table:number-columns-repeated="1007"/>
        </table:table-row>
        <table:table-row table:style-name="ro8">
          <table:table-cell table:style-name="ce65"/>
          <table:table-cell table:style-name="ce71"/>
          <table:table-cell table:style-name="ce75"/>
          <table:table-cell table:style-name="ce30" table:number-columns-repeated="3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covered-table-cell table:style-name="ce53"/>
          <table:table-cell table:style-name="ce98"/>
          <table:table-cell table:number-columns-repeated="1007"/>
        </table:table-row>
        <table:table-row table:style-name="ro15">
          <table:table-cell table:style-name="ce66" office:value-type="string" calcext:value-type="string">
            <text:p>總<text:span text:style-name="T1"> </text:span><text:span text:style-name="T2">　</text:span><text:span text:style-name="T3"> </text:span><text:span text:style-name="T2">　</text:span><text:span text:style-name="T3"> </text:span><text:span text:style-name="T2">計</text:span></text:p>
          </table:table-cell>
          <table:table-cell table:style-name="ce72" office:value-type="float" office:value="7900989" calcext:value-type="float">
            <text:p><text:s text:c="3"/>7,900,989</text:p>
          </table:table-cell>
          <table:table-cell table:style-name="ce72" office:value-type="float" office:value="23145020" calcext:value-type="float">
            <text:p><text:s text:c="3"/>23,145,020</text:p>
          </table:table-cell>
          <table:table-cell table:style-name="ce72" office:value-type="float" office:value="11634150" calcext:value-type="float">
            <text:p><text:s text:c="3"/>11,634,150</text:p>
          </table:table-cell>
          <table:table-cell table:style-name="ce72" office:value-type="float" office:value="11510870" calcext:value-type="float">
            <text:p><text:s text:c="3"/>11,510,870</text:p>
          </table:table-cell>
          <table:table-cell table:style-name="ce72" office:value-type="float" office:value="13761" calcext:value-type="float">
            <text:p><text:s text:c="3"/>13,761</text:p>
          </table:table-cell>
          <table:table-cell table:style-name="ce77" office:value-type="float" office:value="7" calcext:value-type="float">
            <text:p><text:s text:c="3"/>7.00</text:p>
          </table:table-cell>
          <table:table-cell table:style-name="ce72" office:value-type="float" office:value="12184" calcext:value-type="float">
            <text:p><text:s text:c="3"/>12,184</text:p>
          </table:table-cell>
          <table:table-cell table:style-name="ce77" office:value-type="float" office:value="6.2" calcext:value-type="float">
            <text:p><text:s text:c="3"/>6.20</text:p>
          </table:table-cell>
          <table:table-cell table:style-name="ce72" office:value-type="float" office:value="1577" calcext:value-type="float">
            <text:p><text:s text:c="3"/>1,577</text:p>
          </table:table-cell>
          <table:table-cell table:style-name="ce77" office:value-type="float" office:value="0.8" calcext:value-type="float">
            <text:p><text:s text:c="3"/>0.80</text:p>
          </table:table-cell>
          <table:table-cell table:style-name="ce72" office:value-type="float" office:value="5447" calcext:value-type="float">
            <text:p><text:s text:c="3"/>5,447</text:p>
          </table:table-cell>
          <table:table-cell table:style-name="ce77" office:value-type="float" office:value="2.77" calcext:value-type="float">
            <text:p><text:s text:c="3"/>2.77</text:p>
          </table:table-cell>
          <table:table-cell table:style-name="ce88" office:value-type="float" office:value="5339" calcext:value-type="float">
            <text:p><text:s text:c="3"/>5,339</text:p>
          </table:table-cell>
          <table:table-cell table:style-name="ce90" office:value-type="float" office:value="2.72" calcext:value-type="float">
            <text:p><text:s text:c="3"/>2.72</text:p>
          </table:table-cell>
          <table:table-cell table:style-name="ce93" office:value-type="float" office:value="510203" calcext:value-type="float">
            <text:p><text:s text:c="3"/>510,203</text:p>
          </table:table-cell>
          <table:table-cell table:number-columns-repeated="1008"/>
        </table:table-row>
        <table:table-row table:style-name="ro8">
          <table:table-cell table:style-name="ce66" office:value-type="string" calcext:value-type="string">
            <text:p>臺<text:span text:style-name="T1"> </text:span><text:span text:style-name="T2">灣</text:span><text:span text:style-name="T3"> </text:span><text:span text:style-name="T2">地</text:span><text:span text:style-name="T3"> </text:span><text:span text:style-name="T2">區</text:span></text:p>
          </table:table-cell>
          <table:table-cell table:style-name="ce72" office:value-type="float" office:value="7866678" calcext:value-type="float">
            <text:p><text:s text:c="3"/>7,866,678</text:p>
          </table:table-cell>
          <table:table-cell table:style-name="ce72" office:value-type="float" office:value="23039288" calcext:value-type="float">
            <text:p><text:s text:c="3"/>23,039,288</text:p>
          </table:table-cell>
          <table:table-cell table:style-name="ce72" office:value-type="float" office:value="11579220" calcext:value-type="float">
            <text:p><text:s text:c="3"/>11,579,220</text:p>
          </table:table-cell>
          <table:table-cell table:style-name="ce72" office:value-type="float" office:value="11460068" calcext:value-type="float">
            <text:p><text:s text:c="3"/>11,460,068</text:p>
          </table:table-cell>
          <table:table-cell table:style-name="ce72" office:value-type="float" office:value="13660" calcext:value-type="float">
            <text:p><text:s text:c="3"/>13,660</text:p>
          </table:table-cell>
          <table:table-cell table:style-name="ce77" office:value-type="float" office:value="6.98" calcext:value-type="float">
            <text:p><text:s text:c="3"/>6.98</text:p>
          </table:table-cell>
          <table:table-cell table:style-name="ce72" office:value-type="float" office:value="12135" calcext:value-type="float">
            <text:p><text:s text:c="3"/>12,135</text:p>
          </table:table-cell>
          <table:table-cell table:style-name="ce77" office:value-type="float" office:value="6.2" calcext:value-type="float">
            <text:p><text:s text:c="3"/>6.20</text:p>
          </table:table-cell>
          <table:table-cell table:style-name="ce72" office:value-type="float" office:value="1525" calcext:value-type="float">
            <text:p><text:s text:c="3"/>1,525</text:p>
          </table:table-cell>
          <table:table-cell table:style-name="ce77" office:value-type="float" office:value="0.78" calcext:value-type="float">
            <text:p><text:s text:c="3"/>0.78</text:p>
          </table:table-cell>
          <table:table-cell table:style-name="ce72" office:value-type="float" office:value="5431" calcext:value-type="float">
            <text:p><text:s text:c="3"/>5,431</text:p>
          </table:table-cell>
          <table:table-cell table:style-name="ce77" office:value-type="float" office:value="2.78" calcext:value-type="float">
            <text:p><text:s text:c="3"/>2.78</text:p>
          </table:table-cell>
          <table:table-cell table:style-name="ce88" office:value-type="float" office:value="5331" calcext:value-type="float">
            <text:p><text:s text:c="3"/>5,331</text:p>
          </table:table-cell>
          <table:table-cell table:style-name="ce90" office:value-type="float" office:value="2.72" calcext:value-type="float">
            <text:p><text:s text:c="3"/>2.72</text:p>
          </table:table-cell>
          <table:table-cell table:style-name="ce93" office:value-type="float" office:value="509627" calcext:value-type="float">
            <text:p><text:s text:c="3"/>509,627</text:p>
          </table:table-cell>
          <table:table-cell table:number-columns-repeated="1008"/>
        </table:table-row>
        <table:table-row table:style-name="ro8">
          <table:table-cell table:style-name="ce66" office:value-type="string" calcext:value-type="string">
            <text:p>臺<text:span text:style-name="T4">   </text:span><text:span text:style-name="T5">灣</text:span><text:span text:style-name="T6">   </text:span><text:span text:style-name="T5">省</text:span></text:p>
          </table:table-cell>
          <table:table-cell table:style-name="ce72" office:value-type="float" office:value="6302680" calcext:value-type="float">
            <text:p><text:s text:c="3"/>6,302,680</text:p>
          </table:table-cell>
          <table:table-cell table:style-name="ce72" office:value-type="float" office:value="18904564" calcext:value-type="float">
            <text:p><text:s text:c="3"/>18,904,564</text:p>
          </table:table-cell>
          <table:table-cell table:style-name="ce72" office:value-type="float" office:value="9566841" calcext:value-type="float">
            <text:p><text:s text:c="3"/>9,566,841</text:p>
          </table:table-cell>
          <table:table-cell table:style-name="ce72" office:value-type="float" office:value="9337723" calcext:value-type="float">
            <text:p><text:s text:c="3"/>9,337,723</text:p>
          </table:table-cell>
          <table:table-cell table:style-name="ce72" office:value-type="float" office:value="11301" calcext:value-type="float">
            <text:p><text:s text:c="3"/>11,301</text:p>
          </table:table-cell>
          <table:table-cell table:style-name="ce77" office:value-type="float" office:value="7.04" calcext:value-type="float">
            <text:p><text:s text:c="3"/>7.04</text:p>
          </table:table-cell>
          <table:table-cell table:style-name="ce72" office:value-type="float" office:value="10060" calcext:value-type="float">
            <text:p><text:s text:c="3"/>10,060</text:p>
          </table:table-cell>
          <table:table-cell table:style-name="ce77" office:value-type="float" office:value="6.27" calcext:value-type="float">
            <text:p><text:s text:c="3"/>6.27</text:p>
          </table:table-cell>
          <table:table-cell table:style-name="ce72" office:value-type="float" office:value="1241" calcext:value-type="float">
            <text:p><text:s text:c="3"/>1,241</text:p>
          </table:table-cell>
          <table:table-cell table:style-name="ce77" office:value-type="float" office:value="0.77" calcext:value-type="float">
            <text:p><text:s text:c="3"/>0.77</text:p>
          </table:table-cell>
          <table:table-cell table:style-name="ce72" office:value-type="float" office:value="4376" calcext:value-type="float">
            <text:p><text:s text:c="3"/>4,376</text:p>
          </table:table-cell>
          <table:table-cell table:style-name="ce77" office:value-type="float" office:value="2.73" calcext:value-type="float">
            <text:p><text:s text:c="3"/>2.73</text:p>
          </table:table-cell>
          <table:table-cell table:style-name="ce88" office:value-type="float" office:value="4400" calcext:value-type="float">
            <text:p><text:s text:c="3"/>4,400</text:p>
          </table:table-cell>
          <table:table-cell table:style-name="ce90" office:value-type="float" office:value="2.74" calcext:value-type="float">
            <text:p><text:s text:c="3"/>2.74</text:p>
          </table:table-cell>
          <table:table-cell table:style-name="ce93" office:value-type="float" office:value="484490" calcext:value-type="float">
            <text:p><text:s text:c="3"/>484,490</text:p>
          </table:table-cell>
          <table:table-cell table:number-columns-repeated="1008"/>
        </table:table-row>
        <table:table-row table:style-name="ro16">
          <table:table-cell table:style-name="ce67" office:value-type="string" calcext:value-type="string">
            <text:p>臺<text:span text:style-name="T7"> </text:span><text:span text:style-name="T8">北</text:span><text:span text:style-name="T9"> </text:span><text:span text:style-name="T8">縣</text:span></text:p>
          </table:table-cell>
          <table:table-cell table:style-name="ce72" office:value-type="float" office:value="1398209" calcext:value-type="float">
            <text:p><text:s text:c="3"/>1,398,209</text:p>
          </table:table-cell>
          <table:table-cell table:style-name="ce72" office:value-type="float" office:value="3892616" calcext:value-type="float">
            <text:p><text:s text:c="3"/>3,892,616</text:p>
          </table:table-cell>
          <table:table-cell table:style-name="ce72" office:value-type="float" office:value="1934517" calcext:value-type="float">
            <text:p><text:s text:c="3"/>1,934,517</text:p>
          </table:table-cell>
          <table:table-cell table:style-name="ce72" office:value-type="float" office:value="1958099" calcext:value-type="float">
            <text:p><text:s text:c="3"/>1,958,099</text:p>
          </table:table-cell>
          <table:table-cell table:style-name="ce72" office:value-type="float" office:value="2232" calcext:value-type="float">
            <text:p><text:s text:c="3"/>2,232</text:p>
          </table:table-cell>
          <table:table-cell table:style-name="ce77" office:value-type="float" office:value="6.75" calcext:value-type="float">
            <text:p><text:s text:c="3"/>6.75</text:p>
          </table:table-cell>
          <table:table-cell table:style-name="ce72" office:value-type="float" office:value="1539" calcext:value-type="float">
            <text:p><text:s text:c="3"/>1,539</text:p>
          </table:table-cell>
          <table:table-cell table:style-name="ce77" office:value-type="float" office:value="4.66" calcext:value-type="float">
            <text:p><text:s text:c="3"/>4.66</text:p>
          </table:table-cell>
          <table:table-cell table:style-name="ce72" office:value-type="float" office:value="693" calcext:value-type="float">
            <text:p><text:s text:c="3"/>693</text:p>
          </table:table-cell>
          <table:table-cell table:style-name="ce77" office:value-type="float" office:value="2.1" calcext:value-type="float">
            <text:p><text:s text:c="3"/>2.10</text:p>
          </table:table-cell>
          <table:table-cell table:style-name="ce72" office:value-type="float" office:value="1011" calcext:value-type="float">
            <text:p><text:s text:c="3"/>1,011</text:p>
          </table:table-cell>
          <table:table-cell table:style-name="ce77" office:value-type="float" office:value="3.06" calcext:value-type="float">
            <text:p><text:s text:c="3"/>3.06</text:p>
          </table:table-cell>
          <table:table-cell table:style-name="ce88" office:value-type="float" office:value="1014" calcext:value-type="float">
            <text:p><text:s text:c="3"/>1,014</text:p>
          </table:table-cell>
          <table:table-cell table:style-name="ce90" office:value-type="float" office:value="3.07" calcext:value-type="float">
            <text:p><text:s text:c="3"/>3.07</text:p>
          </table:table-cell>
          <table:table-cell table:style-name="ce93" office:value-type="float" office:value="48402" calcext:value-type="float">
            <text:p><text:s text:c="3"/>48,402</text:p>
          </table:table-cell>
          <table:table-cell table:number-columns-repeated="1008"/>
        </table:table-row>
        <table:table-row table:style-name="ro17">
          <table:table-cell table:style-name="ce67" office:value-type="string" calcext:value-type="string">
            <text:p>宜<text:span text:style-name="T7"> </text:span><text:span text:style-name="T8">蘭</text:span><text:span text:style-name="T9"> </text:span><text:span text:style-name="T8">縣</text:span></text:p>
          </table:table-cell>
          <table:table-cell table:style-name="ce72" office:value-type="float" office:value="153342" calcext:value-type="float">
            <text:p><text:s text:c="3"/>153,342</text:p>
          </table:table-cell>
          <table:table-cell table:style-name="ce72" office:value-type="float" office:value="460719" calcext:value-type="float">
            <text:p><text:s text:c="3"/>460,719</text:p>
          </table:table-cell>
          <table:table-cell table:style-name="ce72" office:value-type="float" office:value="234972" calcext:value-type="float">
            <text:p><text:s text:c="3"/>234,972</text:p>
          </table:table-cell>
          <table:table-cell table:style-name="ce72" office:value-type="float" office:value="225747" calcext:value-type="float">
            <text:p><text:s text:c="3"/>225,747</text:p>
          </table:table-cell>
          <table:table-cell table:style-name="ce72" office:value-type="float" office:value="289" calcext:value-type="float">
            <text:p><text:s text:c="3"/>289</text:p>
          </table:table-cell>
          <table:table-cell table:style-name="ce77" office:value-type="float" office:value="7.39" calcext:value-type="float">
            <text:p><text:s text:c="3"/>7.39</text:p>
          </table:table-cell>
          <table:table-cell table:style-name="ce72" office:value-type="float" office:value="271" calcext:value-type="float">
            <text:p><text:s text:c="3"/>271</text:p>
          </table:table-cell>
          <table:table-cell table:style-name="ce77" office:value-type="float" office:value="6.93" calcext:value-type="float">
            <text:p><text:s text:c="3"/>6.93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style-name="ce84" office:value-type="float" office:value="0.46" calcext:value-type="float">
            <text:p><text:s text:c="4"/>0.46</text:p>
          </table:table-cell>
          <table:table-cell table:style-name="ce72" office:value-type="float" office:value="108" calcext:value-type="float">
            <text:p><text:s text:c="3"/>108</text:p>
          </table:table-cell>
          <table:table-cell table:style-name="ce77" office:value-type="float" office:value="2.76" calcext:value-type="float">
            <text:p><text:s text:c="3"/>2.76</text:p>
          </table:table-cell>
          <table:table-cell table:style-name="ce88" office:value-type="float" office:value="99" calcext:value-type="float">
            <text:p><text:s text:c="3"/>99</text:p>
          </table:table-cell>
          <table:table-cell table:style-name="ce90" office:value-type="float" office:value="2.53" calcext:value-type="float">
            <text:p><text:s text:c="3"/>2.53</text:p>
          </table:table-cell>
          <table:table-cell table:style-name="ce93" office:value-type="float" office:value="15306" calcext:value-type="float">
            <text:p><text:s text:c="3"/>15,306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桃<text:span text:style-name="T7"> </text:span><text:span text:style-name="T8">園</text:span><text:span text:style-name="T9"> </text:span><text:span text:style-name="T8">縣</text:span></text:p>
          </table:table-cell>
          <table:table-cell table:style-name="ce72" office:value-type="float" office:value="670330" calcext:value-type="float">
            <text:p><text:s text:c="3"/>670,330</text:p>
          </table:table-cell>
          <table:table-cell table:style-name="ce72" office:value-type="float" office:value="2003205" calcext:value-type="float">
            <text:p><text:s text:c="3"/>2,003,205</text:p>
          </table:table-cell>
          <table:table-cell table:style-name="ce72" office:value-type="float" office:value="1010164" calcext:value-type="float">
            <text:p><text:s text:c="3"/>1,010,164</text:p>
          </table:table-cell>
          <table:table-cell table:style-name="ce72" office:value-type="float" office:value="993041" calcext:value-type="float">
            <text:p><text:s text:c="3"/>993,041</text:p>
          </table:table-cell>
          <table:table-cell table:style-name="ce72" office:value-type="float" office:value="1326" calcext:value-type="float">
            <text:p><text:s text:c="3"/>1,326</text:p>
          </table:table-cell>
          <table:table-cell table:style-name="ce77" office:value-type="float" office:value="7.79" calcext:value-type="float">
            <text:p><text:s text:c="3"/>7.79</text:p>
          </table:table-cell>
          <table:table-cell table:style-name="ce72" office:value-type="float" office:value="816" calcext:value-type="float">
            <text:p><text:s text:c="3"/>816</text:p>
          </table:table-cell>
          <table:table-cell table:style-name="ce77" office:value-type="float" office:value="4.79" calcext:value-type="float">
            <text:p><text:s text:c="3"/>4.79</text:p>
          </table:table-cell>
          <table:table-cell table:style-name="ce72" office:value-type="float" office:value="510" calcext:value-type="float">
            <text:p><text:s text:c="3"/>510</text:p>
          </table:table-cell>
          <table:table-cell table:style-name="ce77" office:value-type="float" office:value="3" calcext:value-type="float">
            <text:p><text:s text:c="3"/>3.00</text:p>
          </table:table-cell>
          <table:table-cell table:style-name="ce72" office:value-type="float" office:value="530" calcext:value-type="float">
            <text:p><text:s text:c="3"/>530</text:p>
          </table:table-cell>
          <table:table-cell table:style-name="ce77" office:value-type="float" office:value="3.11" calcext:value-type="float">
            <text:p><text:s text:c="3"/>3.11</text:p>
          </table:table-cell>
          <table:table-cell table:style-name="ce88" office:value-type="float" office:value="592" calcext:value-type="float">
            <text:p><text:s text:c="3"/>592</text:p>
          </table:table-cell>
          <table:table-cell table:style-name="ce90" office:value-type="float" office:value="3.48" calcext:value-type="float">
            <text:p><text:s text:c="3"/>3.48</text:p>
          </table:table-cell>
          <table:table-cell table:style-name="ce93" office:value-type="float" office:value="59082" calcext:value-type="float">
            <text:p><text:s text:c="3"/>59,082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新<text:span text:style-name="T7"> </text:span><text:span text:style-name="T8">竹</text:span><text:span text:style-name="T9"> </text:span><text:span text:style-name="T8">縣</text:span></text:p>
          </table:table-cell>
          <table:table-cell table:style-name="ce72" office:value-type="float" office:value="160129" calcext:value-type="float">
            <text:p><text:s text:c="3"/>160,129</text:p>
          </table:table-cell>
          <table:table-cell table:style-name="ce72" office:value-type="float" office:value="511644" calcext:value-type="float">
            <text:p><text:s text:c="3"/>511,644</text:p>
          </table:table-cell>
          <table:table-cell table:style-name="ce72" office:value-type="float" office:value="263503" calcext:value-type="float">
            <text:p><text:s text:c="3"/>263,503</text:p>
          </table:table-cell>
          <table:table-cell table:style-name="ce72" office:value-type="float" office:value="248141" calcext:value-type="float">
            <text:p><text:s text:c="3"/>248,141</text:p>
          </table:table-cell>
          <table:table-cell table:style-name="ce72" office:value-type="float" office:value="416" calcext:value-type="float">
            <text:p><text:s text:c="3"/>416</text:p>
          </table:table-cell>
          <table:table-cell table:style-name="ce77" office:value-type="float" office:value="9.58" calcext:value-type="float">
            <text:p><text:s text:c="3"/>9.58</text:p>
          </table:table-cell>
          <table:table-cell table:style-name="ce72" office:value-type="float" office:value="281" calcext:value-type="float">
            <text:p><text:s text:c="3"/>281</text:p>
          </table:table-cell>
          <table:table-cell table:style-name="ce77" office:value-type="float" office:value="6.47" calcext:value-type="float">
            <text:p><text:s text:c="3"/>6.47</text:p>
          </table:table-cell>
          <table:table-cell table:style-name="ce72" office:value-type="float" office:value="135" calcext:value-type="float">
            <text:p><text:s text:c="3"/>135</text:p>
          </table:table-cell>
          <table:table-cell table:style-name="ce77" office:value-type="float" office:value="3.11" calcext:value-type="float">
            <text:p><text:s text:c="3"/>3.11</text:p>
          </table:table-cell>
          <table:table-cell table:style-name="ce72" office:value-type="float" office:value="108" calcext:value-type="float">
            <text:p><text:s text:c="3"/>108</text:p>
          </table:table-cell>
          <table:table-cell table:style-name="ce77" office:value-type="float" office:value="2.49" calcext:value-type="float">
            <text:p><text:s text:c="3"/>2.49</text:p>
          </table:table-cell>
          <table:table-cell table:style-name="ce88" office:value-type="float" office:value="116" calcext:value-type="float">
            <text:p><text:s text:c="3"/>116</text:p>
          </table:table-cell>
          <table:table-cell table:style-name="ce90" office:value-type="float" office:value="2.67" calcext:value-type="float">
            <text:p><text:s text:c="3"/>2.67</text:p>
          </table:table-cell>
          <table:table-cell table:style-name="ce93" office:value-type="float" office:value="19403" calcext:value-type="float">
            <text:p><text:s text:c="3"/>19,403</text:p>
          </table:table-cell>
          <table:table-cell table:number-columns-repeated="1008"/>
        </table:table-row>
        <table:table-row table:style-name="ro16">
          <table:table-cell table:style-name="ce67" office:value-type="string" calcext:value-type="string">
            <text:p>苗<text:span text:style-name="T7"> </text:span><text:span text:style-name="T8">栗</text:span><text:span text:style-name="T9"> </text:span><text:span text:style-name="T8">縣</text:span></text:p>
          </table:table-cell>
          <table:table-cell table:style-name="ce72" office:value-type="float" office:value="171872" calcext:value-type="float">
            <text:p><text:s text:c="3"/>171,872</text:p>
          </table:table-cell>
          <table:table-cell table:style-name="ce72" office:value-type="float" office:value="560561" calcext:value-type="float">
            <text:p><text:s text:c="3"/>560,561</text:p>
          </table:table-cell>
          <table:table-cell table:style-name="ce72" office:value-type="float" office:value="291098" calcext:value-type="float">
            <text:p><text:s text:c="3"/>291,098</text:p>
          </table:table-cell>
          <table:table-cell table:style-name="ce72" office:value-type="float" office:value="269463" calcext:value-type="float">
            <text:p><text:s text:c="3"/>269,463</text:p>
          </table:table-cell>
          <table:table-cell table:style-name="ce72" office:value-type="float" office:value="368" calcext:value-type="float">
            <text:p><text:s text:c="3"/>368</text:p>
          </table:table-cell>
          <table:table-cell table:style-name="ce77" office:value-type="float" office:value="7.73" calcext:value-type="float">
            <text:p><text:s text:c="3"/>7.73</text:p>
          </table:table-cell>
          <table:table-cell table:style-name="ce72" office:value-type="float" office:value="333" calcext:value-type="float">
            <text:p><text:s text:c="3"/>333</text:p>
          </table:table-cell>
          <table:table-cell table:style-name="ce77" office:value-type="float" office:value="7" calcext:value-type="float">
            <text:p><text:s text:c="3"/>7.00</text:p>
          </table:table-cell>
          <table:table-cell table:style-name="ce80" office:value-type="float" office:value="35" calcext:value-type="float">
            <text:p><text:s text:c="3"/>35</text:p>
          </table:table-cell>
          <table:table-cell table:style-name="ce84" office:value-type="float" office:value="0.74" calcext:value-type="float">
            <text:p><text:s text:c="4"/>0.74</text:p>
          </table:table-cell>
          <table:table-cell table:style-name="ce72" office:value-type="float" office:value="124" calcext:value-type="float">
            <text:p><text:s text:c="3"/>124</text:p>
          </table:table-cell>
          <table:table-cell table:style-name="ce77" office:value-type="float" office:value="2.61" calcext:value-type="float">
            <text:p><text:s text:c="3"/>2.61</text:p>
          </table:table-cell>
          <table:table-cell table:style-name="ce88" office:value-type="float" office:value="114" calcext:value-type="float">
            <text:p><text:s text:c="3"/>114</text:p>
          </table:table-cell>
          <table:table-cell table:style-name="ce90" office:value-type="float" office:value="2.4" calcext:value-type="float">
            <text:p><text:s text:c="3"/>2.40</text:p>
          </table:table-cell>
          <table:table-cell table:style-name="ce93" office:value-type="float" office:value="10559" calcext:value-type="float">
            <text:p><text:s text:c="3"/>10,559</text:p>
          </table:table-cell>
          <table:table-cell table:number-columns-repeated="1008"/>
        </table:table-row>
        <table:table-row table:style-name="ro17">
          <table:table-cell table:style-name="ce67" office:value-type="string" calcext:value-type="string">
            <text:p>臺<text:span text:style-name="T7"> </text:span><text:span text:style-name="T8">中</text:span><text:span text:style-name="T9"> </text:span><text:span text:style-name="T8">縣</text:span></text:p>
          </table:table-cell>
          <table:table-cell table:style-name="ce72" office:value-type="float" office:value="465198" calcext:value-type="float">
            <text:p><text:s text:c="3"/>465,198</text:p>
          </table:table-cell>
          <table:table-cell table:style-name="ce72" office:value-type="float" office:value="1564130" calcext:value-type="float">
            <text:p><text:s text:c="3"/>1,564,130</text:p>
          </table:table-cell>
          <table:table-cell table:style-name="ce72" office:value-type="float" office:value="792908" calcext:value-type="float">
            <text:p><text:s text:c="3"/>792,908</text:p>
          </table:table-cell>
          <table:table-cell table:style-name="ce72" office:value-type="float" office:value="771222" calcext:value-type="float">
            <text:p><text:s text:c="3"/>771,222</text:p>
          </table:table-cell>
          <table:table-cell table:style-name="ce72" office:value-type="float" office:value="963" calcext:value-type="float">
            <text:p><text:s text:c="3"/>963</text:p>
          </table:table-cell>
          <table:table-cell table:style-name="ce77" office:value-type="float" office:value="7.25" calcext:value-type="float">
            <text:p><text:s text:c="3"/>7.25</text:p>
          </table:table-cell>
          <table:table-cell table:style-name="ce72" office:value-type="float" office:value="726" calcext:value-type="float">
            <text:p><text:s text:c="3"/>726</text:p>
          </table:table-cell>
          <table:table-cell table:style-name="ce77" office:value-type="float" office:value="5.47" calcext:value-type="float">
            <text:p><text:s text:c="3"/>5.47</text:p>
          </table:table-cell>
          <table:table-cell table:style-name="ce72" office:value-type="float" office:value="237" calcext:value-type="float">
            <text:p><text:s text:c="3"/>237</text:p>
          </table:table-cell>
          <table:table-cell table:style-name="ce77" office:value-type="float" office:value="1.78" calcext:value-type="float">
            <text:p><text:s text:c="3"/>1.78</text:p>
          </table:table-cell>
          <table:table-cell table:style-name="ce72" office:value-type="float" office:value="335" calcext:value-type="float">
            <text:p><text:s text:c="3"/>335</text:p>
          </table:table-cell>
          <table:table-cell table:style-name="ce77" office:value-type="float" office:value="2.52" calcext:value-type="float">
            <text:p><text:s text:c="3"/>2.52</text:p>
          </table:table-cell>
          <table:table-cell table:style-name="ce88" office:value-type="float" office:value="348" calcext:value-type="float">
            <text:p><text:s text:c="3"/>348</text:p>
          </table:table-cell>
          <table:table-cell table:style-name="ce90" office:value-type="float" office:value="2.62" calcext:value-type="float">
            <text:p><text:s text:c="3"/>2.62</text:p>
          </table:table-cell>
          <table:table-cell table:style-name="ce93" office:value-type="float" office:value="20028" calcext:value-type="float">
            <text:p><text:s text:c="3"/>20,028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彰<text:span text:style-name="T7"> </text:span><text:span text:style-name="T8">化</text:span><text:span text:style-name="T9"> </text:span><text:span text:style-name="T8">縣</text:span></text:p>
          </table:table-cell>
          <table:table-cell table:style-name="ce72" office:value-type="float" office:value="362183" calcext:value-type="float">
            <text:p><text:s text:c="3"/>362,183</text:p>
          </table:table-cell>
          <table:table-cell table:style-name="ce72" office:value-type="float" office:value="1308326" calcext:value-type="float">
            <text:p><text:s text:c="3"/>1,308,326</text:p>
          </table:table-cell>
          <table:table-cell table:style-name="ce72" office:value-type="float" office:value="671685" calcext:value-type="float">
            <text:p><text:s text:c="3"/>671,685</text:p>
          </table:table-cell>
          <table:table-cell table:style-name="ce72" office:value-type="float" office:value="636641" calcext:value-type="float">
            <text:p><text:s text:c="3"/>636,641</text:p>
          </table:table-cell>
          <table:table-cell table:style-name="ce72" office:value-type="float" office:value="830" calcext:value-type="float">
            <text:p><text:s text:c="3"/>830</text:p>
          </table:table-cell>
          <table:table-cell table:style-name="ce77" office:value-type="float" office:value="7.47" calcext:value-type="float">
            <text:p><text:s text:c="3"/>7.47</text:p>
          </table:table-cell>
          <table:table-cell table:style-name="ce72" office:value-type="float" office:value="711" calcext:value-type="float">
            <text:p><text:s text:c="3"/>711</text:p>
          </table:table-cell>
          <table:table-cell table:style-name="ce77" office:value-type="float" office:value="6.4" calcext:value-type="float">
            <text:p><text:s text:c="3"/>6.40</text:p>
          </table:table-cell>
          <table:table-cell table:style-name="ce72" office:value-type="float" office:value="119" calcext:value-type="float">
            <text:p><text:s text:c="3"/>119</text:p>
          </table:table-cell>
          <table:table-cell table:style-name="ce77" office:value-type="float" office:value="1.07" calcext:value-type="float">
            <text:p><text:s text:c="3"/>1.07</text:p>
          </table:table-cell>
          <table:table-cell table:style-name="ce72" office:value-type="float" office:value="282" calcext:value-type="float">
            <text:p><text:s text:c="3"/>282</text:p>
          </table:table-cell>
          <table:table-cell table:style-name="ce77" office:value-type="float" office:value="2.54" calcext:value-type="float">
            <text:p><text:s text:c="3"/>2.54</text:p>
          </table:table-cell>
          <table:table-cell table:style-name="ce88" office:value-type="float" office:value="210" calcext:value-type="float">
            <text:p><text:s text:c="3"/>210</text:p>
          </table:table-cell>
          <table:table-cell table:style-name="ce90" office:value-type="float" office:value="1.89" calcext:value-type="float">
            <text:p><text:s text:c="3"/>1.89</text:p>
          </table:table-cell>
          <table:table-cell table:style-name="ce93" office:value-type="float" office:value="4868" calcext:value-type="float">
            <text:p><text:s text:c="3"/>4,868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南<text:span text:style-name="T7"> </text:span><text:span text:style-name="T8">投</text:span><text:span text:style-name="T9"> </text:span><text:span text:style-name="T8">縣</text:span></text:p>
          </table:table-cell>
          <table:table-cell table:style-name="ce72" office:value-type="float" office:value="170205" calcext:value-type="float">
            <text:p><text:s text:c="3"/>170,205</text:p>
          </table:table-cell>
          <table:table-cell table:style-name="ce72" office:value-type="float" office:value="527774" calcext:value-type="float">
            <text:p><text:s text:c="3"/>527,774</text:p>
          </table:table-cell>
          <table:table-cell table:style-name="ce72" office:value-type="float" office:value="271683" calcext:value-type="float">
            <text:p><text:s text:c="3"/>271,683</text:p>
          </table:table-cell>
          <table:table-cell table:style-name="ce72" office:value-type="float" office:value="256091" calcext:value-type="float">
            <text:p><text:s text:c="3"/>256,091</text:p>
          </table:table-cell>
          <table:table-cell table:style-name="ce72" office:value-type="float" office:value="311" calcext:value-type="float">
            <text:p><text:s text:c="3"/>311</text:p>
          </table:table-cell>
          <table:table-cell table:style-name="ce77" office:value-type="float" office:value="6.94" calcext:value-type="float">
            <text:p><text:s text:c="3"/>6.94</text:p>
          </table:table-cell>
          <table:table-cell table:style-name="ce72" office:value-type="float" office:value="329" calcext:value-type="float">
            <text:p><text:s text:c="3"/>329</text:p>
          </table:table-cell>
          <table:table-cell table:style-name="ce77" office:value-type="float" office:value="7.34" calcext:value-type="float">
            <text:p><text:s text:c="3"/>7.34</text:p>
          </table:table-cell>
          <table:table-cell table:style-name="ce80" office:value-type="float" office:value="-18" calcext:value-type="float">
            <text:p>－ <text:s text:c="3"/>18</text:p>
          </table:table-cell>
          <table:table-cell table:style-name="ce84" office:value-type="float" office:value="-0.4" calcext:value-type="float">
            <text:p>－ <text:s text:c="2"/>0.40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7" office:value-type="float" office:value="2.54" calcext:value-type="float">
            <text:p><text:s text:c="3"/>2.54</text:p>
          </table:table-cell>
          <table:table-cell table:style-name="ce88" office:value-type="float" office:value="119" calcext:value-type="float">
            <text:p><text:s text:c="3"/>119</text:p>
          </table:table-cell>
          <table:table-cell table:style-name="ce90" office:value-type="float" office:value="2.65" calcext:value-type="float">
            <text:p><text:s text:c="3"/>2.65</text:p>
          </table:table-cell>
          <table:table-cell table:style-name="ce93" office:value-type="float" office:value="28224" calcext:value-type="float">
            <text:p><text:s text:c="3"/>28,224</text:p>
          </table:table-cell>
          <table:table-cell table:number-columns-repeated="1008"/>
        </table:table-row>
        <table:table-row table:style-name="ro16">
          <table:table-cell table:style-name="ce67" office:value-type="string" calcext:value-type="string">
            <text:p>雲<text:span text:style-name="T7"> </text:span><text:span text:style-name="T8">林</text:span><text:span text:style-name="T9"> </text:span><text:span text:style-name="T8">縣</text:span></text:p>
          </table:table-cell>
          <table:table-cell table:style-name="ce72" office:value-type="float" office:value="228767" calcext:value-type="float">
            <text:p><text:s text:c="3"/>228,767</text:p>
          </table:table-cell>
          <table:table-cell table:style-name="ce72" office:value-type="float" office:value="718196" calcext:value-type="float">
            <text:p><text:s text:c="3"/>718,196</text:p>
          </table:table-cell>
          <table:table-cell table:style-name="ce72" office:value-type="float" office:value="375120" calcext:value-type="float">
            <text:p><text:s text:c="3"/>375,120</text:p>
          </table:table-cell>
          <table:table-cell table:style-name="ce72" office:value-type="float" office:value="343076" calcext:value-type="float">
            <text:p><text:s text:c="3"/>343,076</text:p>
          </table:table-cell>
          <table:table-cell table:style-name="ce72" office:value-type="float" office:value="427" calcext:value-type="float">
            <text:p><text:s text:c="3"/>427</text:p>
          </table:table-cell>
          <table:table-cell table:style-name="ce77" office:value-type="float" office:value="7" calcext:value-type="float">
            <text:p><text:s text:c="3"/>7.00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77" office:value-type="float" office:value="8.85" calcext:value-type="float">
            <text:p><text:s text:c="3"/>8.85</text:p>
          </table:table-cell>
          <table:table-cell table:style-name="ce81" office:value-type="float" office:value="-113" calcext:value-type="float">
            <text:p>－ <text:s/>113</text:p>
          </table:table-cell>
          <table:table-cell table:style-name="ce84" office:value-type="float" office:value="-1.85" calcext:value-type="float">
            <text:p>－ <text:s text:c="2"/>1.85</text:p>
          </table:table-cell>
          <table:table-cell table:style-name="ce72" office:value-type="float" office:value="149" calcext:value-type="float">
            <text:p><text:s text:c="3"/>149</text:p>
          </table:table-cell>
          <table:table-cell table:style-name="ce77" office:value-type="float" office:value="2.44" calcext:value-type="float">
            <text:p><text:s text:c="3"/>2.44</text:p>
          </table:table-cell>
          <table:table-cell table:style-name="ce88" office:value-type="float" office:value="131" calcext:value-type="float">
            <text:p><text:s text:c="3"/>131</text:p>
          </table:table-cell>
          <table:table-cell table:style-name="ce90" office:value-type="float" office:value="2.15" calcext:value-type="float">
            <text:p><text:s text:c="3"/>2.15</text:p>
          </table:table-cell>
          <table:table-cell table:style-name="ce93" office:value-type="float" office:value="1732" calcext:value-type="float">
            <text:p><text:s text:c="3"/>1,732</text:p>
          </table:table-cell>
          <table:table-cell table:number-columns-repeated="1008"/>
        </table:table-row>
        <table:table-row table:style-name="ro17">
          <table:table-cell table:style-name="ce67" office:value-type="string" calcext:value-type="string">
            <text:p>嘉<text:span text:style-name="T7"> </text:span><text:span text:style-name="T8">義</text:span><text:span text:style-name="T9"> </text:span><text:span text:style-name="T8">縣</text:span></text:p>
          </table:table-cell>
          <table:table-cell table:style-name="ce72" office:value-type="float" office:value="175797" calcext:value-type="float">
            <text:p><text:s text:c="3"/>175,797</text:p>
          </table:table-cell>
          <table:table-cell table:style-name="ce72" office:value-type="float" office:value="544236" calcext:value-type="float">
            <text:p><text:s text:c="3"/>544,236</text:p>
          </table:table-cell>
          <table:table-cell table:style-name="ce72" office:value-type="float" office:value="283971" calcext:value-type="float">
            <text:p><text:s text:c="3"/>283,971</text:p>
          </table:table-cell>
          <table:table-cell table:style-name="ce72" office:value-type="float" office:value="260265" calcext:value-type="float">
            <text:p><text:s text:c="3"/>260,265</text:p>
          </table:table-cell>
          <table:table-cell table:style-name="ce72" office:value-type="float" office:value="309" calcext:value-type="float">
            <text:p><text:s text:c="3"/>309</text:p>
          </table:table-cell>
          <table:table-cell table:style-name="ce77" office:value-type="float" office:value="6.68" calcext:value-type="float">
            <text:p><text:s text:c="3"/>6.68</text:p>
          </table:table-cell>
          <table:table-cell table:style-name="ce72" office:value-type="float" office:value="378" calcext:value-type="float">
            <text:p><text:s text:c="3"/>378</text:p>
          </table:table-cell>
          <table:table-cell table:style-name="ce77" office:value-type="float" office:value="8.18" calcext:value-type="float">
            <text:p><text:s text:c="3"/>8.18</text:p>
          </table:table-cell>
          <table:table-cell table:style-name="ce80" office:value-type="float" office:value="-69" calcext:value-type="float">
            <text:p>－ <text:s text:c="3"/>69</text:p>
          </table:table-cell>
          <table:table-cell table:style-name="ce84" office:value-type="float" office:value="-1.49" calcext:value-type="float">
            <text:p>－ <text:s text:c="2"/>1.49</text:p>
          </table:table-cell>
          <table:table-cell table:style-name="ce72" office:value-type="float" office:value="103" calcext:value-type="float">
            <text:p><text:s text:c="3"/>103</text:p>
          </table:table-cell>
          <table:table-cell table:style-name="ce77" office:value-type="float" office:value="2.23" calcext:value-type="float">
            <text:p><text:s text:c="3"/>2.23</text:p>
          </table:table-cell>
          <table:table-cell table:style-name="ce88" office:value-type="float" office:value="95" calcext:value-type="float">
            <text:p><text:s text:c="3"/>95</text:p>
          </table:table-cell>
          <table:table-cell table:style-name="ce90" office:value-type="float" office:value="2.06" calcext:value-type="float">
            <text:p><text:s text:c="3"/>2.06</text:p>
          </table:table-cell>
          <table:table-cell table:style-name="ce93" office:value-type="float" office:value="5460" calcext:value-type="float">
            <text:p><text:s text:c="3"/>5,460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臺<text:span text:style-name="T7"> </text:span><text:span text:style-name="T8">南</text:span><text:span text:style-name="T9"> </text:span><text:span text:style-name="T8">縣</text:span></text:p>
          </table:table-cell>
          <table:table-cell table:style-name="ce72" office:value-type="float" office:value="368518" calcext:value-type="float">
            <text:p><text:s text:c="3"/>368,518</text:p>
          </table:table-cell>
          <table:table-cell table:style-name="ce72" office:value-type="float" office:value="1102096" calcext:value-type="float">
            <text:p><text:s text:c="3"/>1,102,096</text:p>
          </table:table-cell>
          <table:table-cell table:style-name="ce72" office:value-type="float" office:value="562737" calcext:value-type="float">
            <text:p><text:s text:c="3"/>562,737</text:p>
          </table:table-cell>
          <table:table-cell table:style-name="ce72" office:value-type="float" office:value="539359" calcext:value-type="float">
            <text:p><text:s text:c="3"/>539,359</text:p>
          </table:table-cell>
          <table:table-cell table:style-name="ce72" office:value-type="float" office:value="561" calcext:value-type="float">
            <text:p><text:s text:c="3"/>561</text:p>
          </table:table-cell>
          <table:table-cell table:style-name="ce77" office:value-type="float" office:value="5.99" calcext:value-type="float">
            <text:p><text:s text:c="3"/>5.99</text:p>
          </table:table-cell>
          <table:table-cell table:style-name="ce72" office:value-type="float" office:value="782" calcext:value-type="float">
            <text:p><text:s text:c="3"/>782</text:p>
          </table:table-cell>
          <table:table-cell table:style-name="ce77" office:value-type="float" office:value="8.35" calcext:value-type="float">
            <text:p><text:s text:c="3"/>8.35</text:p>
          </table:table-cell>
          <table:table-cell table:style-name="ce81" office:value-type="float" office:value="-221" calcext:value-type="float">
            <text:p>－ <text:s/>221</text:p>
          </table:table-cell>
          <table:table-cell table:style-name="ce84" office:value-type="float" office:value="-2.36" calcext:value-type="float">
            <text:p>－ <text:s text:c="2"/>2.36</text:p>
          </table:table-cell>
          <table:table-cell table:style-name="ce72" office:value-type="float" office:value="215" calcext:value-type="float">
            <text:p><text:s text:c="3"/>215</text:p>
          </table:table-cell>
          <table:table-cell table:style-name="ce77" office:value-type="float" office:value="2.3" calcext:value-type="float">
            <text:p><text:s text:c="3"/>2.30</text:p>
          </table:table-cell>
          <table:table-cell table:style-name="ce88" office:value-type="float" office:value="216" calcext:value-type="float">
            <text:p><text:s text:c="3"/>216</text:p>
          </table:table-cell>
          <table:table-cell table:style-name="ce90" office:value-type="float" office:value="2.31" calcext:value-type="float">
            <text:p><text:s text:c="3"/>2.31</text:p>
          </table:table-cell>
          <table:table-cell table:style-name="ce93" office:value-type="float" office:value="3656" calcext:value-type="float">
            <text:p><text:s text:c="3"/>3,656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高<text:span text:style-name="T7"> </text:span><text:span text:style-name="T8">雄</text:span><text:span text:style-name="T9"> </text:span><text:span text:style-name="T8">縣</text:span></text:p>
          </table:table-cell>
          <table:table-cell table:style-name="ce72" office:value-type="float" office:value="431528" calcext:value-type="float">
            <text:p><text:s text:c="3"/>431,528</text:p>
          </table:table-cell>
          <table:table-cell table:style-name="ce72" office:value-type="float" office:value="1243453" calcext:value-type="float">
            <text:p><text:s text:c="3"/>1,243,453</text:p>
          </table:table-cell>
          <table:table-cell table:style-name="ce72" office:value-type="float" office:value="636744" calcext:value-type="float">
            <text:p><text:s text:c="3"/>636,744</text:p>
          </table:table-cell>
          <table:table-cell table:style-name="ce72" office:value-type="float" office:value="606709" calcext:value-type="float">
            <text:p><text:s text:c="3"/>606,709</text:p>
          </table:table-cell>
          <table:table-cell table:style-name="ce72" office:value-type="float" office:value="670" calcext:value-type="float">
            <text:p><text:s text:c="3"/>670</text:p>
          </table:table-cell>
          <table:table-cell table:style-name="ce77" office:value-type="float" office:value="6.34" calcext:value-type="float">
            <text:p><text:s text:c="3"/>6.34</text:p>
          </table:table-cell>
          <table:table-cell table:style-name="ce72" office:value-type="float" office:value="768" calcext:value-type="float">
            <text:p><text:s text:c="3"/>768</text:p>
          </table:table-cell>
          <table:table-cell table:style-name="ce77" office:value-type="float" office:value="7.27" calcext:value-type="float">
            <text:p><text:s text:c="3"/>7.27</text:p>
          </table:table-cell>
          <table:table-cell table:style-name="ce80" office:value-type="float" office:value="-98" calcext:value-type="float">
            <text:p>－ <text:s text:c="3"/>98</text:p>
          </table:table-cell>
          <table:table-cell table:style-name="ce84" office:value-type="float" office:value="-0.93" calcext:value-type="float">
            <text:p>－ <text:s text:c="2"/>0.93</text:p>
          </table:table-cell>
          <table:table-cell table:style-name="ce72" office:value-type="float" office:value="277" calcext:value-type="float">
            <text:p><text:s text:c="3"/>277</text:p>
          </table:table-cell>
          <table:table-cell table:style-name="ce77" office:value-type="float" office:value="2.62" calcext:value-type="float">
            <text:p><text:s text:c="3"/>2.62</text:p>
          </table:table-cell>
          <table:table-cell table:style-name="ce88" office:value-type="float" office:value="320" calcext:value-type="float">
            <text:p><text:s text:c="3"/>320</text:p>
          </table:table-cell>
          <table:table-cell table:style-name="ce90" office:value-type="float" office:value="3.03" calcext:value-type="float">
            <text:p><text:s text:c="3"/>3.03</text:p>
          </table:table-cell>
          <table:table-cell table:style-name="ce93" office:value-type="float" office:value="17582" calcext:value-type="float">
            <text:p><text:s text:c="3"/>17,582</text:p>
          </table:table-cell>
          <table:table-cell table:number-columns-repeated="1008"/>
        </table:table-row>
        <table:table-row table:style-name="ro16">
          <table:table-cell table:style-name="ce67" office:value-type="string" calcext:value-type="string">
            <text:p>屏<text:span text:style-name="T7"> </text:span><text:span text:style-name="T8">東</text:span><text:span text:style-name="T9"> </text:span><text:span text:style-name="T8">縣</text:span></text:p>
          </table:table-cell>
          <table:table-cell table:style-name="ce72" office:value-type="float" office:value="276478" calcext:value-type="float">
            <text:p><text:s text:c="3"/>276,478</text:p>
          </table:table-cell>
          <table:table-cell table:style-name="ce72" office:value-type="float" office:value="876181" calcext:value-type="float">
            <text:p><text:s text:c="3"/>876,181</text:p>
          </table:table-cell>
          <table:table-cell table:style-name="ce72" office:value-type="float" office:value="450678" calcext:value-type="float">
            <text:p><text:s text:c="3"/>450,678</text:p>
          </table:table-cell>
          <table:table-cell table:style-name="ce72" office:value-type="float" office:value="425503" calcext:value-type="float">
            <text:p><text:s text:c="3"/>425,503</text:p>
          </table:table-cell>
          <table:table-cell table:style-name="ce72" office:value-type="float" office:value="415" calcext:value-type="float">
            <text:p><text:s text:c="3"/>415</text:p>
          </table:table-cell>
          <table:table-cell table:style-name="ce77" office:value-type="float" office:value="5.57" calcext:value-type="float">
            <text:p><text:s text:c="3"/>5.57</text:p>
          </table:table-cell>
          <table:table-cell table:style-name="ce72" office:value-type="float" office:value="663" calcext:value-type="float">
            <text:p><text:s text:c="3"/>663</text:p>
          </table:table-cell>
          <table:table-cell table:style-name="ce77" office:value-type="float" office:value="8.9" calcext:value-type="float">
            <text:p><text:s text:c="3"/>8.90</text:p>
          </table:table-cell>
          <table:table-cell table:style-name="ce81" office:value-type="float" office:value="-248" calcext:value-type="float">
            <text:p>－ <text:s/>248</text:p>
          </table:table-cell>
          <table:table-cell table:style-name="ce84" office:value-type="float" office:value="-3.33" calcext:value-type="float">
            <text:p>－ <text:s text:c="2"/>3.33</text:p>
          </table:table-cell>
          <table:table-cell table:style-name="ce72" office:value-type="float" office:value="186" calcext:value-type="float">
            <text:p><text:s text:c="3"/>186</text:p>
          </table:table-cell>
          <table:table-cell table:style-name="ce77" office:value-type="float" office:value="2.5" calcext:value-type="float">
            <text:p><text:s text:c="3"/>2.50</text:p>
          </table:table-cell>
          <table:table-cell table:style-name="ce88" office:value-type="float" office:value="184" calcext:value-type="float">
            <text:p><text:s text:c="3"/>184</text:p>
          </table:table-cell>
          <table:table-cell table:style-name="ce90" office:value-type="float" office:value="2.47" calcext:value-type="float">
            <text:p><text:s text:c="3"/>2.47</text:p>
          </table:table-cell>
          <table:table-cell table:style-name="ce93" office:value-type="float" office:value="56927" calcext:value-type="float">
            <text:p><text:s text:c="3"/>56,927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7">
          <table:table-cell table:style-name="ce67" office:value-type="string" calcext:value-type="string">
            <text:p>臺<text:span text:style-name="T7"> </text:span><text:span text:style-name="T8">東</text:span><text:span text:style-name="T9"> </text:span><text:span text:style-name="T8">縣</text:span></text:p>
          </table:table-cell>
          <table:table-cell table:style-name="ce72" office:value-type="float" office:value="80116" calcext:value-type="float">
            <text:p><text:s text:c="3"/>80,116</text:p>
          </table:table-cell>
          <table:table-cell table:style-name="ce72" office:value-type="float" office:value="231140" calcext:value-type="float">
            <text:p><text:s text:c="3"/>231,140</text:p>
          </table:table-cell>
          <table:table-cell table:style-name="ce72" office:value-type="float" office:value="121037" calcext:value-type="float">
            <text:p><text:s text:c="3"/>121,037</text:p>
          </table:table-cell>
          <table:table-cell table:style-name="ce72" office:value-type="float" office:value="110103" calcext:value-type="float">
            <text:p><text:s text:c="3"/>110,103</text:p>
          </table:table-cell>
          <table:table-cell table:style-name="ce72" office:value-type="float" office:value="121" calcext:value-type="float">
            <text:p><text:s text:c="3"/>121</text:p>
          </table:table-cell>
          <table:table-cell table:style-name="ce77" office:value-type="float" office:value="6.16" calcext:value-type="float">
            <text:p><text:s text:c="3"/>6.16</text:p>
          </table:table-cell>
          <table:table-cell table:style-name="ce72" office:value-type="float" office:value="166" calcext:value-type="float">
            <text:p><text:s text:c="3"/>166</text:p>
          </table:table-cell>
          <table:table-cell table:style-name="ce77" office:value-type="float" office:value="8.45" calcext:value-type="float">
            <text:p><text:s text:c="3"/>8.45</text:p>
          </table:table-cell>
          <table:table-cell table:style-name="ce80" office:value-type="float" office:value="-45" calcext:value-type="float">
            <text:p>－ <text:s text:c="3"/>45</text:p>
          </table:table-cell>
          <table:table-cell table:style-name="ce84" office:value-type="float" office:value="-2.29" calcext:value-type="float">
            <text:p>－ <text:s text:c="2"/>2.29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style-name="ce77" office:value-type="float" office:value="2.85" calcext:value-type="float">
            <text:p><text:s text:c="3"/>2.85</text:p>
          </table:table-cell>
          <table:table-cell table:style-name="ce88" office:value-type="float" office:value="57" calcext:value-type="float">
            <text:p><text:s text:c="3"/>57</text:p>
          </table:table-cell>
          <table:table-cell table:style-name="ce90" office:value-type="float" office:value="2.9" calcext:value-type="float">
            <text:p><text:s text:c="3"/>2.90</text:p>
          </table:table-cell>
          <table:table-cell table:style-name="ce93" office:value-type="float" office:value="80072" calcext:value-type="float">
            <text:p><text:s text:c="3"/>80,072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花<text:span text:style-name="T7"> </text:span><text:span text:style-name="T8">蓮</text:span><text:span text:style-name="T9"> </text:span><text:span text:style-name="T8">縣</text:span></text:p>
          </table:table-cell>
          <table:table-cell table:style-name="ce72" office:value-type="float" office:value="120683" calcext:value-type="float">
            <text:p><text:s text:c="3"/>120,683</text:p>
          </table:table-cell>
          <table:table-cell table:style-name="ce72" office:value-type="float" office:value="339546" calcext:value-type="float">
            <text:p><text:s text:c="3"/>339,546</text:p>
          </table:table-cell>
          <table:table-cell table:style-name="ce72" office:value-type="float" office:value="175162" calcext:value-type="float">
            <text:p><text:s text:c="3"/>175,162</text:p>
          </table:table-cell>
          <table:table-cell table:style-name="ce72" office:value-type="float" office:value="164384" calcext:value-type="float">
            <text:p><text:s text:c="3"/>164,384</text:p>
          </table:table-cell>
          <table:table-cell table:style-name="ce72" office:value-type="float" office:value="204" calcext:value-type="float">
            <text:p><text:s text:c="3"/>204</text:p>
          </table:table-cell>
          <table:table-cell table:style-name="ce77" office:value-type="float" office:value="7.07" calcext:value-type="float">
            <text:p><text:s text:c="3"/>7.07</text:p>
          </table:table-cell>
          <table:table-cell table:style-name="ce72" office:value-type="float" office:value="279" calcext:value-type="float">
            <text:p><text:s text:c="3"/>279</text:p>
          </table:table-cell>
          <table:table-cell table:style-name="ce77" office:value-type="float" office:value="9.67" calcext:value-type="float">
            <text:p><text:s text:c="3"/>9.67</text:p>
          </table:table-cell>
          <table:table-cell table:style-name="ce80" office:value-type="float" office:value="-75" calcext:value-type="float">
            <text:p>－ <text:s text:c="3"/>75</text:p>
          </table:table-cell>
          <table:table-cell table:style-name="ce84" office:value-type="float" office:value="-2.6" calcext:value-type="float">
            <text:p>－ <text:s text:c="2"/>2.60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77" office:value-type="float" office:value="2.84" calcext:value-type="float">
            <text:p><text:s text:c="3"/>2.84</text:p>
          </table:table-cell>
          <table:table-cell table:style-name="ce88" office:value-type="float" office:value="82" calcext:value-type="float">
            <text:p><text:s text:c="3"/>82</text:p>
          </table:table-cell>
          <table:table-cell table:style-name="ce90" office:value-type="float" office:value="2.84" calcext:value-type="float">
            <text:p><text:s text:c="3"/>2.84</text:p>
          </table:table-cell>
          <table:table-cell table:style-name="ce93" office:value-type="float" office:value="90921" calcext:value-type="float">
            <text:p><text:s text:c="3"/>90,921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澎<text:span text:style-name="T7"> </text:span><text:span text:style-name="T8">湖</text:span><text:span text:style-name="T9"> </text:span><text:span text:style-name="T8">縣</text:span></text:p>
          </table:table-cell>
          <table:table-cell table:style-name="ce72" office:value-type="float" office:value="33655" calcext:value-type="float">
            <text:p><text:s text:c="3"/>33,655</text:p>
          </table:table-cell>
          <table:table-cell table:style-name="ce72" office:value-type="float" office:value="96490" calcext:value-type="float">
            <text:p><text:s text:c="3"/>96,490</text:p>
          </table:table-cell>
          <table:table-cell table:style-name="ce72" office:value-type="float" office:value="49573" calcext:value-type="float">
            <text:p><text:s text:c="3"/>49,573</text:p>
          </table:table-cell>
          <table:table-cell table:style-name="ce72" office:value-type="float" office:value="46917" calcext:value-type="float">
            <text:p><text:s text:c="3"/>46,917</text:p>
          </table:table-cell>
          <table:table-cell table:style-name="ce72" office:value-type="float" office:value="51" calcext:value-type="float">
            <text:p><text:s text:c="3"/>51</text:p>
          </table:table-cell>
          <table:table-cell table:style-name="ce77" office:value-type="float" office:value="6.23" calcext:value-type="float">
            <text:p><text:s text:c="3"/>6.23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7" office:value-type="float" office:value="10.74" calcext:value-type="float">
            <text:p><text:s text:c="3"/>10.74</text:p>
          </table:table-cell>
          <table:table-cell table:style-name="ce80" office:value-type="float" office:value="-37" calcext:value-type="float">
            <text:p>－ <text:s text:c="3"/>37</text:p>
          </table:table-cell>
          <table:table-cell table:style-name="ce84" office:value-type="float" office:value="-4.52" calcext:value-type="float">
            <text:p>－ <text:s text:c="2"/>4.52</text:p>
          </table:table-cell>
          <table:table-cell table:style-name="ce72" office:value-type="float" office:value="18" calcext:value-type="float">
            <text:p><text:s text:c="3"/>18</text:p>
          </table:table-cell>
          <table:table-cell table:style-name="ce77" office:value-type="float" office:value="2.2" calcext:value-type="float">
            <text:p><text:s text:c="3"/>2.20</text:p>
          </table:table-cell>
          <table:table-cell table:style-name="ce88" office:value-type="float" office:value="16" calcext:value-type="float">
            <text:p><text:s text:c="3"/>16</text:p>
          </table:table-cell>
          <table:table-cell table:style-name="ce90" office:value-type="float" office:value="1.95" calcext:value-type="float">
            <text:p><text:s text:c="3"/>1.95</text:p>
          </table:table-cell>
          <table:table-cell table:style-name="ce93" office:value-type="float" office:value="292" calcext:value-type="float">
            <text:p><text:s text:c="3"/>292</text:p>
          </table:table-cell>
          <table:table-cell table:number-columns-repeated="1008"/>
        </table:table-row>
        <table:table-row table:style-name="ro16">
          <table:table-cell table:style-name="ce67" office:value-type="string" calcext:value-type="string">
            <text:p>基<text:span text:style-name="T7"> </text:span><text:span text:style-name="T8">隆</text:span><text:span text:style-name="T9"> </text:span><text:span text:style-name="T8">市</text:span></text:p>
          </table:table-cell>
          <table:table-cell table:style-name="ce72" office:value-type="float" office:value="146855" calcext:value-type="float">
            <text:p><text:s text:c="3"/>146,855</text:p>
          </table:table-cell>
          <table:table-cell table:style-name="ce72" office:value-type="float" office:value="385388" calcext:value-type="float">
            <text:p><text:s text:c="3"/>385,388</text:p>
          </table:table-cell>
          <table:table-cell table:style-name="ce72" office:value-type="float" office:value="194260" calcext:value-type="float">
            <text:p><text:s text:c="3"/>194,260</text:p>
          </table:table-cell>
          <table:table-cell table:style-name="ce72" office:value-type="float" office:value="191128" calcext:value-type="float">
            <text:p><text:s text:c="3"/>191,128</text:p>
          </table:table-cell>
          <table:table-cell table:style-name="ce72" office:value-type="float" office:value="173" calcext:value-type="float">
            <text:p><text:s text:c="3"/>173</text:p>
          </table:table-cell>
          <table:table-cell table:style-name="ce77" office:value-type="float" office:value="5.28" calcext:value-type="float">
            <text:p><text:s text:c="3"/>5.28</text:p>
          </table:table-cell>
          <table:table-cell table:style-name="ce72" office:value-type="float" office:value="229" calcext:value-type="float">
            <text:p><text:s text:c="3"/>229</text:p>
          </table:table-cell>
          <table:table-cell table:style-name="ce77" office:value-type="float" office:value="6.99" calcext:value-type="float">
            <text:p><text:s text:c="3"/>6.99</text:p>
          </table:table-cell>
          <table:table-cell table:style-name="ce80" office:value-type="float" office:value="-56" calcext:value-type="float">
            <text:p>－ <text:s text:c="3"/>56</text:p>
          </table:table-cell>
          <table:table-cell table:style-name="ce84" office:value-type="float" office:value="-1.71" calcext:value-type="float">
            <text:p>－ <text:s text:c="2"/>1.71</text:p>
          </table:table-cell>
          <table:table-cell table:style-name="ce72" office:value-type="float" office:value="90" calcext:value-type="float">
            <text:p><text:s text:c="3"/>90</text:p>
          </table:table-cell>
          <table:table-cell table:style-name="ce77" office:value-type="float" office:value="2.75" calcext:value-type="float">
            <text:p><text:s text:c="3"/>2.75</text:p>
          </table:table-cell>
          <table:table-cell table:style-name="ce88" office:value-type="float" office:value="116" calcext:value-type="float">
            <text:p><text:s text:c="3"/>116</text:p>
          </table:table-cell>
          <table:table-cell table:style-name="ce90" office:value-type="float" office:value="3.54" calcext:value-type="float">
            <text:p><text:s text:c="3"/>3.54</text:p>
          </table:table-cell>
          <table:table-cell table:style-name="ce93" office:value-type="float" office:value="8656" calcext:value-type="float">
            <text:p><text:s text:c="3"/>8,656</text:p>
          </table:table-cell>
          <table:table-cell table:number-columns-repeated="1008"/>
        </table:table-row>
        <table:table-row table:style-name="ro17">
          <table:table-cell table:style-name="ce67" office:value-type="string" calcext:value-type="string">
            <text:p>新<text:span text:style-name="T7"> </text:span><text:span text:style-name="T8">竹</text:span><text:span text:style-name="T9"> </text:span><text:span text:style-name="T8">市</text:span></text:p>
          </table:table-cell>
          <table:table-cell table:style-name="ce72" office:value-type="float" office:value="141121" calcext:value-type="float">
            <text:p><text:s text:c="3"/>141,121</text:p>
          </table:table-cell>
          <table:table-cell table:style-name="ce72" office:value-type="float" office:value="414004" calcext:value-type="float">
            <text:p><text:s text:c="3"/>414,004</text:p>
          </table:table-cell>
          <table:table-cell table:style-name="ce72" office:value-type="float" office:value="205694" calcext:value-type="float">
            <text:p><text:s text:c="3"/>205,694</text:p>
          </table:table-cell>
          <table:table-cell table:style-name="ce72" office:value-type="float" office:value="208310" calcext:value-type="float">
            <text:p><text:s text:c="3"/>208,310</text:p>
          </table:table-cell>
          <table:table-cell table:style-name="ce72" office:value-type="float" office:value="394" calcext:value-type="float">
            <text:p><text:s text:c="3"/>394</text:p>
          </table:table-cell>
          <table:table-cell table:style-name="ce77" office:value-type="float" office:value="11.21" calcext:value-type="float">
            <text:p><text:s text:c="3"/>11.21</text:p>
          </table:table-cell>
          <table:table-cell table:style-name="ce72" office:value-type="float" office:value="171" calcext:value-type="float">
            <text:p><text:s text:c="3"/>171</text:p>
          </table:table-cell>
          <table:table-cell table:style-name="ce77" office:value-type="float" office:value="4.87" calcext:value-type="float">
            <text:p><text:s text:c="3"/>4.87</text:p>
          </table:table-cell>
          <table:table-cell table:style-name="ce72" office:value-type="float" office:value="223" calcext:value-type="float">
            <text:p><text:s text:c="3"/>223</text:p>
          </table:table-cell>
          <table:table-cell table:style-name="ce77" office:value-type="float" office:value="6.35" calcext:value-type="float">
            <text:p><text:s text:c="3"/>6.35</text:p>
          </table:table-cell>
          <table:table-cell table:style-name="ce72" office:value-type="float" office:value="109" calcext:value-type="float">
            <text:p><text:s text:c="3"/>109</text:p>
          </table:table-cell>
          <table:table-cell table:style-name="ce77" office:value-type="float" office:value="3.1" calcext:value-type="float">
            <text:p><text:s text:c="3"/>3.10</text:p>
          </table:table-cell>
          <table:table-cell table:style-name="ce88" office:value-type="float" office:value="88" calcext:value-type="float">
            <text:p><text:s text:c="3"/>88</text:p>
          </table:table-cell>
          <table:table-cell table:style-name="ce90" office:value-type="float" office:value="2.5" calcext:value-type="float">
            <text:p><text:s text:c="3"/>2.50</text:p>
          </table:table-cell>
          <table:table-cell table:style-name="ce93" office:value-type="float" office:value="2965" calcext:value-type="float">
            <text:p><text:s text:c="3"/>2,965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臺<text:span text:style-name="T7"> </text:span><text:span text:style-name="T8">中</text:span><text:span text:style-name="T9"> </text:span><text:span text:style-name="T8">市</text:span></text:p>
          </table:table-cell>
          <table:table-cell table:style-name="ce72" office:value-type="float" office:value="383424" calcext:value-type="float">
            <text:p><text:s text:c="3"/>383,424</text:p>
          </table:table-cell>
          <table:table-cell table:style-name="ce72" office:value-type="float" office:value="1080140" calcext:value-type="float">
            <text:p><text:s text:c="3"/>1,080,140</text:p>
          </table:table-cell>
          <table:table-cell table:style-name="ce72" office:value-type="float" office:value="525154" calcext:value-type="float">
            <text:p><text:s text:c="3"/>525,154</text:p>
          </table:table-cell>
          <table:table-cell table:style-name="ce72" office:value-type="float" office:value="554986" calcext:value-type="float">
            <text:p><text:s text:c="3"/>554,986</text:p>
          </table:table-cell>
          <table:table-cell table:style-name="ce72" office:value-type="float" office:value="642" calcext:value-type="float">
            <text:p><text:s text:c="3"/>642</text:p>
          </table:table-cell>
          <table:table-cell table:style-name="ce77" office:value-type="float" office:value="7" calcext:value-type="float">
            <text:p><text:s text:c="3"/>7.00</text:p>
          </table:table-cell>
          <table:table-cell table:style-name="ce72" office:value-type="float" office:value="443" calcext:value-type="float">
            <text:p><text:s text:c="3"/>443</text:p>
          </table:table-cell>
          <table:table-cell table:style-name="ce77" office:value-type="float" office:value="4.83" calcext:value-type="float">
            <text:p><text:s text:c="3"/>4.83</text:p>
          </table:table-cell>
          <table:table-cell table:style-name="ce72" office:value-type="float" office:value="199" calcext:value-type="float">
            <text:p><text:s text:c="3"/>199</text:p>
          </table:table-cell>
          <table:table-cell table:style-name="ce77" office:value-type="float" office:value="2.17" calcext:value-type="float">
            <text:p><text:s text:c="3"/>2.17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7" office:value-type="float" office:value="3" calcext:value-type="float">
            <text:p><text:s text:c="3"/>3.00</text:p>
          </table:table-cell>
          <table:table-cell table:style-name="ce88" office:value-type="float" office:value="264" calcext:value-type="float">
            <text:p><text:s text:c="3"/>264</text:p>
          </table:table-cell>
          <table:table-cell table:style-name="ce90" office:value-type="float" office:value="2.88" calcext:value-type="float">
            <text:p><text:s text:c="3"/>2.88</text:p>
          </table:table-cell>
          <table:table-cell table:style-name="ce93" office:value-type="float" office:value="7409" calcext:value-type="float">
            <text:p><text:s text:c="3"/>7,409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嘉<text:span text:style-name="T7"> </text:span><text:span text:style-name="T8">義</text:span><text:span text:style-name="T9"> </text:span><text:span text:style-name="T8">市</text:span></text:p>
          </table:table-cell>
          <table:table-cell table:style-name="ce72" office:value-type="float" office:value="95006" calcext:value-type="float">
            <text:p><text:s text:c="3"/>95,006</text:p>
          </table:table-cell>
          <table:table-cell table:style-name="ce72" office:value-type="float" office:value="272782" calcext:value-type="float">
            <text:p><text:s text:c="3"/>272,782</text:p>
          </table:table-cell>
          <table:table-cell table:style-name="ce72" office:value-type="float" office:value="134252" calcext:value-type="float">
            <text:p><text:s text:c="3"/>134,252</text:p>
          </table:table-cell>
          <table:table-cell table:style-name="ce72" office:value-type="float" office:value="138530" calcext:value-type="float">
            <text:p><text:s text:c="3"/>138,530</text:p>
          </table:table-cell>
          <table:table-cell table:style-name="ce72" office:value-type="float" office:value="155" calcext:value-type="float">
            <text:p><text:s text:c="3"/>155</text:p>
          </table:table-cell>
          <table:table-cell table:style-name="ce77" office:value-type="float" office:value="6.69" calcext:value-type="float">
            <text:p><text:s text:c="3"/>6.69</text:p>
          </table:table-cell>
          <table:table-cell table:style-name="ce72" office:value-type="float" office:value="159" calcext:value-type="float">
            <text:p><text:s text:c="3"/>159</text:p>
          </table:table-cell>
          <table:table-cell table:style-name="ce77" office:value-type="float" office:value="6.86" calcext:value-type="float">
            <text:p><text:s text:c="3"/>6.86</text:p>
          </table:table-cell>
          <table:table-cell table:style-name="ce82" office:value-type="float" office:value="-4" calcext:value-type="float">
            <text:p>－ <text:s text:c="5"/>4</text:p>
          </table:table-cell>
          <table:table-cell table:style-name="ce84" office:value-type="float" office:value="-0.17" calcext:value-type="float">
            <text:p>－ <text:s text:c="2"/>0.17</text:p>
          </table:table-cell>
          <table:table-cell table:style-name="ce72" office:value-type="float" office:value="57" calcext:value-type="float">
            <text:p><text:s text:c="3"/>57</text:p>
          </table:table-cell>
          <table:table-cell table:style-name="ce77" office:value-type="float" office:value="2.46" calcext:value-type="float">
            <text:p><text:s text:c="3"/>2.46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90" office:value-type="float" office:value="2.5" calcext:value-type="float">
            <text:p><text:s text:c="3"/>2.50</text:p>
          </table:table-cell>
          <table:table-cell table:style-name="ce93" office:value-type="float" office:value="859" calcext:value-type="float">
            <text:p><text:s text:c="3"/>859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臺<text:span text:style-name="T7"> </text:span><text:span text:style-name="T8">南</text:span><text:span text:style-name="T9"> </text:span><text:span text:style-name="T8">市</text:span></text:p>
          </table:table-cell>
          <table:table-cell table:style-name="ce72" office:value-type="float" office:value="269264" calcext:value-type="float">
            <text:p><text:s text:c="3"/>269,264</text:p>
          </table:table-cell>
          <table:table-cell table:style-name="ce72" office:value-type="float" office:value="771937" calcext:value-type="float">
            <text:p><text:s text:c="3"/>771,937</text:p>
          </table:table-cell>
          <table:table-cell table:style-name="ce72" office:value-type="float" office:value="381929" calcext:value-type="float">
            <text:p><text:s text:c="3"/>381,929</text:p>
          </table:table-cell>
          <table:table-cell table:style-name="ce72" office:value-type="float" office:value="390008" calcext:value-type="float">
            <text:p><text:s text:c="3"/>390,008</text:p>
          </table:table-cell>
          <table:table-cell table:style-name="ce72" office:value-type="float" office:value="444" calcext:value-type="float">
            <text:p><text:s text:c="3"/>444</text:p>
          </table:table-cell>
          <table:table-cell table:style-name="ce77" office:value-type="float" office:value="6.77" calcext:value-type="float">
            <text:p><text:s text:c="3"/>6.77</text:p>
          </table:table-cell>
          <table:table-cell table:style-name="ce72" office:value-type="float" office:value="388" calcext:value-type="float">
            <text:p><text:s text:c="3"/>388</text:p>
          </table:table-cell>
          <table:table-cell table:style-name="ce77" office:value-type="float" office:value="5.92" calcext:value-type="float">
            <text:p><text:s text:c="3"/>5.92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style-name="ce77" office:value-type="float" office:value="0.85" calcext:value-type="float">
            <text:p><text:s text:c="3"/>0.85</text:p>
          </table:table-cell>
          <table:table-cell table:style-name="ce72" office:value-type="float" office:value="147" calcext:value-type="float">
            <text:p><text:s text:c="3"/>147</text:p>
          </table:table-cell>
          <table:table-cell table:style-name="ce77" office:value-type="float" office:value="2.24" calcext:value-type="float">
            <text:p><text:s text:c="3"/>2.24</text:p>
          </table:table-cell>
          <table:table-cell table:style-name="ce88" office:value-type="float" office:value="161" calcext:value-type="float">
            <text:p><text:s text:c="3"/>161</text:p>
          </table:table-cell>
          <table:table-cell table:style-name="ce90" office:value-type="float" office:value="2.46" calcext:value-type="float">
            <text:p><text:s text:c="3"/>2.46</text:p>
          </table:table-cell>
          <table:table-cell table:style-name="ce93" office:value-type="float" office:value="2087" calcext:value-type="float">
            <text:p><text:s text:c="3"/>2,087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臺<text:span text:style-name="T1">    </text:span><text:span text:style-name="T2">北</text:span><text:span text:style-name="T3">    </text:span><text:span text:style-name="T2">市</text:span></text:p>
          </table:table-cell>
          <table:table-cell table:style-name="ce72" office:value-type="float" office:value="977408" calcext:value-type="float">
            <text:p><text:s text:c="3"/>977,408</text:p>
          </table:table-cell>
          <table:table-cell table:style-name="ce72" office:value-type="float" office:value="2605309" calcext:value-type="float">
            <text:p><text:s text:c="3"/>2,605,309</text:p>
          </table:table-cell>
          <table:table-cell table:style-name="ce72" office:value-type="float" office:value="1257395" calcext:value-type="float">
            <text:p><text:s text:c="3"/>1,257,395</text:p>
          </table:table-cell>
          <table:table-cell table:style-name="ce72" office:value-type="float" office:value="1347914" calcext:value-type="float">
            <text:p><text:s text:c="3"/>1,347,914</text:p>
          </table:table-cell>
          <table:table-cell table:style-name="ce72" office:value-type="float" office:value="1464" calcext:value-type="float">
            <text:p><text:s text:c="3"/>1,464</text:p>
          </table:table-cell>
          <table:table-cell table:style-name="ce77" office:value-type="float" office:value="6.62" calcext:value-type="float">
            <text:p><text:s text:c="3"/>6.62</text:p>
          </table:table-cell>
          <table:table-cell table:style-name="ce72" office:value-type="float" office:value="1236" calcext:value-type="float">
            <text:p><text:s text:c="3"/>1,236</text:p>
          </table:table-cell>
          <table:table-cell table:style-name="ce77" office:value-type="float" office:value="5.59" calcext:value-type="float">
            <text:p><text:s text:c="3"/>5.59</text:p>
          </table:table-cell>
          <table:table-cell table:style-name="ce72" office:value-type="float" office:value="228" calcext:value-type="float">
            <text:p><text:s text:c="3"/>228</text:p>
          </table:table-cell>
          <table:table-cell table:style-name="ce77" office:value-type="float" office:value="1.03" calcext:value-type="float">
            <text:p><text:s text:c="3"/>1.03</text:p>
          </table:table-cell>
          <table:table-cell table:style-name="ce72" office:value-type="float" office:value="739" calcext:value-type="float">
            <text:p><text:s text:c="3"/>739</text:p>
          </table:table-cell>
          <table:table-cell table:style-name="ce77" office:value-type="float" office:value="3.34" calcext:value-type="float">
            <text:p><text:s text:c="3"/>3.34</text:p>
          </table:table-cell>
          <table:table-cell table:style-name="ce88" office:value-type="float" office:value="540" calcext:value-type="float">
            <text:p><text:s text:c="3"/>540</text:p>
          </table:table-cell>
          <table:table-cell table:style-name="ce90" office:value-type="float" office:value="2.44" calcext:value-type="float">
            <text:p><text:s text:c="3"/>2.44</text:p>
          </table:table-cell>
          <table:table-cell table:style-name="ce93" office:value-type="float" office:value="13466" calcext:value-type="float">
            <text:p><text:s text:c="3"/>13,466</text:p>
          </table:table-cell>
          <table:table-cell table:number-columns-repeated="1008"/>
        </table:table-row>
        <table:table-row table:style-name="ro17">
          <table:table-cell table:style-name="ce66" office:value-type="string" calcext:value-type="string">
            <text:p>高<text:span text:style-name="T1">    </text:span><text:span text:style-name="T2">雄</text:span><text:span text:style-name="T3">    </text:span><text:span text:style-name="T2">市</text:span></text:p>
          </table:table-cell>
          <table:table-cell table:style-name="ce72" office:value-type="float" office:value="586590" calcext:value-type="float">
            <text:p><text:s text:c="3"/>586,590</text:p>
          </table:table-cell>
          <table:table-cell table:style-name="ce72" office:value-type="float" office:value="1529415" calcext:value-type="float">
            <text:p><text:s text:c="3"/>1,529,415</text:p>
          </table:table-cell>
          <table:table-cell table:style-name="ce72" office:value-type="float" office:value="754984" calcext:value-type="float">
            <text:p><text:s text:c="3"/>754,984</text:p>
          </table:table-cell>
          <table:table-cell table:style-name="ce72" office:value-type="float" office:value="774431" calcext:value-type="float">
            <text:p><text:s text:c="3"/>774,431</text:p>
          </table:table-cell>
          <table:table-cell table:style-name="ce72" office:value-type="float" office:value="895" calcext:value-type="float">
            <text:p><text:s text:c="3"/>895</text:p>
          </table:table-cell>
          <table:table-cell table:style-name="ce77" office:value-type="float" office:value="6.89" calcext:value-type="float">
            <text:p><text:s text:c="3"/>6.89</text:p>
          </table:table-cell>
          <table:table-cell table:style-name="ce72" office:value-type="float" office:value="839" calcext:value-type="float">
            <text:p><text:s text:c="3"/>839</text:p>
          </table:table-cell>
          <table:table-cell table:style-name="ce77" office:value-type="float" office:value="6.46" calcext:value-type="float">
            <text:p><text:s text:c="3"/>6.46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style-name="ce77" office:value-type="float" office:value="0.43" calcext:value-type="float">
            <text:p><text:s text:c="3"/>0.43</text:p>
          </table:table-cell>
          <table:table-cell table:style-name="ce72" office:value-type="float" office:value="316" calcext:value-type="float">
            <text:p><text:s text:c="3"/>316</text:p>
          </table:table-cell>
          <table:table-cell table:style-name="ce77" office:value-type="float" office:value="2.43" calcext:value-type="float">
            <text:p><text:s text:c="3"/>2.43</text:p>
          </table:table-cell>
          <table:table-cell table:style-name="ce88" office:value-type="float" office:value="391" calcext:value-type="float">
            <text:p><text:s text:c="3"/>391</text:p>
          </table:table-cell>
          <table:table-cell table:style-name="ce90" office:value-type="float" office:value="3.01" calcext:value-type="float">
            <text:p><text:s text:c="3"/>3.01</text:p>
          </table:table-cell>
          <table:table-cell table:style-name="ce93" office:value-type="float" office:value="11671" calcext:value-type="float">
            <text:p><text:s text:c="3"/>11,671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福<text:span text:style-name="T1">    </text:span><text:span text:style-name="T2">建</text:span><text:span text:style-name="T3">    </text:span><text:span text:style-name="T2">省</text:span></text:p>
          </table:table-cell>
          <table:table-cell table:style-name="ce72" office:value-type="float" office:value="34311" calcext:value-type="float">
            <text:p><text:s text:c="3"/>34,311</text:p>
          </table:table-cell>
          <table:table-cell table:style-name="ce72" office:value-type="float" office:value="105732" calcext:value-type="float">
            <text:p><text:s text:c="3"/>105,732</text:p>
          </table:table-cell>
          <table:table-cell table:style-name="ce72" office:value-type="float" office:value="54930" calcext:value-type="float">
            <text:p><text:s text:c="3"/>54,930</text:p>
          </table:table-cell>
          <table:table-cell table:style-name="ce72" office:value-type="float" office:value="50802" calcext:value-type="float">
            <text:p><text:s text:c="3"/>50,802</text:p>
          </table:table-cell>
          <table:table-cell table:style-name="ce72" office:value-type="float" office:value="101" calcext:value-type="float">
            <text:p><text:s text:c="3"/>101</text:p>
          </table:table-cell>
          <table:table-cell table:style-name="ce77" office:value-type="float" office:value="11.27" calcext:value-type="float">
            <text:p><text:s text:c="3"/>11.27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style-name="ce77" office:value-type="float" office:value="5.47" calcext:value-type="float">
            <text:p><text:s text:c="3"/>5.47</text:p>
          </table:table-cell>
          <table:table-cell table:style-name="ce72" office:value-type="float" office:value="52" calcext:value-type="float">
            <text:p><text:s text:c="3"/>52</text:p>
          </table:table-cell>
          <table:table-cell table:style-name="ce77" office:value-type="float" office:value="5.8" calcext:value-type="float">
            <text:p><text:s text:c="3"/>5.80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77" office:value-type="float" office:value="1.79" calcext:value-type="float">
            <text:p><text:s text:c="3"/>1.79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90" office:value-type="float" office:value="0.89" calcext:value-type="float">
            <text:p><text:s text:c="3"/>0.89</text:p>
          </table:table-cell>
          <table:table-cell table:style-name="ce93" office:value-type="float" office:value="576" calcext:value-type="float">
            <text:p><text:s text:c="3"/>576</text:p>
          </table:table-cell>
          <table:table-cell table:number-columns-repeated="1008"/>
        </table:table-row>
        <table:table-row table:style-name="ro18">
          <table:table-cell table:style-name="ce67" office:value-type="string" calcext:value-type="string">
            <text:p>金<text:span text:style-name="T7"> </text:span><text:span text:style-name="T8">門</text:span><text:span text:style-name="T9"> </text:span><text:span text:style-name="T8">縣</text:span></text:p>
          </table:table-cell>
          <table:table-cell table:style-name="ce72" office:value-type="float" office:value="32224" calcext:value-type="float">
            <text:p><text:s text:c="3"/>32,224</text:p>
          </table:table-cell>
          <table:table-cell table:style-name="ce72" office:value-type="float" office:value="95783" calcext:value-type="float">
            <text:p><text:s text:c="3"/>95,783</text:p>
          </table:table-cell>
          <table:table-cell table:style-name="ce72" office:value-type="float" office:value="49166" calcext:value-type="float">
            <text:p><text:s text:c="3"/>49,166</text:p>
          </table:table-cell>
          <table:table-cell table:style-name="ce72" office:value-type="float" office:value="46617" calcext:value-type="float">
            <text:p><text:s text:c="3"/>46,617</text:p>
          </table:table-cell>
          <table:table-cell table:style-name="ce72" office:value-type="float" office:value="91" calcext:value-type="float">
            <text:p><text:s text:c="3"/>91</text:p>
          </table:table-cell>
          <table:table-cell table:style-name="ce77" office:value-type="float" office:value="11.21" calcext:value-type="float">
            <text:p><text:s text:c="3"/>11.21</text:p>
          </table:table-cell>
          <table:table-cell table:style-name="ce72" office:value-type="float" office:value="45" calcext:value-type="float">
            <text:p><text:s text:c="3"/>45</text:p>
          </table:table-cell>
          <table:table-cell table:style-name="ce77" office:value-type="float" office:value="5.54" calcext:value-type="float">
            <text:p><text:s text:c="3"/>5.54</text:p>
          </table:table-cell>
          <table:table-cell table:style-name="ce72" office:value-type="float" office:value="46" calcext:value-type="float">
            <text:p><text:s text:c="3"/>46</text:p>
          </table:table-cell>
          <table:table-cell table:style-name="ce77" office:value-type="float" office:value="5.67" calcext:value-type="float">
            <text:p><text:s text:c="3"/>5.67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7" office:value-type="float" office:value="1.72" calcext:value-type="float">
            <text:p><text:s text:c="3"/>1.72</text:p>
          </table:table-cell>
          <table:table-cell table:style-name="ce88" office:value-type="float" office:value="7" calcext:value-type="float">
            <text:p><text:s text:c="3"/>7</text:p>
          </table:table-cell>
          <table:table-cell table:style-name="ce90" office:value-type="float" office:value="0.86" calcext:value-type="float">
            <text:p><text:s text:c="3"/>0.86</text:p>
          </table:table-cell>
          <table:table-cell table:style-name="ce93" office:value-type="float" office:value="454" calcext:value-type="float">
            <text:p><text:s text:c="3"/>454</text:p>
          </table:table-cell>
          <table:table-cell table:number-columns-repeated="1008"/>
        </table:table-row>
        <table:table-row table:style-name="ro8">
          <table:table-cell table:style-name="ce68" office:value-type="string" calcext:value-type="string">
            <text:p>連<text:span text:style-name="T7"> </text:span><text:span text:style-name="T8">江</text:span><text:span text:style-name="T9"> </text:span><text:span text:style-name="T8">縣</text:span></text:p>
          </table:table-cell>
          <table:table-cell table:style-name="ce73" office:value-type="float" office:value="2087" calcext:value-type="float">
            <text:p><text:s text:c="3"/>2,087</text:p>
          </table:table-cell>
          <table:table-cell table:style-name="ce73" office:value-type="float" office:value="9949" calcext:value-type="float">
            <text:p><text:s text:c="3"/>9,949</text:p>
          </table:table-cell>
          <table:table-cell table:style-name="ce73" office:value-type="float" office:value="5764" calcext:value-type="float">
            <text:p><text:s text:c="3"/>5,764</text:p>
          </table:table-cell>
          <table:table-cell table:style-name="ce73" office:value-type="float" office:value="4185" calcext:value-type="float">
            <text:p><text:s text:c="3"/>4,185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78" office:value-type="float" office:value="11.85" calcext:value-type="float">
            <text:p><text:s text:c="3"/>11.85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8" office:value-type="float" office:value="4.74" calcext:value-type="float">
            <text:p><text:s text:c="3"/>4.74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8" office:value-type="float" office:value="7.11" calcext:value-type="float">
            <text:p><text:s text:c="3"/>7.11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8" office:value-type="float" office:value="2.37" calcext:value-type="float">
            <text:p><text:s text:c="3"/>2.37</text:p>
          </table:table-cell>
          <table:table-cell table:style-name="ce89" office:value-type="float" office:value="1" calcext:value-type="float">
            <text:p><text:s text:c="3"/>1</text:p>
          </table:table-cell>
          <table:table-cell table:style-name="ce91" office:value-type="float" office:value="1.18" calcext:value-type="float">
            <text:p><text:s text:c="3"/>1.18</text:p>
          </table:table-cell>
          <table:table-cell table:style-name="ce94" office:value-type="float" office:value="122" calcext:value-type="float">
            <text:p><text:s text:c="3"/>122</text:p>
          </table:table-cell>
          <table:table-cell table:number-columns-repeated="1008"/>
        </table:table-row>
        <table:table-row table:style-name="ro19">
          <table:table-cell table:style-name="ce69" office:value-type="string" calcext:value-type="string">
            <text:p>  <text:span text:style-name="T10">附</text:span><text:span text:style-name="T11"> </text:span><text:span text:style-name="T12">註</text:span><text:span text:style-name="T11"> : </text:span><text:span text:style-name="T12">依據各直轄市及縣（市）政府月統計報表編製。</text:span></text:p>
          </table:table-cell>
          <table:table-cell table:style-name="ce26" table:number-columns-repeated="6"/>
          <table:table-cell/>
          <table:table-cell table:style-name="ce41"/>
          <table:table-cell table:style-name="ce48"/>
          <table:table-cell/>
          <table:table-cell table:style-name="ce48"/>
          <table:table-cell table:style-name="ce41" table:number-columns-repeated="2"/>
          <table:table-cell/>
          <table:table-cell table:style-name="ce95" office:value-type="string" calcext:value-type="string">
            <text:p>                <text:span text:style-name="T10">內</text:span><text:span text:style-name="T11"> </text:span><text:span text:style-name="T12">政</text:span><text:span text:style-name="T11"> </text:span><text:span text:style-name="T12">部</text:span><text:span text:style-name="T11"> </text:span><text:span text:style-name="T12">戶</text:span><text:span text:style-name="T11"> </text:span><text:span text:style-name="T12">政</text:span><text:span text:style-name="T11"> </text:span><text:span text:style-name="T12">司</text:span><text:span text:style-name="T11">  </text:span><text:span text:style-name="T12">民</text:span><text:span text:style-name="T11"> </text:span><text:span text:style-name="T12">國</text:span><text:span text:style-name="T11"> 99 </text:span><text:span text:style-name="T12">年</text:span><text:span text:style-name="T11"> 9 </text:span><text:span text:style-name="T12">月</text:span><text:span text:style-name="T11"> 7 </text:span><text:span text:style-name="T12">日</text:span><text:span text:style-name="T11"> </text:span><text:span text:style-name="T12">編製</text:span></text:p>
          </table:table-cell>
          <table:table-cell table:number-columns-repeated="1008"/>
        </table:table-row>
        <table:table-row table:style-name="ro11">
          <table:table-cell table:number-columns-repeated="14"/>
          <table:table-cell table:style-name="ce92"/>
          <table:table-cell table:number-columns-repeated="100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16" table:default-cell-style-name="ce108"/>
        <table:table-column table:style-name="co17" table:number-columns-repeated="9" table:default-cell-style-name="ce108"/>
        <table:table-column table:style-name="co18" table:number-columns-repeated="247" table:default-cell-style-name="ce108"/>
        <table:table-column table:style-name="co18" table:number-columns-repeated="767" table:default-cell-style-name="Default"/>
        <table:table-row table:style-name="ro20">
          <table:table-cell table:style-name="ce99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10"/>
          <table:table-cell table:number-columns-repeated="1014"/>
        </table:table-row>
        <table:table-row table:style-name="ro21">
          <table:table-cell table:style-name="ce100"/>
          <table:table-cell table:style-name="ce111" table:number-columns-repeated="3"/>
          <table:table-cell table:style-name="ce128" office:value-type="string" calcext:value-type="string">
            <text:p>中華民國 99 年 8 月底</text:p>
          </table:table-cell>
          <table:table-cell table:style-name="ce111" table:number-columns-repeated="3"/>
          <table:table-cell/>
          <table:table-cell table:style-name="ce131" office:value-type="string" calcext:value-type="string">
            <text:p>單位：人；％</text:p>
          </table:table-cell>
          <table:table-cell table:number-columns-repeated="1014"/>
        </table:table-row>
        <table:table-row table:style-name="ro22">
          <table:table-cell table:style-name="ce101" office:value-type="string" calcext:value-type="string" table:number-columns-spanned="1" table:number-rows-spanned="3">
            <text:p>區 <text:s/>域 <text:s/>別</text:p>
          </table:table-cell>
          <table:table-cell table:style-name="ce112" office:value-type="string" calcext:value-type="string" table:number-columns-spanned="1" table:number-rows-spanned="3">
            <text:p>總　　計</text:p>
          </table:table-cell>
          <table:table-cell table:style-name="ce118" office:value-type="string" calcext:value-type="string" table:number-columns-spanned="2" table:number-rows-spanned="2">
            <text:p>0 ～ 14歲</text:p>
          </table:table-cell>
          <table:covered-table-cell table:style-name="ce123"/>
          <table:table-cell table:style-name="ce118" office:value-type="string" calcext:value-type="string" table:number-columns-spanned="2" table:number-rows-spanned="2">
            <text:p>15 ～ 64歲</text:p>
          </table:table-cell>
          <table:covered-table-cell table:style-name="ce123"/>
          <table:table-cell table:style-name="ce118" office:value-type="string" calcext:value-type="string" table:number-columns-spanned="2" table:number-rows-spanned="2">
            <text:p>65歲以上</text:p>
          </table:table-cell>
          <table:covered-table-cell table:style-name="ce123"/>
          <table:table-cell table:style-name="ce130" office:value-type="string" calcext:value-type="string" table:number-columns-spanned="2" table:number-rows-spanned="2">
            <text:p>20歲以上</text:p>
          </table:table-cell>
          <table:covered-table-cell table:style-name="ce132"/>
          <table:table-cell table:style-name="ce109" table:number-columns-repeated="1014"/>
        </table:table-row>
        <table:table-row table:style-name="ro23">
          <table:covered-table-cell table:style-name="ce102"/>
          <table:covered-table-cell table:style-name="ce113"/>
          <table:covered-table-cell table:style-name="ce119"/>
          <table:covered-table-cell table:style-name="ce124"/>
          <table:covered-table-cell table:style-name="ce119"/>
          <table:covered-table-cell table:style-name="ce124"/>
          <table:covered-table-cell table:style-name="ce119"/>
          <table:covered-table-cell table:style-name="ce124"/>
          <table:covered-table-cell table:style-name="ce119"/>
          <table:covered-table-cell table:style-name="ce133"/>
          <table:table-cell table:style-name="ce109" table:number-columns-repeated="1014"/>
        </table:table-row>
        <table:table-row table:style-name="ro19">
          <table:covered-table-cell table:style-name="ce103"/>
          <table:covered-table-cell table:style-name="ce114"/>
          <table:table-cell table:style-name="ce120" office:value-type="string" calcext:value-type="string">
            <text:p>實　數</text:p>
          </table:table-cell>
          <table:table-cell table:style-name="ce120" office:value-type="string" calcext:value-type="string">
            <text:p>％</text:p>
          </table:table-cell>
          <table:table-cell table:style-name="ce120" office:value-type="string" calcext:value-type="string">
            <text:p>實　數</text:p>
          </table:table-cell>
          <table:table-cell table:style-name="ce120" office:value-type="string" calcext:value-type="string">
            <text:p>％</text:p>
          </table:table-cell>
          <table:table-cell table:style-name="ce120" office:value-type="string" calcext:value-type="string">
            <text:p>實　數</text:p>
          </table:table-cell>
          <table:table-cell table:style-name="ce120" office:value-type="string" calcext:value-type="string">
            <text:p>％</text:p>
          </table:table-cell>
          <table:table-cell table:style-name="ce120" office:value-type="string" calcext:value-type="string">
            <text:p>實　數</text:p>
          </table:table-cell>
          <table:table-cell table:style-name="ce134" office:value-type="string" calcext:value-type="string">
            <text:p>％</text:p>
          </table:table-cell>
          <table:table-cell table:style-name="ce109" table:number-columns-repeated="1014"/>
        </table:table-row>
        <table:table-row table:style-name="ro21">
          <table:table-cell table:style-name="ce104" office:value-type="string" calcext:value-type="string">
            <text:p>總<text:span text:style-name="T13"> </text:span><text:span text:style-name="T14">　</text:span><text:span text:style-name="T15"> </text:span><text:span text:style-name="T14">　</text:span><text:span text:style-name="T15"> </text:span><text:span text:style-name="T14">計</text:span></text:p>
          </table:table-cell>
          <table:table-cell table:style-name="ce115" office:value-type="float" office:value="23145020" calcext:value-type="float">
            <text:p><text:s text:c="3"/>23,145,020</text:p>
          </table:table-cell>
          <table:table-cell table:style-name="ce121" office:value-type="float" office:value="3682096" calcext:value-type="float">
            <text:p><text:s text:c="3"/>3,682,096</text:p>
          </table:table-cell>
          <table:table-cell table:style-name="ce125" office:value-type="float" office:value="15.91" calcext:value-type="float">
            <text:p><text:s text:c="3"/>15.91</text:p>
          </table:table-cell>
          <table:table-cell table:style-name="ce121" office:value-type="float" office:value="16984820" calcext:value-type="float">
            <text:p><text:s text:c="3"/>16,984,820</text:p>
          </table:table-cell>
          <table:table-cell table:style-name="ce125" office:value-type="float" office:value="73.38" calcext:value-type="float">
            <text:p><text:s text:c="3"/>73.38</text:p>
          </table:table-cell>
          <table:table-cell table:style-name="ce121" office:value-type="float" office:value="2478104" calcext:value-type="float">
            <text:p><text:s text:c="3"/>2,478,104</text:p>
          </table:table-cell>
          <table:table-cell table:style-name="ce125" office:value-type="float" office:value="10.71" calcext:value-type="float">
            <text:p><text:s text:c="3"/>10.71</text:p>
          </table:table-cell>
          <table:table-cell table:style-name="ce121" office:value-type="float" office:value="17852693" calcext:value-type="float">
            <text:p><text:s text:c="3"/>17,852,693</text:p>
          </table:table-cell>
          <table:table-cell table:style-name="ce135" office:value-type="float" office:value="77.13" calcext:value-type="float">
            <text:p><text:s text:c="3"/>77.13</text:p>
          </table:table-cell>
          <table:table-cell table:style-name="ce139" table:number-columns-repeated="1014"/>
        </table:table-row>
        <table:table-row table:style-name="ro4">
          <table:table-cell table:style-name="ce105" office:value-type="string" calcext:value-type="string">
            <text:p>臺<text:span text:style-name="T13"> </text:span><text:span text:style-name="T14">灣</text:span><text:span text:style-name="T15"> </text:span><text:span text:style-name="T14">地</text:span><text:span text:style-name="T15"> </text:span><text:span text:style-name="T14">區</text:span></text:p>
          </table:table-cell>
          <table:table-cell table:style-name="ce116" office:value-type="float" office:value="23039288" calcext:value-type="float">
            <text:p><text:s text:c="3"/>23,039,288</text:p>
          </table:table-cell>
          <table:table-cell table:style-name="ce122" office:value-type="float" office:value="3667805" calcext:value-type="float">
            <text:p><text:s text:c="3"/>3,667,805</text:p>
          </table:table-cell>
          <table:table-cell table:style-name="ce126" office:value-type="float" office:value="15.92" calcext:value-type="float">
            <text:p><text:s text:c="3"/>15.92</text:p>
          </table:table-cell>
          <table:table-cell table:style-name="ce122" office:value-type="float" office:value="16905882" calcext:value-type="float">
            <text:p><text:s text:c="3"/>16,905,882</text:p>
          </table:table-cell>
          <table:table-cell table:style-name="ce126" office:value-type="float" office:value="73.38" calcext:value-type="float">
            <text:p><text:s text:c="3"/>73.38</text:p>
          </table:table-cell>
          <table:table-cell table:style-name="ce122" office:value-type="float" office:value="2465601" calcext:value-type="float">
            <text:p><text:s text:c="3"/>2,465,601</text:p>
          </table:table-cell>
          <table:table-cell table:style-name="ce126" office:value-type="float" office:value="10.7" calcext:value-type="float">
            <text:p><text:s text:c="3"/>10.70</text:p>
          </table:table-cell>
          <table:table-cell table:style-name="ce122" office:value-type="float" office:value="17767944" calcext:value-type="float">
            <text:p><text:s text:c="3"/>17,767,944</text:p>
          </table:table-cell>
          <table:table-cell table:style-name="ce136" office:value-type="float" office:value="77.12" calcext:value-type="float">
            <text:p><text:s text:c="3"/>77.12</text:p>
          </table:table-cell>
          <table:table-cell table:style-name="ce109" table:number-columns-repeated="1014"/>
        </table:table-row>
        <table:table-row table:style-name="ro4">
          <table:table-cell table:style-name="ce105" office:value-type="string" calcext:value-type="string">
            <text:p>臺<text:span text:style-name="T13">   </text:span><text:span text:style-name="T14">灣</text:span><text:span text:style-name="T15">   </text:span><text:span text:style-name="T14">省</text:span></text:p>
          </table:table-cell>
          <table:table-cell table:style-name="ce116" office:value-type="float" office:value="18904564" calcext:value-type="float">
            <text:p><text:s text:c="3"/>18,904,564</text:p>
          </table:table-cell>
          <table:table-cell table:style-name="ce122" office:value-type="float" office:value="3048664" calcext:value-type="float">
            <text:p><text:s text:c="3"/>3,048,664</text:p>
          </table:table-cell>
          <table:table-cell table:style-name="ce126" office:value-type="float" office:value="16.13" calcext:value-type="float">
            <text:p><text:s text:c="3"/>16.13</text:p>
          </table:table-cell>
          <table:table-cell table:style-name="ce122" office:value-type="float" office:value="13874531" calcext:value-type="float">
            <text:p><text:s text:c="3"/>13,874,531</text:p>
          </table:table-cell>
          <table:table-cell table:style-name="ce126" office:value-type="float" office:value="73.39" calcext:value-type="float">
            <text:p><text:s text:c="3"/>73.39</text:p>
          </table:table-cell>
          <table:table-cell table:style-name="ce122" office:value-type="float" office:value="1981369" calcext:value-type="float">
            <text:p><text:s text:c="3"/>1,981,369</text:p>
          </table:table-cell>
          <table:table-cell table:style-name="ce126" office:value-type="float" office:value="10.48" calcext:value-type="float">
            <text:p><text:s text:c="3"/>10.48</text:p>
          </table:table-cell>
          <table:table-cell table:style-name="ce122" office:value-type="float" office:value="14512284" calcext:value-type="float">
            <text:p><text:s text:c="3"/>14,512,284</text:p>
          </table:table-cell>
          <table:table-cell table:style-name="ce136" office:value-type="float" office:value="76.77" calcext:value-type="float">
            <text:p><text:s text:c="3"/>76.77</text:p>
          </table:table-cell>
          <table:table-cell table:style-name="ce109" table:number-columns-repeated="1014"/>
        </table:table-row>
        <table:table-row table:style-name="ro24">
          <table:table-cell table:style-name="ce106" office:value-type="string" calcext:value-type="string">
            <text:p>臺<text:span text:style-name="T16"> </text:span><text:span text:style-name="T12">北</text:span><text:span text:style-name="T11"> </text:span><text:span text:style-name="T12">縣</text:span></text:p>
          </table:table-cell>
          <table:table-cell table:style-name="ce116" office:value-type="float" office:value="3892616" calcext:value-type="float">
            <text:p><text:s text:c="3"/>3,892,616</text:p>
          </table:table-cell>
          <table:table-cell table:style-name="ce116" office:value-type="float" office:value="597157" calcext:value-type="float">
            <text:p><text:s text:c="3"/>597,157</text:p>
          </table:table-cell>
          <table:table-cell table:style-name="ce126" office:value-type="float" office:value="15.34" calcext:value-type="float">
            <text:p><text:s text:c="3"/>15.34</text:p>
          </table:table-cell>
          <table:table-cell table:style-name="ce116" office:value-type="float" office:value="2976685" calcext:value-type="float">
            <text:p><text:s text:c="3"/>2,976,685</text:p>
          </table:table-cell>
          <table:table-cell table:style-name="ce126" office:value-type="float" office:value="76.47" calcext:value-type="float">
            <text:p><text:s text:c="3"/>76.47</text:p>
          </table:table-cell>
          <table:table-cell table:style-name="ce116" office:value-type="float" office:value="318774" calcext:value-type="float">
            <text:p><text:s text:c="3"/>318,774</text:p>
          </table:table-cell>
          <table:table-cell table:style-name="ce126" office:value-type="float" office:value="8.19" calcext:value-type="float">
            <text:p><text:s text:c="3"/>8.19</text:p>
          </table:table-cell>
          <table:table-cell table:style-name="ce116" office:value-type="float" office:value="3023023" calcext:value-type="float">
            <text:p><text:s text:c="3"/>3,023,023</text:p>
          </table:table-cell>
          <table:table-cell table:style-name="ce136" office:value-type="float" office:value="77.66" calcext:value-type="float">
            <text:p><text:s text:c="3"/>77.66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宜<text:span text:style-name="T16"> </text:span><text:span text:style-name="T12">蘭</text:span><text:span text:style-name="T11"> </text:span><text:span text:style-name="T12">縣</text:span></text:p>
          </table:table-cell>
          <table:table-cell table:style-name="ce116" office:value-type="float" office:value="460719" calcext:value-type="float">
            <text:p><text:s text:c="3"/>460,719</text:p>
          </table:table-cell>
          <table:table-cell table:style-name="ce116" office:value-type="float" office:value="71472" calcext:value-type="float">
            <text:p><text:s text:c="3"/>71,472</text:p>
          </table:table-cell>
          <table:table-cell table:style-name="ce126" office:value-type="float" office:value="15.51" calcext:value-type="float">
            <text:p><text:s text:c="3"/>15.51</text:p>
          </table:table-cell>
          <table:table-cell table:style-name="ce116" office:value-type="float" office:value="328923" calcext:value-type="float">
            <text:p><text:s text:c="3"/>328,923</text:p>
          </table:table-cell>
          <table:table-cell table:style-name="ce126" office:value-type="float" office:value="71.39" calcext:value-type="float">
            <text:p><text:s text:c="3"/>71.39</text:p>
          </table:table-cell>
          <table:table-cell table:style-name="ce116" office:value-type="float" office:value="60324" calcext:value-type="float">
            <text:p><text:s text:c="3"/>60,324</text:p>
          </table:table-cell>
          <table:table-cell table:style-name="ce126" office:value-type="float" office:value="13.09" calcext:value-type="float">
            <text:p><text:s text:c="3"/>13.09</text:p>
          </table:table-cell>
          <table:table-cell table:style-name="ce116" office:value-type="float" office:value="355379" calcext:value-type="float">
            <text:p><text:s text:c="3"/>355,379</text:p>
          </table:table-cell>
          <table:table-cell table:style-name="ce136" office:value-type="float" office:value="77.14" calcext:value-type="float">
            <text:p><text:s text:c="3"/>77.14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桃<text:span text:style-name="T16"> </text:span><text:span text:style-name="T12">園</text:span><text:span text:style-name="T11"> </text:span><text:span text:style-name="T12">縣</text:span></text:p>
          </table:table-cell>
          <table:table-cell table:style-name="ce116" office:value-type="float" office:value="2003205" calcext:value-type="float">
            <text:p><text:s text:c="3"/>2,003,205</text:p>
          </table:table-cell>
          <table:table-cell table:style-name="ce116" office:value-type="float" office:value="370634" calcext:value-type="float">
            <text:p><text:s text:c="3"/>370,634</text:p>
          </table:table-cell>
          <table:table-cell table:style-name="ce126" office:value-type="float" office:value="18.5" calcext:value-type="float">
            <text:p><text:s text:c="3"/>18.50</text:p>
          </table:table-cell>
          <table:table-cell table:style-name="ce116" office:value-type="float" office:value="1468381" calcext:value-type="float">
            <text:p><text:s text:c="3"/>1,468,381</text:p>
          </table:table-cell>
          <table:table-cell table:style-name="ce126" office:value-type="float" office:value="73.3" calcext:value-type="float">
            <text:p><text:s text:c="3"/>73.30</text:p>
          </table:table-cell>
          <table:table-cell table:style-name="ce116" office:value-type="float" office:value="164190" calcext:value-type="float">
            <text:p><text:s text:c="3"/>164,190</text:p>
          </table:table-cell>
          <table:table-cell table:style-name="ce126" office:value-type="float" office:value="8.2" calcext:value-type="float">
            <text:p><text:s text:c="3"/>8.20</text:p>
          </table:table-cell>
          <table:table-cell table:style-name="ce116" office:value-type="float" office:value="1480208" calcext:value-type="float">
            <text:p><text:s text:c="3"/>1,480,208</text:p>
          </table:table-cell>
          <table:table-cell table:style-name="ce136" office:value-type="float" office:value="73.89" calcext:value-type="float">
            <text:p><text:s text:c="3"/>73.89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新<text:span text:style-name="T16"> </text:span><text:span text:style-name="T12">竹</text:span><text:span text:style-name="T11"> </text:span><text:span text:style-name="T12">縣</text:span></text:p>
          </table:table-cell>
          <table:table-cell table:style-name="ce116" office:value-type="float" office:value="511644" calcext:value-type="float">
            <text:p><text:s text:c="3"/>511,644</text:p>
          </table:table-cell>
          <table:table-cell table:style-name="ce116" office:value-type="float" office:value="97812" calcext:value-type="float">
            <text:p><text:s text:c="3"/>97,812</text:p>
          </table:table-cell>
          <table:table-cell table:style-name="ce126" office:value-type="float" office:value="19.12" calcext:value-type="float">
            <text:p><text:s text:c="3"/>19.12</text:p>
          </table:table-cell>
          <table:table-cell table:style-name="ce116" office:value-type="float" office:value="356428" calcext:value-type="float">
            <text:p><text:s text:c="3"/>356,428</text:p>
          </table:table-cell>
          <table:table-cell table:style-name="ce126" office:value-type="float" office:value="69.66" calcext:value-type="float">
            <text:p><text:s text:c="3"/>69.66</text:p>
          </table:table-cell>
          <table:table-cell table:style-name="ce116" office:value-type="float" office:value="57404" calcext:value-type="float">
            <text:p><text:s text:c="3"/>57,404</text:p>
          </table:table-cell>
          <table:table-cell table:style-name="ce126" office:value-type="float" office:value="11.22" calcext:value-type="float">
            <text:p><text:s text:c="3"/>11.22</text:p>
          </table:table-cell>
          <table:table-cell table:style-name="ce116" office:value-type="float" office:value="376455" calcext:value-type="float">
            <text:p><text:s text:c="3"/>376,455</text:p>
          </table:table-cell>
          <table:table-cell table:style-name="ce136" office:value-type="float" office:value="73.58" calcext:value-type="float">
            <text:p><text:s text:c="3"/>73.58</text:p>
          </table:table-cell>
          <table:table-cell table:style-name="ce109" table:number-columns-repeated="1014"/>
        </table:table-row>
        <table:table-row table:style-name="ro24">
          <table:table-cell table:style-name="ce106" office:value-type="string" calcext:value-type="string">
            <text:p>苗<text:span text:style-name="T16"> </text:span><text:span text:style-name="T12">栗</text:span><text:span text:style-name="T11"> </text:span><text:span text:style-name="T12">縣</text:span></text:p>
          </table:table-cell>
          <table:table-cell table:style-name="ce116" office:value-type="float" office:value="560561" calcext:value-type="float">
            <text:p><text:s text:c="3"/>560,561</text:p>
          </table:table-cell>
          <table:table-cell table:style-name="ce116" office:value-type="float" office:value="89531" calcext:value-type="float">
            <text:p><text:s text:c="3"/>89,531</text:p>
          </table:table-cell>
          <table:table-cell table:style-name="ce126" office:value-type="float" office:value="15.97" calcext:value-type="float">
            <text:p><text:s text:c="3"/>15.97</text:p>
          </table:table-cell>
          <table:table-cell table:style-name="ce116" office:value-type="float" office:value="395914" calcext:value-type="float">
            <text:p><text:s text:c="3"/>395,914</text:p>
          </table:table-cell>
          <table:table-cell table:style-name="ce126" office:value-type="float" office:value="70.63" calcext:value-type="float">
            <text:p><text:s text:c="3"/>70.63</text:p>
          </table:table-cell>
          <table:table-cell table:style-name="ce116" office:value-type="float" office:value="75116" calcext:value-type="float">
            <text:p><text:s text:c="3"/>75,116</text:p>
          </table:table-cell>
          <table:table-cell table:style-name="ce126" office:value-type="float" office:value="13.4" calcext:value-type="float">
            <text:p><text:s text:c="3"/>13.40</text:p>
          </table:table-cell>
          <table:table-cell table:style-name="ce116" office:value-type="float" office:value="430756" calcext:value-type="float">
            <text:p><text:s text:c="3"/>430,756</text:p>
          </table:table-cell>
          <table:table-cell table:style-name="ce136" office:value-type="float" office:value="76.84" calcext:value-type="float">
            <text:p><text:s text:c="3"/>76.84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臺<text:span text:style-name="T16"> </text:span><text:span text:style-name="T12">中</text:span><text:span text:style-name="T11"> </text:span><text:span text:style-name="T12">縣</text:span></text:p>
          </table:table-cell>
          <table:table-cell table:style-name="ce116" office:value-type="float" office:value="1564130" calcext:value-type="float">
            <text:p><text:s text:c="3"/>1,564,130</text:p>
          </table:table-cell>
          <table:table-cell table:style-name="ce116" office:value-type="float" office:value="270209" calcext:value-type="float">
            <text:p><text:s text:c="3"/>270,209</text:p>
          </table:table-cell>
          <table:table-cell table:style-name="ce126" office:value-type="float" office:value="17.28" calcext:value-type="float">
            <text:p><text:s text:c="3"/>17.28</text:p>
          </table:table-cell>
          <table:table-cell table:style-name="ce116" office:value-type="float" office:value="1153967" calcext:value-type="float">
            <text:p><text:s text:c="3"/>1,153,967</text:p>
          </table:table-cell>
          <table:table-cell table:style-name="ce126" office:value-type="float" office:value="73.78" calcext:value-type="float">
            <text:p><text:s text:c="3"/>73.78</text:p>
          </table:table-cell>
          <table:table-cell table:style-name="ce116" office:value-type="float" office:value="139954" calcext:value-type="float">
            <text:p><text:s text:c="3"/>139,954</text:p>
          </table:table-cell>
          <table:table-cell table:style-name="ce126" office:value-type="float" office:value="8.95" calcext:value-type="float">
            <text:p><text:s text:c="3"/>8.95</text:p>
          </table:table-cell>
          <table:table-cell table:style-name="ce116" office:value-type="float" office:value="1173974" calcext:value-type="float">
            <text:p><text:s text:c="3"/>1,173,974</text:p>
          </table:table-cell>
          <table:table-cell table:style-name="ce136" office:value-type="float" office:value="75.06" calcext:value-type="float">
            <text:p><text:s text:c="3"/>75.06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彰<text:span text:style-name="T16"> </text:span><text:span text:style-name="T12">化</text:span><text:span text:style-name="T11"> </text:span><text:span text:style-name="T12">縣</text:span></text:p>
          </table:table-cell>
          <table:table-cell table:style-name="ce116" office:value-type="float" office:value="1308326" calcext:value-type="float">
            <text:p><text:s text:c="3"/>1,308,326</text:p>
          </table:table-cell>
          <table:table-cell table:style-name="ce116" office:value-type="float" office:value="216031" calcext:value-type="float">
            <text:p><text:s text:c="3"/>216,031</text:p>
          </table:table-cell>
          <table:table-cell table:style-name="ce126" office:value-type="float" office:value="16.51" calcext:value-type="float">
            <text:p><text:s text:c="3"/>16.51</text:p>
          </table:table-cell>
          <table:table-cell table:style-name="ce116" office:value-type="float" office:value="934559" calcext:value-type="float">
            <text:p><text:s text:c="3"/>934,559</text:p>
          </table:table-cell>
          <table:table-cell table:style-name="ce126" office:value-type="float" office:value="71.43" calcext:value-type="float">
            <text:p><text:s text:c="3"/>71.43</text:p>
          </table:table-cell>
          <table:table-cell table:style-name="ce116" office:value-type="float" office:value="157736" calcext:value-type="float">
            <text:p><text:s text:c="3"/>157,736</text:p>
          </table:table-cell>
          <table:table-cell table:style-name="ce126" office:value-type="float" office:value="12.06" calcext:value-type="float">
            <text:p><text:s text:c="3"/>12.06</text:p>
          </table:table-cell>
          <table:table-cell table:style-name="ce116" office:value-type="float" office:value="999130" calcext:value-type="float">
            <text:p><text:s text:c="3"/>999,130</text:p>
          </table:table-cell>
          <table:table-cell table:style-name="ce136" office:value-type="float" office:value="76.37" calcext:value-type="float">
            <text:p><text:s text:c="3"/>76.37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南<text:span text:style-name="T16"> </text:span><text:span text:style-name="T12">投</text:span><text:span text:style-name="T11"> </text:span><text:span text:style-name="T12">縣</text:span></text:p>
          </table:table-cell>
          <table:table-cell table:style-name="ce116" office:value-type="float" office:value="527774" calcext:value-type="float">
            <text:p><text:s text:c="3"/>527,774</text:p>
          </table:table-cell>
          <table:table-cell table:style-name="ce116" office:value-type="float" office:value="79684" calcext:value-type="float">
            <text:p><text:s text:c="3"/>79,684</text:p>
          </table:table-cell>
          <table:table-cell table:style-name="ce126" office:value-type="float" office:value="15.1" calcext:value-type="float">
            <text:p><text:s text:c="3"/>15.10</text:p>
          </table:table-cell>
          <table:table-cell table:style-name="ce116" office:value-type="float" office:value="376748" calcext:value-type="float">
            <text:p><text:s text:c="3"/>376,748</text:p>
          </table:table-cell>
          <table:table-cell table:style-name="ce126" office:value-type="float" office:value="71.38" calcext:value-type="float">
            <text:p><text:s text:c="3"/>71.38</text:p>
          </table:table-cell>
          <table:table-cell table:style-name="ce116" office:value-type="float" office:value="71342" calcext:value-type="float">
            <text:p><text:s text:c="3"/>71,342</text:p>
          </table:table-cell>
          <table:table-cell table:style-name="ce126" office:value-type="float" office:value="13.52" calcext:value-type="float">
            <text:p><text:s text:c="3"/>13.52</text:p>
          </table:table-cell>
          <table:table-cell table:style-name="ce116" office:value-type="float" office:value="410694" calcext:value-type="float">
            <text:p><text:s text:c="3"/>410,694</text:p>
          </table:table-cell>
          <table:table-cell table:style-name="ce136" office:value-type="float" office:value="77.82" calcext:value-type="float">
            <text:p><text:s text:c="3"/>77.82</text:p>
          </table:table-cell>
          <table:table-cell table:style-name="ce109" table:number-columns-repeated="1014"/>
        </table:table-row>
        <table:table-row table:style-name="ro24">
          <table:table-cell table:style-name="ce106" office:value-type="string" calcext:value-type="string">
            <text:p>雲<text:span text:style-name="T16"> </text:span><text:span text:style-name="T12">林</text:span><text:span text:style-name="T11"> </text:span><text:span text:style-name="T12">縣</text:span></text:p>
          </table:table-cell>
          <table:table-cell table:style-name="ce116" office:value-type="float" office:value="718196" calcext:value-type="float">
            <text:p><text:s text:c="3"/>718,196</text:p>
          </table:table-cell>
          <table:table-cell table:style-name="ce116" office:value-type="float" office:value="110740" calcext:value-type="float">
            <text:p><text:s text:c="3"/>110,740</text:p>
          </table:table-cell>
          <table:table-cell table:style-name="ce126" office:value-type="float" office:value="15.42" calcext:value-type="float">
            <text:p><text:s text:c="3"/>15.42</text:p>
          </table:table-cell>
          <table:table-cell table:style-name="ce116" office:value-type="float" office:value="499370" calcext:value-type="float">
            <text:p><text:s text:c="3"/>499,370</text:p>
          </table:table-cell>
          <table:table-cell table:style-name="ce126" office:value-type="float" office:value="69.53" calcext:value-type="float">
            <text:p><text:s text:c="3"/>69.53</text:p>
          </table:table-cell>
          <table:table-cell table:style-name="ce116" office:value-type="float" office:value="108086" calcext:value-type="float">
            <text:p><text:s text:c="3"/>108,086</text:p>
          </table:table-cell>
          <table:table-cell table:style-name="ce126" office:value-type="float" office:value="15.05" calcext:value-type="float">
            <text:p><text:s text:c="3"/>15.05</text:p>
          </table:table-cell>
          <table:table-cell table:style-name="ce116" office:value-type="float" office:value="562336" calcext:value-type="float">
            <text:p><text:s text:c="3"/>562,336</text:p>
          </table:table-cell>
          <table:table-cell table:style-name="ce136" office:value-type="float" office:value="78.3" calcext:value-type="float">
            <text:p><text:s text:c="3"/>78.30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嘉<text:span text:style-name="T16"> </text:span><text:span text:style-name="T12">義</text:span><text:span text:style-name="T11"> </text:span><text:span text:style-name="T12">縣</text:span></text:p>
          </table:table-cell>
          <table:table-cell table:style-name="ce116" office:value-type="float" office:value="544236" calcext:value-type="float">
            <text:p><text:s text:c="3"/>544,236</text:p>
          </table:table-cell>
          <table:table-cell table:style-name="ce116" office:value-type="float" office:value="77436" calcext:value-type="float">
            <text:p><text:s text:c="3"/>77,436</text:p>
          </table:table-cell>
          <table:table-cell table:style-name="ce126" office:value-type="float" office:value="14.23" calcext:value-type="float">
            <text:p><text:s text:c="3"/>14.23</text:p>
          </table:table-cell>
          <table:table-cell table:style-name="ce116" office:value-type="float" office:value="381645" calcext:value-type="float">
            <text:p><text:s text:c="3"/>381,645</text:p>
          </table:table-cell>
          <table:table-cell table:style-name="ce126" office:value-type="float" office:value="70.12" calcext:value-type="float">
            <text:p><text:s text:c="3"/>70.12</text:p>
          </table:table-cell>
          <table:table-cell table:style-name="ce116" office:value-type="float" office:value="85155" calcext:value-type="float">
            <text:p><text:s text:c="3"/>85,155</text:p>
          </table:table-cell>
          <table:table-cell table:style-name="ce126" office:value-type="float" office:value="15.65" calcext:value-type="float">
            <text:p><text:s text:c="3"/>15.65</text:p>
          </table:table-cell>
          <table:table-cell table:style-name="ce116" office:value-type="float" office:value="431797" calcext:value-type="float">
            <text:p><text:s text:c="3"/>431,797</text:p>
          </table:table-cell>
          <table:table-cell table:style-name="ce136" office:value-type="float" office:value="79.34" calcext:value-type="float">
            <text:p><text:s text:c="3"/>79.34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臺<text:span text:style-name="T16"> </text:span><text:span text:style-name="T12">南</text:span><text:span text:style-name="T11"> </text:span><text:span text:style-name="T12">縣</text:span></text:p>
          </table:table-cell>
          <table:table-cell table:style-name="ce116" office:value-type="float" office:value="1102096" calcext:value-type="float">
            <text:p><text:s text:c="3"/>1,102,096</text:p>
          </table:table-cell>
          <table:table-cell table:style-name="ce116" office:value-type="float" office:value="154788" calcext:value-type="float">
            <text:p><text:s text:c="3"/>154,788</text:p>
          </table:table-cell>
          <table:table-cell table:style-name="ce126" office:value-type="float" office:value="14.04" calcext:value-type="float">
            <text:p><text:s text:c="3"/>14.04</text:p>
          </table:table-cell>
          <table:table-cell table:style-name="ce116" office:value-type="float" office:value="804615" calcext:value-type="float">
            <text:p><text:s text:c="3"/>804,615</text:p>
          </table:table-cell>
          <table:table-cell table:style-name="ce126" office:value-type="float" office:value="73.01" calcext:value-type="float">
            <text:p><text:s text:c="3"/>73.01</text:p>
          </table:table-cell>
          <table:table-cell table:style-name="ce116" office:value-type="float" office:value="142693" calcext:value-type="float">
            <text:p><text:s text:c="3"/>142,693</text:p>
          </table:table-cell>
          <table:table-cell table:style-name="ce126" office:value-type="float" office:value="12.95" calcext:value-type="float">
            <text:p><text:s text:c="3"/>12.95</text:p>
          </table:table-cell>
          <table:table-cell table:style-name="ce116" office:value-type="float" office:value="873134" calcext:value-type="float">
            <text:p><text:s text:c="3"/>873,134</text:p>
          </table:table-cell>
          <table:table-cell table:style-name="ce136" office:value-type="float" office:value="79.22" calcext:value-type="float">
            <text:p><text:s text:c="3"/>79.22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高<text:span text:style-name="T16"> </text:span><text:span text:style-name="T12">雄</text:span><text:span text:style-name="T11"> </text:span><text:span text:style-name="T12">縣</text:span></text:p>
          </table:table-cell>
          <table:table-cell table:style-name="ce116" office:value-type="float" office:value="1243453" calcext:value-type="float">
            <text:p><text:s text:c="3"/>1,243,453</text:p>
          </table:table-cell>
          <table:table-cell table:style-name="ce116" office:value-type="float" office:value="181919" calcext:value-type="float">
            <text:p><text:s text:c="3"/>181,919</text:p>
          </table:table-cell>
          <table:table-cell table:style-name="ce126" office:value-type="float" office:value="14.63" calcext:value-type="float">
            <text:p><text:s text:c="3"/>14.63</text:p>
          </table:table-cell>
          <table:table-cell table:style-name="ce116" office:value-type="float" office:value="931925" calcext:value-type="float">
            <text:p><text:s text:c="3"/>931,925</text:p>
          </table:table-cell>
          <table:table-cell table:style-name="ce126" office:value-type="float" office:value="74.95" calcext:value-type="float">
            <text:p><text:s text:c="3"/>74.95</text:p>
          </table:table-cell>
          <table:table-cell table:style-name="ce116" office:value-type="float" office:value="129609" calcext:value-type="float">
            <text:p><text:s text:c="3"/>129,609</text:p>
          </table:table-cell>
          <table:table-cell table:style-name="ce126" office:value-type="float" office:value="10.42" calcext:value-type="float">
            <text:p><text:s text:c="3"/>10.42</text:p>
          </table:table-cell>
          <table:table-cell table:style-name="ce116" office:value-type="float" office:value="975142" calcext:value-type="float">
            <text:p><text:s text:c="3"/>975,142</text:p>
          </table:table-cell>
          <table:table-cell table:style-name="ce136" office:value-type="float" office:value="78.42" calcext:value-type="float">
            <text:p><text:s text:c="3"/>78.42</text:p>
          </table:table-cell>
          <table:table-cell table:style-name="ce109" table:number-columns-repeated="1014"/>
        </table:table-row>
        <table:table-row table:style-name="ro24">
          <table:table-cell table:style-name="ce106" office:value-type="string" calcext:value-type="string">
            <text:p>屏<text:span text:style-name="T16"> </text:span><text:span text:style-name="T12">東</text:span><text:span text:style-name="T11"> </text:span><text:span text:style-name="T12">縣</text:span></text:p>
          </table:table-cell>
          <table:table-cell table:style-name="ce116" office:value-type="float" office:value="876181" calcext:value-type="float">
            <text:p><text:s text:c="3"/>876,181</text:p>
          </table:table-cell>
          <table:table-cell table:style-name="ce116" office:value-type="float" office:value="129846" calcext:value-type="float">
            <text:p><text:s text:c="3"/>129,846</text:p>
          </table:table-cell>
          <table:table-cell table:style-name="ce126" office:value-type="float" office:value="14.82" calcext:value-type="float">
            <text:p><text:s text:c="3"/>14.82</text:p>
          </table:table-cell>
          <table:table-cell table:style-name="ce116" office:value-type="float" office:value="636069" calcext:value-type="float">
            <text:p><text:s text:c="3"/>636,069</text:p>
          </table:table-cell>
          <table:table-cell table:style-name="ce126" office:value-type="float" office:value="72.6" calcext:value-type="float">
            <text:p><text:s text:c="3"/>72.60</text:p>
          </table:table-cell>
          <table:table-cell table:style-name="ce116" office:value-type="float" office:value="110266" calcext:value-type="float">
            <text:p><text:s text:c="3"/>110,266</text:p>
          </table:table-cell>
          <table:table-cell table:style-name="ce126" office:value-type="float" office:value="12.58" calcext:value-type="float">
            <text:p><text:s text:c="3"/>12.58</text:p>
          </table:table-cell>
          <table:table-cell table:style-name="ce116" office:value-type="float" office:value="685634" calcext:value-type="float">
            <text:p><text:s text:c="3"/>685,634</text:p>
          </table:table-cell>
          <table:table-cell table:style-name="ce136" office:value-type="float" office:value="78.25" calcext:value-type="float">
            <text:p><text:s text:c="3"/>78.25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臺<text:span text:style-name="T16"> </text:span><text:span text:style-name="T12">東</text:span><text:span text:style-name="T11"> </text:span><text:span text:style-name="T12">縣</text:span></text:p>
          </table:table-cell>
          <table:table-cell table:style-name="ce116" office:value-type="float" office:value="231140" calcext:value-type="float">
            <text:p><text:s text:c="3"/>231,140</text:p>
          </table:table-cell>
          <table:table-cell table:style-name="ce116" office:value-type="float" office:value="35903" calcext:value-type="float">
            <text:p><text:s text:c="3"/>35,903</text:p>
          </table:table-cell>
          <table:table-cell table:style-name="ce126" office:value-type="float" office:value="15.53" calcext:value-type="float">
            <text:p><text:s text:c="3"/>15.53</text:p>
          </table:table-cell>
          <table:table-cell table:style-name="ce116" office:value-type="float" office:value="165070" calcext:value-type="float">
            <text:p><text:s text:c="3"/>165,070</text:p>
          </table:table-cell>
          <table:table-cell table:style-name="ce126" office:value-type="float" office:value="71.42" calcext:value-type="float">
            <text:p><text:s text:c="3"/>71.42</text:p>
          </table:table-cell>
          <table:table-cell table:style-name="ce116" office:value-type="float" office:value="30167" calcext:value-type="float">
            <text:p><text:s text:c="3"/>30,167</text:p>
          </table:table-cell>
          <table:table-cell table:style-name="ce126" office:value-type="float" office:value="13.05" calcext:value-type="float">
            <text:p><text:s text:c="3"/>13.05</text:p>
          </table:table-cell>
          <table:table-cell table:style-name="ce116" office:value-type="float" office:value="179529" calcext:value-type="float">
            <text:p><text:s text:c="3"/>179,529</text:p>
          </table:table-cell>
          <table:table-cell table:style-name="ce136" office:value-type="float" office:value="77.67" calcext:value-type="float">
            <text:p><text:s text:c="3"/>77.67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花<text:span text:style-name="T16"> </text:span><text:span text:style-name="T12">蓮</text:span><text:span text:style-name="T11"> </text:span><text:span text:style-name="T12">縣</text:span></text:p>
          </table:table-cell>
          <table:table-cell table:style-name="ce116" office:value-type="float" office:value="339546" calcext:value-type="float">
            <text:p><text:s text:c="3"/>339,546</text:p>
          </table:table-cell>
          <table:table-cell table:style-name="ce116" office:value-type="float" office:value="51922" calcext:value-type="float">
            <text:p><text:s text:c="3"/>51,922</text:p>
          </table:table-cell>
          <table:table-cell table:style-name="ce126" office:value-type="float" office:value="15.29" calcext:value-type="float">
            <text:p><text:s text:c="3"/>15.29</text:p>
          </table:table-cell>
          <table:table-cell table:style-name="ce116" office:value-type="float" office:value="245197" calcext:value-type="float">
            <text:p><text:s text:c="3"/>245,197</text:p>
          </table:table-cell>
          <table:table-cell table:style-name="ce126" office:value-type="float" office:value="72.21" calcext:value-type="float">
            <text:p><text:s text:c="3"/>72.21</text:p>
          </table:table-cell>
          <table:table-cell table:style-name="ce116" office:value-type="float" office:value="42427" calcext:value-type="float">
            <text:p><text:s text:c="3"/>42,427</text:p>
          </table:table-cell>
          <table:table-cell table:style-name="ce126" office:value-type="float" office:value="12.5" calcext:value-type="float">
            <text:p><text:s text:c="3"/>12.50</text:p>
          </table:table-cell>
          <table:table-cell table:style-name="ce116" office:value-type="float" office:value="263512" calcext:value-type="float">
            <text:p><text:s text:c="3"/>263,512</text:p>
          </table:table-cell>
          <table:table-cell table:style-name="ce136" office:value-type="float" office:value="77.61" calcext:value-type="float">
            <text:p><text:s text:c="3"/>77.61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澎<text:span text:style-name="T16"> </text:span><text:span text:style-name="T12">湖</text:span><text:span text:style-name="T11"> </text:span><text:span text:style-name="T12">縣</text:span></text:p>
          </table:table-cell>
          <table:table-cell table:style-name="ce116" office:value-type="float" office:value="96490" calcext:value-type="float">
            <text:p><text:s text:c="3"/>96,490</text:p>
          </table:table-cell>
          <table:table-cell table:style-name="ce116" office:value-type="float" office:value="13386" calcext:value-type="float">
            <text:p><text:s text:c="3"/>13,386</text:p>
          </table:table-cell>
          <table:table-cell table:style-name="ce126" office:value-type="float" office:value="13.87" calcext:value-type="float">
            <text:p><text:s text:c="3"/>13.87</text:p>
          </table:table-cell>
          <table:table-cell table:style-name="ce116" office:value-type="float" office:value="69086" calcext:value-type="float">
            <text:p><text:s text:c="3"/>69,086</text:p>
          </table:table-cell>
          <table:table-cell table:style-name="ce126" office:value-type="float" office:value="71.6" calcext:value-type="float">
            <text:p><text:s text:c="3"/>71.60</text:p>
          </table:table-cell>
          <table:table-cell table:style-name="ce116" office:value-type="float" office:value="14018" calcext:value-type="float">
            <text:p><text:s text:c="3"/>14,018</text:p>
          </table:table-cell>
          <table:table-cell table:style-name="ce126" office:value-type="float" office:value="14.53" calcext:value-type="float">
            <text:p><text:s text:c="3"/>14.53</text:p>
          </table:table-cell>
          <table:table-cell table:style-name="ce116" office:value-type="float" office:value="76889" calcext:value-type="float">
            <text:p><text:s text:c="3"/>76,889</text:p>
          </table:table-cell>
          <table:table-cell table:style-name="ce136" office:value-type="float" office:value="79.69" calcext:value-type="float">
            <text:p><text:s text:c="3"/>79.69</text:p>
          </table:table-cell>
          <table:table-cell table:style-name="ce109" table:number-columns-repeated="1014"/>
        </table:table-row>
        <table:table-row table:style-name="ro24">
          <table:table-cell table:style-name="ce106" office:value-type="string" calcext:value-type="string">
            <text:p>基<text:span text:style-name="T16"> </text:span><text:span text:style-name="T12">隆</text:span><text:span text:style-name="T11"> </text:span><text:span text:style-name="T12">市</text:span></text:p>
          </table:table-cell>
          <table:table-cell table:style-name="ce116" office:value-type="float" office:value="385388" calcext:value-type="float">
            <text:p><text:s text:c="3"/>385,388</text:p>
          </table:table-cell>
          <table:table-cell table:style-name="ce116" office:value-type="float" office:value="55902" calcext:value-type="float">
            <text:p><text:s text:c="3"/>55,902</text:p>
          </table:table-cell>
          <table:table-cell table:style-name="ce126" office:value-type="float" office:value="14.51" calcext:value-type="float">
            <text:p><text:s text:c="3"/>14.51</text:p>
          </table:table-cell>
          <table:table-cell table:style-name="ce116" office:value-type="float" office:value="287045" calcext:value-type="float">
            <text:p><text:s text:c="3"/>287,045</text:p>
          </table:table-cell>
          <table:table-cell table:style-name="ce126" office:value-type="float" office:value="74.48" calcext:value-type="float">
            <text:p><text:s text:c="3"/>74.48</text:p>
          </table:table-cell>
          <table:table-cell table:style-name="ce116" office:value-type="float" office:value="42441" calcext:value-type="float">
            <text:p><text:s text:c="3"/>42,441</text:p>
          </table:table-cell>
          <table:table-cell table:style-name="ce126" office:value-type="float" office:value="11.01" calcext:value-type="float">
            <text:p><text:s text:c="3"/>11.01</text:p>
          </table:table-cell>
          <table:table-cell table:style-name="ce116" office:value-type="float" office:value="301883" calcext:value-type="float">
            <text:p><text:s text:c="3"/>301,883</text:p>
          </table:table-cell>
          <table:table-cell table:style-name="ce136" office:value-type="float" office:value="78.33" calcext:value-type="float">
            <text:p><text:s text:c="3"/>78.33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新<text:span text:style-name="T16"> </text:span><text:span text:style-name="T12">竹</text:span><text:span text:style-name="T11"> </text:span><text:span text:style-name="T12">市</text:span></text:p>
          </table:table-cell>
          <table:table-cell table:style-name="ce116" office:value-type="float" office:value="414004" calcext:value-type="float">
            <text:p><text:s text:c="3"/>414,004</text:p>
          </table:table-cell>
          <table:table-cell table:style-name="ce116" office:value-type="float" office:value="80109" calcext:value-type="float">
            <text:p><text:s text:c="3"/>80,109</text:p>
          </table:table-cell>
          <table:table-cell table:style-name="ce126" office:value-type="float" office:value="19.35" calcext:value-type="float">
            <text:p><text:s text:c="3"/>19.35</text:p>
          </table:table-cell>
          <table:table-cell table:style-name="ce116" office:value-type="float" office:value="295058" calcext:value-type="float">
            <text:p><text:s text:c="3"/>295,058</text:p>
          </table:table-cell>
          <table:table-cell table:style-name="ce126" office:value-type="float" office:value="71.27" calcext:value-type="float">
            <text:p><text:s text:c="3"/>71.27</text:p>
          </table:table-cell>
          <table:table-cell table:style-name="ce116" office:value-type="float" office:value="38837" calcext:value-type="float">
            <text:p><text:s text:c="3"/>38,837</text:p>
          </table:table-cell>
          <table:table-cell table:style-name="ce126" office:value-type="float" office:value="9.38" calcext:value-type="float">
            <text:p><text:s text:c="3"/>9.38</text:p>
          </table:table-cell>
          <table:table-cell table:style-name="ce116" office:value-type="float" office:value="305585" calcext:value-type="float">
            <text:p><text:s text:c="3"/>305,585</text:p>
          </table:table-cell>
          <table:table-cell table:style-name="ce136" office:value-type="float" office:value="73.81" calcext:value-type="float">
            <text:p><text:s text:c="3"/>73.81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臺<text:span text:style-name="T16"> </text:span><text:span text:style-name="T12">中</text:span><text:span text:style-name="T11"> </text:span><text:span text:style-name="T12">市</text:span></text:p>
          </table:table-cell>
          <table:table-cell table:style-name="ce116" office:value-type="float" office:value="1080140" calcext:value-type="float">
            <text:p><text:s text:c="3"/>1,080,140</text:p>
          </table:table-cell>
          <table:table-cell table:style-name="ce116" office:value-type="float" office:value="193408" calcext:value-type="float">
            <text:p><text:s text:c="3"/>193,408</text:p>
          </table:table-cell>
          <table:table-cell table:style-name="ce126" office:value-type="float" office:value="17.91" calcext:value-type="float">
            <text:p><text:s text:c="3"/>17.91</text:p>
          </table:table-cell>
          <table:table-cell table:style-name="ce116" office:value-type="float" office:value="798157" calcext:value-type="float">
            <text:p><text:s text:c="3"/>798,157</text:p>
          </table:table-cell>
          <table:table-cell table:style-name="ce126" office:value-type="float" office:value="73.89" calcext:value-type="float">
            <text:p><text:s text:c="3"/>73.89</text:p>
          </table:table-cell>
          <table:table-cell table:style-name="ce116" office:value-type="float" office:value="88575" calcext:value-type="float">
            <text:p><text:s text:c="3"/>88,575</text:p>
          </table:table-cell>
          <table:table-cell table:style-name="ce126" office:value-type="float" office:value="8.2" calcext:value-type="float">
            <text:p><text:s text:c="3"/>8.20</text:p>
          </table:table-cell>
          <table:table-cell table:style-name="ce116" office:value-type="float" office:value="806467" calcext:value-type="float">
            <text:p><text:s text:c="3"/>806,467</text:p>
          </table:table-cell>
          <table:table-cell table:style-name="ce136" office:value-type="float" office:value="74.66" calcext:value-type="float">
            <text:p><text:s text:c="3"/>74.66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嘉<text:span text:style-name="T16"> </text:span><text:span text:style-name="T12">義</text:span><text:span text:style-name="T11"> </text:span><text:span text:style-name="T12">市</text:span></text:p>
          </table:table-cell>
          <table:table-cell table:style-name="ce116" office:value-type="float" office:value="272782" calcext:value-type="float">
            <text:p><text:s text:c="3"/>272,782</text:p>
          </table:table-cell>
          <table:table-cell table:style-name="ce116" office:value-type="float" office:value="48419" calcext:value-type="float">
            <text:p><text:s text:c="3"/>48,419</text:p>
          </table:table-cell>
          <table:table-cell table:style-name="ce126" office:value-type="float" office:value="17.75" calcext:value-type="float">
            <text:p><text:s text:c="3"/>17.75</text:p>
          </table:table-cell>
          <table:table-cell table:style-name="ce116" office:value-type="float" office:value="194495" calcext:value-type="float">
            <text:p><text:s text:c="3"/>194,495</text:p>
          </table:table-cell>
          <table:table-cell table:style-name="ce126" office:value-type="float" office:value="71.3" calcext:value-type="float">
            <text:p><text:s text:c="3"/>71.30</text:p>
          </table:table-cell>
          <table:table-cell table:style-name="ce116" office:value-type="float" office:value="29868" calcext:value-type="float">
            <text:p><text:s text:c="3"/>29,868</text:p>
          </table:table-cell>
          <table:table-cell table:style-name="ce126" office:value-type="float" office:value="10.95" calcext:value-type="float">
            <text:p><text:s text:c="3"/>10.95</text:p>
          </table:table-cell>
          <table:table-cell table:style-name="ce116" office:value-type="float" office:value="204613" calcext:value-type="float">
            <text:p><text:s text:c="3"/>204,613</text:p>
          </table:table-cell>
          <table:table-cell table:style-name="ce136" office:value-type="float" office:value="75.01" calcext:value-type="float">
            <text:p><text:s text:c="3"/>75.01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臺<text:span text:style-name="T16"> </text:span><text:span text:style-name="T12">南</text:span><text:span text:style-name="T11"> </text:span><text:span text:style-name="T12">市</text:span></text:p>
          </table:table-cell>
          <table:table-cell table:style-name="ce116" office:value-type="float" office:value="771937" calcext:value-type="float">
            <text:p><text:s text:c="3"/>771,937</text:p>
          </table:table-cell>
          <table:table-cell table:style-name="ce116" office:value-type="float" office:value="122356" calcext:value-type="float">
            <text:p><text:s text:c="3"/>122,356</text:p>
          </table:table-cell>
          <table:table-cell table:style-name="ce126" office:value-type="float" office:value="15.85" calcext:value-type="float">
            <text:p><text:s text:c="3"/>15.85</text:p>
          </table:table-cell>
          <table:table-cell table:style-name="ce116" office:value-type="float" office:value="575194" calcext:value-type="float">
            <text:p><text:s text:c="3"/>575,194</text:p>
          </table:table-cell>
          <table:table-cell table:style-name="ce126" office:value-type="float" office:value="74.51" calcext:value-type="float">
            <text:p><text:s text:c="3"/>74.51</text:p>
          </table:table-cell>
          <table:table-cell table:style-name="ce116" office:value-type="float" office:value="74387" calcext:value-type="float">
            <text:p><text:s text:c="3"/>74,387</text:p>
          </table:table-cell>
          <table:table-cell table:style-name="ce126" office:value-type="float" office:value="9.64" calcext:value-type="float">
            <text:p><text:s text:c="3"/>9.64</text:p>
          </table:table-cell>
          <table:table-cell table:style-name="ce116" office:value-type="float" office:value="596144" calcext:value-type="float">
            <text:p><text:s text:c="3"/>596,144</text:p>
          </table:table-cell>
          <table:table-cell table:style-name="ce136" office:value-type="float" office:value="77.23" calcext:value-type="float">
            <text:p><text:s text:c="3"/>77.23</text:p>
          </table:table-cell>
          <table:table-cell table:style-name="ce109" table:number-columns-repeated="1014"/>
        </table:table-row>
        <table:table-row table:style-name="ro24">
          <table:table-cell table:style-name="ce105" office:value-type="string" calcext:value-type="string">
            <text:p>臺<text:span text:style-name="T13">    </text:span><text:span text:style-name="T14">北</text:span><text:span text:style-name="T15">    </text:span><text:span text:style-name="T14">市</text:span></text:p>
          </table:table-cell>
          <table:table-cell table:style-name="ce116" office:value-type="float" office:value="2605309" calcext:value-type="float">
            <text:p><text:s text:c="3"/>2,605,309</text:p>
          </table:table-cell>
          <table:table-cell table:style-name="ce116" office:value-type="float" office:value="385348" calcext:value-type="float">
            <text:p><text:s text:c="3"/>385,348</text:p>
          </table:table-cell>
          <table:table-cell table:style-name="ce126" office:value-type="float" office:value="14.79" calcext:value-type="float">
            <text:p><text:s text:c="3"/>14.79</text:p>
          </table:table-cell>
          <table:table-cell table:style-name="ce116" office:value-type="float" office:value="1889756" calcext:value-type="float">
            <text:p><text:s text:c="3"/>1,889,756</text:p>
          </table:table-cell>
          <table:table-cell table:style-name="ce126" office:value-type="float" office:value="72.53" calcext:value-type="float">
            <text:p><text:s text:c="3"/>72.53</text:p>
          </table:table-cell>
          <table:table-cell table:style-name="ce116" office:value-type="float" office:value="330205" calcext:value-type="float">
            <text:p><text:s text:c="3"/>330,205</text:p>
          </table:table-cell>
          <table:table-cell table:style-name="ce126" office:value-type="float" office:value="12.67" calcext:value-type="float">
            <text:p><text:s text:c="3"/>12.67</text:p>
          </table:table-cell>
          <table:table-cell table:style-name="ce116" office:value-type="float" office:value="2061124" calcext:value-type="float">
            <text:p><text:s text:c="3"/>2,061,124</text:p>
          </table:table-cell>
          <table:table-cell table:style-name="ce136" office:value-type="float" office:value="79.11" calcext:value-type="float">
            <text:p><text:s text:c="3"/>79.11</text:p>
          </table:table-cell>
          <table:table-cell table:style-name="ce109" table:number-columns-repeated="1014"/>
        </table:table-row>
        <table:table-row table:style-name="ro4">
          <table:table-cell table:style-name="ce105" office:value-type="string" calcext:value-type="string">
            <text:p>高<text:span text:style-name="T13">    </text:span><text:span text:style-name="T14">雄</text:span><text:span text:style-name="T15">    </text:span><text:span text:style-name="T14">市</text:span></text:p>
          </table:table-cell>
          <table:table-cell table:style-name="ce116" office:value-type="float" office:value="1529415" calcext:value-type="float">
            <text:p><text:s text:c="3"/>1,529,415</text:p>
          </table:table-cell>
          <table:table-cell table:style-name="ce116" office:value-type="float" office:value="233793" calcext:value-type="float">
            <text:p><text:s text:c="3"/>233,793</text:p>
          </table:table-cell>
          <table:table-cell table:style-name="ce126" office:value-type="float" office:value="15.29" calcext:value-type="float">
            <text:p><text:s text:c="3"/>15.29</text:p>
          </table:table-cell>
          <table:table-cell table:style-name="ce116" office:value-type="float" office:value="1141595" calcext:value-type="float">
            <text:p><text:s text:c="3"/>1,141,595</text:p>
          </table:table-cell>
          <table:table-cell table:style-name="ce126" office:value-type="float" office:value="74.64" calcext:value-type="float">
            <text:p><text:s text:c="3"/>74.64</text:p>
          </table:table-cell>
          <table:table-cell table:style-name="ce116" office:value-type="float" office:value="154027" calcext:value-type="float">
            <text:p><text:s text:c="3"/>154,027</text:p>
          </table:table-cell>
          <table:table-cell table:style-name="ce126" office:value-type="float" office:value="10.07" calcext:value-type="float">
            <text:p><text:s text:c="3"/>10.07</text:p>
          </table:table-cell>
          <table:table-cell table:style-name="ce116" office:value-type="float" office:value="1194536" calcext:value-type="float">
            <text:p><text:s text:c="3"/>1,194,536</text:p>
          </table:table-cell>
          <table:table-cell table:style-name="ce136" office:value-type="float" office:value="78.1" calcext:value-type="float">
            <text:p><text:s text:c="3"/>78.10</text:p>
          </table:table-cell>
          <table:table-cell table:style-name="ce109" table:number-columns-repeated="1014"/>
        </table:table-row>
        <table:table-row table:style-name="ro24">
          <table:table-cell table:style-name="ce105" office:value-type="string" calcext:value-type="string">
            <text:p>福<text:span text:style-name="T13">    </text:span><text:span text:style-name="T14">建</text:span><text:span text:style-name="T15">    </text:span><text:span text:style-name="T14">省</text:span></text:p>
          </table:table-cell>
          <table:table-cell table:style-name="ce116" office:value-type="float" office:value="105732" calcext:value-type="float">
            <text:p><text:s text:c="3"/>105,732</text:p>
          </table:table-cell>
          <table:table-cell table:style-name="ce116" office:value-type="float" office:value="14291" calcext:value-type="float">
            <text:p><text:s text:c="3"/>14,291</text:p>
          </table:table-cell>
          <table:table-cell table:style-name="ce126" office:value-type="float" office:value="13.52" calcext:value-type="float">
            <text:p><text:s text:c="3"/>13.52</text:p>
          </table:table-cell>
          <table:table-cell table:style-name="ce116" office:value-type="float" office:value="78938" calcext:value-type="float">
            <text:p><text:s text:c="3"/>78,938</text:p>
          </table:table-cell>
          <table:table-cell table:style-name="ce126" office:value-type="float" office:value="74.66" calcext:value-type="float">
            <text:p><text:s text:c="3"/>74.66</text:p>
          </table:table-cell>
          <table:table-cell table:style-name="ce116" office:value-type="float" office:value="12503" calcext:value-type="float">
            <text:p><text:s text:c="3"/>12,503</text:p>
          </table:table-cell>
          <table:table-cell table:style-name="ce126" office:value-type="float" office:value="11.83" calcext:value-type="float">
            <text:p><text:s text:c="3"/>11.83</text:p>
          </table:table-cell>
          <table:table-cell table:style-name="ce116" office:value-type="float" office:value="84749" calcext:value-type="float">
            <text:p><text:s text:c="3"/>84,749</text:p>
          </table:table-cell>
          <table:table-cell table:style-name="ce136" office:value-type="float" office:value="80.15" calcext:value-type="float">
            <text:p><text:s text:c="3"/>80.15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金<text:span text:style-name="T16"> </text:span><text:span text:style-name="T12">門</text:span><text:span text:style-name="T11"> </text:span><text:span text:style-name="T12">縣</text:span></text:p>
          </table:table-cell>
          <table:table-cell table:style-name="ce116" office:value-type="float" office:value="95783" calcext:value-type="float">
            <text:p><text:s text:c="3"/>95,783</text:p>
          </table:table-cell>
          <table:table-cell table:style-name="ce116" office:value-type="float" office:value="12835" calcext:value-type="float">
            <text:p><text:s text:c="3"/>12,835</text:p>
          </table:table-cell>
          <table:table-cell table:style-name="ce126" office:value-type="float" office:value="13.4" calcext:value-type="float">
            <text:p><text:s text:c="3"/>13.40</text:p>
          </table:table-cell>
          <table:table-cell table:style-name="ce116" office:value-type="float" office:value="71391" calcext:value-type="float">
            <text:p><text:s text:c="3"/>71,391</text:p>
          </table:table-cell>
          <table:table-cell table:style-name="ce126" office:value-type="float" office:value="74.53" calcext:value-type="float">
            <text:p><text:s text:c="3"/>74.53</text:p>
          </table:table-cell>
          <table:table-cell table:style-name="ce116" office:value-type="float" office:value="11557" calcext:value-type="float">
            <text:p><text:s text:c="3"/>11,557</text:p>
          </table:table-cell>
          <table:table-cell table:style-name="ce126" office:value-type="float" office:value="12.07" calcext:value-type="float">
            <text:p><text:s text:c="3"/>12.07</text:p>
          </table:table-cell>
          <table:table-cell table:style-name="ce116" office:value-type="float" office:value="76883" calcext:value-type="float">
            <text:p><text:s text:c="3"/>76,883</text:p>
          </table:table-cell>
          <table:table-cell table:style-name="ce136" office:value-type="float" office:value="80.27" calcext:value-type="float">
            <text:p><text:s text:c="3"/>80.27</text:p>
          </table:table-cell>
          <table:table-cell table:style-name="ce109" table:number-columns-repeated="1014"/>
        </table:table-row>
        <table:table-row table:style-name="ro4">
          <table:table-cell table:style-name="ce106" office:value-type="string" calcext:value-type="string">
            <text:p>連<text:span text:style-name="T16"> </text:span><text:span text:style-name="T12">江</text:span><text:span text:style-name="T11"> </text:span><text:span text:style-name="T12">縣</text:span></text:p>
          </table:table-cell>
          <table:table-cell table:style-name="ce116" office:value-type="float" office:value="9949" calcext:value-type="float">
            <text:p><text:s text:c="3"/>9,949</text:p>
          </table:table-cell>
          <table:table-cell table:style-name="ce116" office:value-type="float" office:value="1456" calcext:value-type="float">
            <text:p><text:s text:c="3"/>1,456</text:p>
          </table:table-cell>
          <table:table-cell table:style-name="ce126" office:value-type="float" office:value="14.63" calcext:value-type="float">
            <text:p><text:s text:c="3"/>14.63</text:p>
          </table:table-cell>
          <table:table-cell table:style-name="ce116" office:value-type="float" office:value="7547" calcext:value-type="float">
            <text:p><text:s text:c="3"/>7,547</text:p>
          </table:table-cell>
          <table:table-cell table:style-name="ce126" office:value-type="float" office:value="75.86" calcext:value-type="float">
            <text:p><text:s text:c="3"/>75.86</text:p>
          </table:table-cell>
          <table:table-cell table:style-name="ce116" office:value-type="float" office:value="946" calcext:value-type="float">
            <text:p><text:s text:c="3"/>946</text:p>
          </table:table-cell>
          <table:table-cell table:style-name="ce126" office:value-type="float" office:value="9.51" calcext:value-type="float">
            <text:p><text:s text:c="3"/>9.51</text:p>
          </table:table-cell>
          <table:table-cell table:style-name="ce116" office:value-type="float" office:value="7866" calcext:value-type="float">
            <text:p><text:s text:c="3"/>7,866</text:p>
          </table:table-cell>
          <table:table-cell table:style-name="ce136" office:value-type="float" office:value="79.06" calcext:value-type="float">
            <text:p><text:s text:c="3"/>79.06</text:p>
          </table:table-cell>
          <table:table-cell table:style-name="ce109" table:number-columns-repeated="1014"/>
        </table:table-row>
        <table:table-row table:style-name="ro25">
          <table:table-cell table:style-name="ce107"/>
          <table:table-cell table:style-name="ce117" table:number-columns-repeated="2"/>
          <table:table-cell table:style-name="ce127"/>
          <table:table-cell table:style-name="ce129"/>
          <table:table-cell table:style-name="ce127"/>
          <table:table-cell table:style-name="ce117"/>
          <table:table-cell table:style-name="ce127"/>
          <table:table-cell table:style-name="ce117"/>
          <table:table-cell table:style-name="ce137"/>
          <table:table-cell table:style-name="ce109" table:number-columns-repeated="1014"/>
        </table:table-row>
        <table:table-row table:style-name="ro19">
          <table:table-cell table:number-columns-repeated="8"/>
          <table:table-cell table:style-name="ce109"/>
          <table:table-cell table:style-name="ce138" office:value-type="string" calcext:value-type="string">
            <text:p>                <text:span text:style-name="T17">內</text:span><text:span text:style-name="T18"> </text:span><text:span text:style-name="T19">政</text:span><text:span text:style-name="T18"> </text:span><text:span text:style-name="T19">部</text:span><text:span text:style-name="T18"> </text:span><text:span text:style-name="T19">戶</text:span><text:span text:style-name="T18"> </text:span><text:span text:style-name="T19">政</text:span><text:span text:style-name="T18"> </text:span><text:span text:style-name="T19">司</text:span><text:span text:style-name="T18">  </text:span><text:span text:style-name="T19">民</text:span><text:span text:style-name="T18"> </text:span><text:span text:style-name="T19">國</text:span><text:span text:style-name="T18"> 99 </text:span><text:span text:style-name="T19">年</text:span><text:span text:style-name="T18"> 9 </text:span><text:span text:style-name="T19">月</text:span><text:span text:style-name="T18"> 7 </text:span><text:span text:style-name="T19">日</text:span><text:span text:style-name="T18"> </text:span><text:span text:style-name="T19">編製</text:span></text:p>
          </table:table-cell>
          <table:table-cell table:style-name="ce109" table:number-columns-repeated="1014"/>
        </table:table-row>
        <table:table-row table:style-name="ro11">
          <table:table-cell table:style-name="ce109" table:number-columns-repeated="1024"/>
        </table:table-row>
        <table:table-row table:style-name="ro10" table:number-rows-repeated="10485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資料分析" table:style-name="ta4">
        <table:table-column table:style-name="co19" table:number-columns-repeated="1024" table:default-cell-style-name="Default"/>
        <table:table-row table:style-name="ro1">
          <table:table-cell>
            <draw:frame table:end-cell-address="資料分析.H45" table:end-x="20.36mm" table:end-y="4.88mm" draw:z-index="0" draw:name="Picture 1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86" table:end-x="14.59mm" table:end-y="2.11mm" draw:z-index="1" draw:name="Picture 2" draw:style-name="gr1" draw:text-style-name="P1" svg:width="159.79mm" svg:height="213.7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–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2" loext:min-decimal-places="2" number:min-integer-digits="1" number:grouping="true"/>
    </number:number-style>
    <number:number-style style:name="N201P1" style:volatile="true">
      <number:text>–</number:text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908" style:display-name="一般_新表七+表九-公式99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千分位_5b_0_5d__5f_年月別" style:display-name="千分位[0]_年月別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mm" fo:margin-bottom="0mm" fo:margin-left="8.01mm" fo:margin-right="8.01mm" style:first-page-number="continue" style:scale-to="74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9mm" style:first-page-number="continue" style:scale-to="76%" style:table-centering="both" style:writing-mode="lr-tb"/>
      <style:header-style>
        <style:header-footer-properties fo:min-height="7.5mm" fo:margin-left="19mm" fo:margin-right="10mm" fo:margin-bottom="0mm"/>
      </style:header-style>
      <style:footer-style>
        <style:header-footer-properties fo:min-height="7.5mm" fo:margin-left="1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4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9-07T11:12:03</meta:creation-date>
    <dc:creator>user</dc:creator>
    <dc:date>2011-05-20T17:03:40</dc:date>
    <meta:print-date>2011-05-20T17:03:33</meta:print-date>
    <meta:document-statistic meta:table-count="4" meta:cell-count="1408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43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43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43" chart:label-cell-address="'data-1'.D3:'data-1'.D3" chart:class="chart:area">
            <chart:regression-curve chart:style-name="ch8"/>
            <chart:data-point chart:repeated="140"/>
          </chart:series>
          <chart:series chart:style-name="ch9" chart:values-cell-range-address="'data-1'.C4:'data-1'.C143" chart:label-cell-address="'data-1'.C3:'data-1'.C3" chart:class="chart:area">
            <chart:regression-curve chart:style-name="ch10"/>
            <chart:data-point chart:repeated="1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43</svg:desc>
                </draw:g>
              </table:table-cell>
              <table:table-cell office:value-type="float" office:value="5.74">
                <text:p>5.74</text:p>
                <draw:g>
                  <svg:desc>'data-1'.D4:'data-1'.D143</svg:desc>
                </draw:g>
              </table:table-cell>
              <table:table-cell office:value-type="float" office:value="11.71">
                <text:p>11.71</text:p>
                <draw:g>
                  <svg:desc>'data-1'.C4:'data-1'.C143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68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8mm" fo:min-width="13.4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43 'data-1'.D3:'data-1'.D3 'data-1'.D4:'data-1'.D143 'data-1'.C3:'data-1'.C3 'data-1'.C4:'data-1'.C1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1.62mm" table:end-y="4.21mm" draw:z-index="3" draw:name="Text 3" draw:style-name="gr6" draw:text-style-name="P5" svg:width="39.62mm" svg:height="7.51mm" svg:x="7.15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3.41mm" table:end-y="0.14mm" draw:z-index="5" draw:name="自動形狀 5" draw:style-name="gr7" draw:text-style-name="P6" svg:width="16.32mm" svg:height="10.44mm" svg:x="9.67mm" svg:y="3.2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26" table:end-x="15.82mm" table:end-y="2.74mm" draw:z-index="2" draw:name="Text 2" draw:style-name="gr8" draw:text-style-name="P3" svg:width="32.8mm" svg:height="7.11mm" svg:x="5.5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6.11mm" table:end-y="1.38mm" draw:z-index="8" draw:name="Text 15" draw:style-name="gr9" draw:text-style-name="P5" svg:width="14.6mm" svg:height="6.92mm" svg:x="14.08mm" svg:y="3.49mm">
              <text:p text:style-name="P1"><text:span text:style-name="T5">99.8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9年8月戶口統計資料分析</text:span></text:p>
      <text:p text:style-name="P2">內政部戶政司</text:p>
      <text:p text:style-name="P3"><text:span text:style-name="T5">99年9月7日</text:span></text:p>
      <text:p text:style-name="P4"><text:span text:style-name="T7">一、依據戶籍登記資料，截至</text:span><text:span text:style-name="T7">99年8月底</text:span><text:span text:style-name="T7">止，共有7</text:span><text:span text:style-name="T7">,</text:span><text:span text:style-name="T7">900,989戶，與上年同月比較增加</text:span><text:span text:style-name="T7">1</text:span><text:span text:style-name="T7">47,113戶</text:span><text:span text:style-name="T7">，</text:span><text:span text:style-name="T7">增加率為1.90%。就縣市別言，以臺北縣</text:span><text:span text:style-name="T7">1,</text:span><text:span text:style-name="T7">398,209戶最多，占總戶數</text:span><text:span text:style-name="T7">17.</text:span><text:span text:style-name="T7">70%</text:span><text:span text:style-name="T7">，</text:span><text:span text:style-name="T7">其次為臺北市977,408戶，占</text:span><text:span text:style-name="T7">1</text:span><text:span text:style-name="T7">2.37%，再其次為桃園縣670,330戶，占8.48%。</text:span></text:p>
      <text:p text:style-name="P5"><text:span text:style-name="T7">二、</text:span><text:span text:style-name="T9">99年8月底</text:span><text:span text:style-name="T9">人口數為</text:span><text:span text:style-name="T9">2</text:span><text:span text:style-name="T9">3</text:span><text:span text:style-name="T9">,</text:span><text:span text:style-name="T9">145,020人，與上年同月比較增加62,895人</text:span><text:span text:style-name="T9">，</text:span><text:span text:style-name="T9">人口增加率為2.72</text:span><text:span text:style-name="T9">‰</text:span><text:span text:style-name="T9">，平均每天增加172人</text:span><text:span text:style-name="T9">。</text:span><text:span text:style-name="T9">就縣市別言</text:span><text:span text:style-name="T9">，</text:span><text:span text:style-name="T9">與上年同月比較人口增加率最高者為金門縣49.55</text:span><text:span text:style-name="T9">‰</text:span><text:span text:style-name="T9">，其次為桃園縣16.67</text:span><text:span text:style-name="T9">‰</text:span><text:span text:style-name="T9">，再其次為澎湖縣12.57</text:span><text:span text:style-name="T9">‰</text:span><text:span text:style-name="T9">；至於基隆市反而減少8.33</text:span><text:span text:style-name="T9">‰</text:span><text:span text:style-name="T9">，其次為屏東縣減少7.27</text:span><text:span text:style-name="T9">‰</text:span><text:span text:style-name="T9">，再其次為雲林縣減少6.45</text:span><text:span text:style-name="T9">‰</text:span><text:span text:style-name="T9">。</text:span></text:p>
      <text:p text:style-name="P6"><text:span text:style-name="T9">三</text:span><text:span text:style-name="T7">、</text:span><text:span text:style-name="T9">99年8月底</text:span><text:span text:style-name="T9">男性人口為</text:span><text:span text:style-name="T9">11,</text:span><text:span text:style-name="T9">634,150人，女性人口為</text:span><text:span text:style-name="T9">11,</text:span><text:span text:style-name="T9">510,870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8，其次為臺東縣</text:span><text:span text:style-name="T9">11</text:span><text:span text:style-name="T9">0，再其次為雲林縣及嘉義縣</text:span><text:span text:style-name="T9">1</text:span><text:span text:style-name="T9">09；最低為臺北市93，其次為臺中市95，再其次為高雄市及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9年8月</text:span><text:span text:style-name="T9">嬰兒出生數為13,761人，平均約每3.2分鐘出生一個嬰兒；折合年粗出生率為7.00</text:span><text:span text:style-name="T9">‰</text:span><text:span text:style-name="T9">，較上年同月減少0.50個千分點。就縣市別言，</text:span><text:span text:style-name="T11">粗出生率最高為</text:span><text:span text:style-name="T9">連江</text:span><text:span text:style-name="T11">縣</text:span><text:span text:style-name="T9">之11.85</text:span><text:span text:style-name="T9">‰</text:span><text:span text:style-name="T9">，</text:span><text:span text:style-name="T14">其次為新竹市及金門縣</text:span><text:span text:style-name="T9">11.21</text:span><text:span text:style-name="T9">‰</text:span><text:span text:style-name="T9">，再其</text:span><text:span text:style-name="T11">次為新竹縣9.58</text:span><text:span text:style-name="T11">‰</text:span><text:span text:style-name="T11">；最低為</text:span><text:span text:style-name="T13">基隆市</text:span><text:span text:style-name="T11">5.28</text:span><text:span text:style-name="T11">‰</text:span><text:span text:style-name="T11">，</text:span><text:span text:style-name="T13">其次為</text:span><text:span text:style-name="T11">屏東縣5.57</text:span><text:span text:style-name="T11">‰</text:span><text:span text:style-name="T11">，再其次為臺南縣5.99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fo:font-size="14pt" style:font-size-asian="14pt"/>
    </style:style>
    <style:style style:name="T7" style:family="text">
      <style:text-properties style:font-name="標楷體" style:font-name-asian="標楷體" style:font-name-complex="標楷體" style:font-size-complex="14pt"/>
    </style:style>
    <style:style style:name="T8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9年8月</text:span><text:span text:style-name="T1">人口死亡數為12,184人，平均約每3.7分鐘死亡一個人；折合年粗死亡率為6.20</text:span><text:span text:style-name="T1">‰</text:span><text:span text:style-name="T1">，較上年同月增加0.17個千分點。就縣市別言，粗死亡率最高為澎湖縣之10.74</text:span><text:span text:style-name="T1">‰</text:span><text:span text:style-name="T1">，其次為花蓮縣9.67</text:span><text:span text:style-name="T1">‰</text:span><text:span text:style-name="T1">，再其次為屏東縣8.90</text:span><text:span text:style-name="T1">‰</text:span><text:span text:style-name="T1">；最低為臺北縣4.66</text:span><text:span text:style-name="T1">‰</text:span><text:span text:style-name="T1">，其次為</text:span><text:span text:style-name="T3">連江縣</text:span><text:span text:style-name="T1">4.74</text:span><text:span text:style-name="T1">‰</text:span><text:span text:style-name="T1">，再其次為桃園縣4.79</text:span><text:span text:style-name="T1">‰</text:span><text:span text:style-name="T1">。</text:span></text:p>
      <text:p text:style-name="P2"><text:span text:style-name="T1">六、</text:span><text:span text:style-name="T1">99年8月</text:span><text:span text:style-name="T1">結婚對數為</text:span><text:span text:style-name="T5">5,447</text:span><text:span text:style-name="T1">對，折合年粗結婚率為2.77</text:span><text:span text:style-name="T1">‰</text:span><text:span text:style-name="T1">，較上年同月減少0.60個千分點。就縣市別言，粗結婚率最高為臺北市3.34</text:span><text:span text:style-name="T1">‰</text:span><text:span text:style-name="T1">，其次為桃園縣3.11</text:span><text:span text:style-name="T1">‰</text:span><text:span text:style-name="T1">，再其次為新竹市3.10</text:span><text:span text:style-name="T1">‰</text:span><text:span text:style-name="T1">；最低為金門縣1.72</text:span><text:span text:style-name="T1">‰</text:span><text:span text:style-name="T1">，其次為澎湖縣2.20</text:span><text:span text:style-name="T1">‰</text:span><text:span text:style-name="T1">，再其次為</text:span><text:span text:style-name="T3">嘉義縣</text:span><text:span text:style-name="T1">2.23</text:span><text:span text:style-name="T1">‰</text:span><text:span text:style-name="T1">。</text:span></text:p>
      <text:p text:style-name="P3"><text:span text:style-name="T1">七、</text:span><text:span text:style-name="T1">99年8月</text:span><text:span text:style-name="T1">離婚對數為5,339對，折合年粗離婚率為2.72</text:span><text:span text:style-name="T1">‰</text:span><text:span text:style-name="T1">，較上年同月增加0.34個千分點。就縣市別言，粗離婚率最高為基隆市3.54</text:span><text:span text:style-name="T1">‰</text:span><text:span text:style-name="T1">，其次為桃園縣3.48</text:span><text:span text:style-name="T1">‰</text:span><text:span text:style-name="T1">，再其次為臺北縣3.07</text:span><text:span text:style-name="T1">‰</text:span><text:span text:style-name="T1">；最低為金門縣0.86</text:span><text:span text:style-name="T1">‰</text:span><text:span text:style-name="T1">，其次為</text:span><text:span text:style-name="T3">連江縣</text:span><text:span text:style-name="T1">1.18</text:span><text:span text:style-name="T1">‰</text:span><text:span text:style-name="T1">，再其次為彰化縣1.89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9年8月底</text:span><text:span text:style-name="T1">原住民人口數為510,203人，較上年同月增加8,701人，占總人口比率2.20%。就縣市別言，原住民人口數最多為花蓮縣90</text:span><text:span text:style-name="T1">,</text:span><text:span text:style-name="T1">921人，占原住民總人口數17.82%，其次為臺東縣80,072人，占15.69%，再其次為桃園縣</text:span><text:span text:style-name="T1">5</text:span><text:span text:style-name="T1">9</text:span><text:span text:style-name="T1">,</text:span><text:span text:style-name="T1">082人，占</text:span><text:span text:style-name="T1">1</text:span><text:span text:style-name="T1">1</text:span><text:span text:style-name="T1">.</text:span><text:span text:style-name="T1">58%；最少為連江縣僅122人，其次為澎湖縣292人，再其次為金門縣454人。</text:span></text:p>
      <text:p text:style-name="P3"><text:span text:style-name="T1">九、</text:span><text:span text:style-name="T1">99年8月底</text:span><text:span text:style-name="T1">0</text:span><text:span text:style-name="T7">至</text:span><text:span text:style-name="T1">14歲人口數為3,682,096人，占總人口比率15.91%；15</text:span><text:span text:style-name="T7">至</text:span><text:span text:style-name="T1">64歲人口數為16,984,820人，占73.38</text:span><text:span text:style-name="T4">%</text:span><text:span text:style-name="T8">；</text:span><text:span text:style-name="T1">65歲以上人口數為2,478,104人，占10.71</text:span><text:span text:style-name="T4">%</text:span><text:span text:style-name="T8">；至於20歲以上</text:span><text:span text:style-name="T1">人口數則為17,852,693人，占77.13</text:span><text:span text:style-name="T4">%</text:span><text:span text:style-name="T8">。</text:span><text:span text:style-name="T1">就縣市別言，0</text:span><text:span text:style-name="T7">至</text:span><text:span text:style-name="T1">14歲人口比率最高為新竹市19.35</text:span><text:span text:style-name="T4">%</text:span><text:span text:style-name="T1">，最低為金門縣13.40</text:span><text:span text:style-name="T4">%</text:span><text:span text:style-name="T8">；</text:span><text:span text:style-name="T1">15</text:span><text:span text:style-name="T7">至</text:span><text:span text:style-name="T1">64歲人口比率最高為臺北縣76.47%</text:span><text:span text:style-name="T8">，</text:span><text:span text:style-name="T1">最低為雲林縣69.53</text:span><text:span text:style-name="T4">%</text:span><text:span text:style-name="T8">；</text:span><text:span text:style-name="T1">65歲以上人口比率最高為嘉義縣15.65</text:span><text:span text:style-name="T4">%</text:span><text:span text:style-name="T8">，</text:span><text:span text:style-name="T1">最低為臺北縣8.19</text:span><text:span text:style-name="T4">%</text:span><text:span text:style-name="T8">；至於20歲以上</text:span><text:span text:style-name="T1">人口比率最高則為金門縣80.27</text:span><text:span text:style-name="T4">%</text:span><text:span text:style-name="T8">，</text:span><text:span text:style-name="T1">最低為新竹縣73.58</text:span><text:span text:style-name="T4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